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3"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2" svg:font-family="OpenSymbol"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0fba6"/>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text-properties fo:font-size="3pt" style:font-size-asian="4pt" style:font-size-complex="4pt"/>
    </style:style>
    <style:style style:name="P18" style:family="paragraph" style:parent-style-name="Header">
      <style:text-properties fo:font-size="14pt" style:font-size-asian="14pt" style:font-size-complex="14pt"/>
    </style:style>
    <style:style style:name="P19" style:family="paragraph" style:parent-style-name="Header">
      <style:paragraph-properties fo:text-align="end" style:justify-single-word="false"/>
      <style:text-properties fo:font-size="12pt" style:font-size-asian="12pt" style:font-size-complex="12pt"/>
    </style:style>
    <style:style style:name="P2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rsid="004811b5" officeooo:paragraph-rsid="004811b5"/>
    </style:style>
    <style:style style:name="P25" style:family="paragraph" style:parent-style-name="Folio">
      <style:paragraph-properties fo:text-align="center" style:justify-single-word="false"/>
      <style:text-properties fo:color="#ffffff" loext:opacity="100%" style:font-name="Bitstream Vera Sans" fo:font-size="8pt" fo:font-weight="bold" officeooo:rsid="0070c231" officeooo:paragraph-rsid="0070c231" style:font-size-asian="8pt" style:font-weight-asian="bold" style:font-size-complex="8pt" style:font-weight-complex="normal"/>
    </style:style>
    <style:style style:name="P26" style:family="paragraph" style:parent-style-name="_5f_Paragraphe_20_livret_20_" style:master-page-name="">
      <loext:graphic-properties draw:fill="none"/>
      <style:paragraph-properties fo:margin-left="0cm" fo:margin-right="0cm" fo:margin-top="0.3cm" fo:margin-bottom="0cm" style:contextual-spacing="false" fo:text-align="justify" style:justify-single-word="false" fo:text-indent="0cm" style:auto-text-indent="false" style:page-number="auto" fo:background-color="transparent" style:shadow="none">
        <style:tab-stops/>
      </style:paragraph-properties>
      <style:text-properties officeooo:paragraph-rsid="00647ebf"/>
    </style:style>
    <style:style style:name="P27" style:family="paragraph" style:parent-style-name="Standard" style:master-page-name="">
      <style:paragraph-properties fo:margin-top="0cm" fo:margin-bottom="0cm" style:contextual-spacing="false" style:page-number="auto" fo:break-before="auto" fo:break-after="auto"/>
      <style:text-properties style:font-name="Bitstream Vera Sans2" fo:font-size="10pt" style:font-size-asian="10pt" style:font-size-complex="10pt"/>
    </style:style>
    <style:style style:name="P28" style:family="paragraph" style:parent-style-name="Standard">
      <style:paragraph-properties fo:margin-top="0cm" fo:margin-bottom="0cm" style:contextual-spacing="false"/>
    </style:style>
    <style:style style:name="P29" style:family="paragraph" style:parent-style-name="_5f_Paragraphe_20_livret_20_">
      <style:text-properties officeooo:paragraph-rsid="00420552"/>
    </style:style>
    <style:style style:name="P30" style:family="paragraph" style:parent-style-name="_5f_Paragraphe_20_livret_20_">
      <style:text-properties officeooo:paragraph-rsid="00656331"/>
    </style:style>
    <style:style style:name="P31" style:family="paragraph" style:parent-style-name="_5f_Paragraphe_20_livret_20_">
      <style:text-properties officeooo:paragraph-rsid="006cf0ef"/>
    </style:style>
    <style:style style:name="P32" style:family="paragraph" style:parent-style-name="_5f_Paragraphe_20_livret_20_">
      <style:text-properties officeooo:paragraph-rsid="0071ebaf"/>
    </style:style>
    <style:style style:name="P33" style:family="paragraph" style:parent-style-name="_5f_Paragraphe_20_livret_20_">
      <style:paragraph-properties fo:margin-top="0.199cm" fo:margin-bottom="0cm" style:contextual-spacing="false"/>
      <style:text-properties officeooo:paragraph-rsid="00420552"/>
    </style:style>
    <style:style style:name="P34" style:family="paragraph" style:parent-style-name="_5f_Paragraphe_20_livret_20_">
      <style:paragraph-properties fo:margin-top="0.199cm" fo:margin-bottom="0cm" style:contextual-spacing="false"/>
      <style:text-properties officeooo:paragraph-rsid="006d01bb" fo:background-color="#ffff00"/>
    </style:style>
    <style:style style:name="P35" style:family="paragraph" style:parent-style-name="_5f_Paragraphe_20_livret_20_">
      <style:paragraph-properties fo:margin-top="0.4cm" fo:margin-bottom="0cm" style:contextual-spacing="false"/>
      <style:text-properties officeooo:paragraph-rsid="00420552"/>
    </style:style>
    <style:style style:name="P36" style:family="paragraph" style:parent-style-name="_5f_Paragraphe_20_livret_20_">
      <style:paragraph-properties fo:margin-top="0.4cm" fo:margin-bottom="0cm" style:contextual-spacing="false"/>
      <style:text-properties fo:font-style="normal" officeooo:paragraph-rsid="00420552" style:font-style-asian="normal" style:font-style-complex="normal"/>
    </style:style>
    <style:style style:name="P37" style:family="paragraph" style:parent-style-name="_5f_Paragraphe_20_livret_20_">
      <style:paragraph-properties fo:margin-top="0.4cm" fo:margin-bottom="0cm" style:contextual-spacing="false"/>
      <style:text-properties officeooo:paragraph-rsid="006ba6a4"/>
    </style:style>
    <style:style style:name="P38" style:family="paragraph" style:parent-style-name="_5f_Paragraphe_20_livret_20_">
      <style:paragraph-properties fo:margin-top="0.4cm" fo:margin-bottom="0cm" style:contextual-spacing="false"/>
      <style:text-properties officeooo:paragraph-rsid="006cf0ef" fo:background-color="#ffff00"/>
    </style:style>
    <style:style style:name="P39" style:family="paragraph" style:parent-style-name="FILET_5f_POINTILLES">
      <style:paragraph-properties style:line-height-at-least="0.801cm"/>
      <style:text-properties officeooo:paragraph-rsid="00563220"/>
    </style:style>
    <style:style style:name="P40" style:family="paragraph" style:parent-style-name="_5f_Paragraphe_20_livret_20_">
      <style:paragraph-properties fo:margin-top="0.3cm" fo:margin-bottom="0cm" style:contextual-spacing="false"/>
      <style:text-properties officeooo:paragraph-rsid="00420552"/>
    </style:style>
    <style:style style:name="P41" style:family="paragraph" style:parent-style-name="Standard">
      <loext:graphic-properties draw:fill="solid" draw:fill-color="#ffff00"/>
      <style:paragraph-properties fo:margin-top="0.3cm" fo:margin-bottom="0cm" style:contextual-spacing="false" fo:background-color="#ffff00" style:shadow="none"/>
      <style:text-properties officeooo:paragraph-rsid="0071ebaf" fo:background-color="#ffff00"/>
    </style:style>
    <style:style style:name="P42" style:family="paragraph" style:parent-style-name="_5f_Paragraphe_20_livret_20_">
      <loext:graphic-properties draw:fill="solid" draw:fill-color="#ffff00"/>
      <style:paragraph-properties fo:margin-top="0.3cm" fo:margin-bottom="0cm" style:contextual-spacing="false" fo:background-color="#ffff00" style:shadow="none"/>
      <style:text-properties officeooo:paragraph-rsid="0071ebaf" fo:background-color="#ffff00"/>
    </style:style>
    <style:style style:name="P43" style:family="paragraph" style:parent-style-name="_5f_Paragraphe_20_livret_20_">
      <loext:graphic-properties draw:fill="solid" draw:fill-color="#ffff00"/>
      <style:paragraph-properties fo:margin-top="0.3cm" fo:margin-bottom="0cm" style:contextual-spacing="false" style:line-height-at-least="0.801cm" fo:background-color="#ffff00" style:shadow="none">
        <style:tab-stops>
          <style:tab-stop style:position="9.79cm" style:type="right" style:leader-style="dotted" style:leader-text="."/>
        </style:tab-stops>
      </style:paragraph-properties>
      <style:text-properties officeooo:paragraph-rsid="0071ebaf" fo:background-color="#ffff00"/>
    </style:style>
    <style:style style:name="P44" style:family="paragraph" style:parent-style-name="_5f_Paragraphe_20_livret_20_">
      <style:paragraph-properties fo:margin-top="0.499cm" fo:margin-bottom="0cm" style:contextual-spacing="false"/>
      <style:text-properties officeooo:paragraph-rsid="0060fcc6"/>
    </style:style>
    <style:style style:name="P45" style:family="paragraph" style:parent-style-name="_5f_Paragraphe_20_livret_20_">
      <style:paragraph-properties fo:margin-top="0.349cm" fo:margin-bottom="0cm" style:contextual-spacing="false"/>
      <style:text-properties officeooo:paragraph-rsid="00420552"/>
    </style:style>
    <style:style style:name="P46" style:family="paragraph" style:parent-style-name="Standard">
      <style:paragraph-properties fo:margin-top="0.4cm" fo:margin-bottom="0.101cm" style:contextual-spacing="false"/>
    </style:style>
    <style:style style:name="P47" style:family="paragraph" style:parent-style-name="_5f_Paragraphe_20_livret_20_">
      <style:paragraph-properties fo:margin-top="0.298cm" fo:margin-bottom="0.399cm" style:contextual-spacing="false" fo:line-height="100%"/>
      <style:text-properties officeooo:paragraph-rsid="006cf0ef"/>
    </style:style>
    <style:style style:name="P48" style:family="paragraph" style:parent-style-name="_5f_Paragraphe_20_livret_20_">
      <style:paragraph-properties fo:margin-top="0.198cm" fo:margin-bottom="0.298cm" style:contextual-spacing="false" fo:line-height="100%"/>
      <style:text-properties officeooo:paragraph-rsid="006cf0ef"/>
    </style:style>
    <style:style style:name="P49" style:family="paragraph" style:parent-style-name="FILET_5f_POINTILLES">
      <style:paragraph-properties fo:margin-top="0.199cm" fo:margin-bottom="0cm" style:contextual-spacing="false" fo:line-height="100%"/>
      <style:text-properties officeooo:paragraph-rsid="006d01bb"/>
    </style:style>
    <style:style style:name="P50" style:family="paragraph" style:parent-style-name="Exo_5f_Num">
      <style:paragraph-properties fo:margin-top="0.4cm" fo:margin-bottom="0.101cm" style:contextual-spacing="false"/>
    </style:style>
    <style:style style:name="P51" style:family="paragraph" style:parent-style-name="Exo_5f_Num" style:master-page-name="">
      <style:paragraph-properties style:page-number="auto" fo:break-before="column"/>
    </style:style>
    <style:style style:name="P52" style:family="paragraph" style:parent-style-name="Exo_5f_Num">
      <style:paragraph-properties fo:margin-top="0.598cm" fo:margin-bottom="0cm" style:contextual-spacing="false"/>
    </style:style>
    <style:style style:name="P53" style:family="paragraph" style:parent-style-name="Exo_5f_Num">
      <style:paragraph-properties fo:margin-top="1.02cm" fo:margin-bottom="0.199cm" style:contextual-spacing="false"/>
      <style:text-properties officeooo:paragraph-rsid="00656331"/>
    </style:style>
    <style:style style:name="P54" style:family="paragraph" style:parent-style-name="Exo_5f_Num">
      <style:paragraph-properties fo:margin-top="0.52cm" fo:margin-bottom="0.101cm" style:contextual-spacing="false"/>
    </style:style>
    <style:style style:name="P55" style:family="paragraph" style:parent-style-name="Exo_5f_Num">
      <style:paragraph-properties fo:margin-top="0.529cm" fo:margin-bottom="0.101cm" style:contextual-spacing="false" fo:break-before="column"/>
    </style:style>
    <style:style style:name="P56" style:family="paragraph" style:parent-style-name="Exo_5f_Num">
      <style:paragraph-properties fo:margin-top="0.499cm" fo:margin-bottom="0.101cm" style:contextual-spacing="false"/>
    </style:style>
    <style:style style:name="P57" style:family="paragraph" style:parent-style-name="Exo_5f_Num">
      <style:paragraph-properties fo:margin-top="0.7cm" fo:margin-bottom="0.199cm" style:contextual-spacing="false" fo:break-before="column"/>
    </style:style>
    <style:style style:name="P58" style:family="paragraph" style:parent-style-name="Exo_5f_Num">
      <style:paragraph-properties fo:margin-top="0.7cm" fo:margin-bottom="0.101cm" style:contextual-spacing="false"/>
    </style:style>
    <style:style style:name="P59" style:family="paragraph" style:parent-style-name="Exo_5f_Num">
      <style:paragraph-properties fo:margin-top="0.921cm" fo:margin-bottom="0.199cm" style:contextual-spacing="false"/>
    </style:style>
    <style:style style:name="P60" style:family="paragraph" style:parent-style-name="Exo_5f_Num" style:master-page-name="_5f_Fiche_20_éditeur_20_série_20_2_20_une_20_colonne_20_impaire_20__28_G_29_">
      <style:paragraph-properties fo:margin-top="0.499cm" fo:margin-bottom="0.199cm" style:contextual-spacing="false" style:page-number="auto"/>
    </style:style>
    <style:style style:name="P61" style:family="paragraph" style:parent-style-name="Exo_5f_Num" style:list-style-name="" style:master-page-name="">
      <style:paragraph-properties fo:margin-top="0.199cm" fo:margin-bottom="0cm" style:contextual-spacing="false" style:page-number="auto" style:writing-mode="lr-tb"/>
      <style:text-properties officeooo:paragraph-rsid="006ba6a4"/>
    </style:style>
    <style:style style:name="P62" style:family="paragraph" style:parent-style-name="Exo_5f_Num" style:list-style-name="" style:master-page-name="">
      <style:paragraph-properties fo:margin-top="0.199cm" fo:margin-bottom="0cm" style:contextual-spacing="false" style:page-number="auto" style:writing-mode="lr-tb"/>
      <style:text-properties officeooo:paragraph-rsid="006ba6a4"/>
    </style:style>
    <style:style style:name="P63" style:family="paragraph" style:parent-style-name="Exo_5f_Num" style:list-style-name="" style:master-page-name="">
      <style:paragraph-properties fo:margin-top="0.199cm" fo:margin-bottom="0cm" style:contextual-spacing="false" style:page-number="auto" style:writing-mode="lr-tb"/>
      <style:text-properties officeooo:paragraph-rsid="006ba6a4"/>
    </style:style>
    <style:style style:name="P64" style:family="paragraph" style:parent-style-name="Exo_5f_Num" style:list-style-name="" style:master-page-name="">
      <style:paragraph-properties fo:margin-top="0.199cm" fo:margin-bottom="0cm" style:contextual-spacing="false" style:page-number="auto" style:writing-mode="lr-tb"/>
      <style:text-properties officeooo:paragraph-rsid="006ba6a4"/>
    </style:style>
    <style:style style:name="P65" style:family="paragraph" style:parent-style-name="Standard" style:list-style-name="liste_5f_abc" style:master-page-name="">
      <style:paragraph-properties fo:margin-top="0cm" fo:margin-bottom="0cm" style:contextual-spacing="false" style:page-number="auto" fo:break-before="auto" fo:break-after="auto"/>
    </style:style>
    <style:style style:name="P66" style:family="paragraph" style:parent-style-name="Standard" style:list-style-name="liste_5f_abc">
      <style:paragraph-properties fo:margin-top="0cm" fo:margin-bottom="0cm" style:contextual-spacing="false"/>
    </style:style>
    <style:style style:name="P67" style:family="paragraph" style:parent-style-name="Standard" style:list-style-name="liste_5f_abc" style:master-page-name="">
      <style:paragraph-properties fo:margin-top="0cm" fo:margin-bottom="0cm" style:contextual-spacing="false" style:line-height-at-least="0.6cm" fo:text-align="justify" style:justify-single-word="false" style:page-number="auto">
        <style:tab-stops>
          <style:tab-stop style:position="0cm"/>
          <style:tab-stop style:position="9.2cm" style:type="right" style:leader-style="dotted" style:leader-text="."/>
        </style:tab-stops>
      </style:paragraph-properties>
      <style:text-properties officeooo:paragraph-rsid="006ba6a4"/>
    </style:style>
    <style:style style:name="P68" style:family="paragraph" style:parent-style-name="Standard" style:list-style-name="liste_5f_abc">
      <style:paragraph-properties fo:margin-top="0.199cm" fo:margin-bottom="0cm" style:contextual-spacing="false"/>
    </style:style>
    <style:style style:name="P69" style:family="paragraph" style:parent-style-name="Standard" style:list-style-name="liste_5f_abc">
      <style:paragraph-properties fo:margin-top="0.199cm" fo:margin-bottom="0.101cm" style:contextual-spacing="false" style:shadow="none"/>
    </style:style>
    <style:style style:name="P70" style:family="paragraph" style:parent-style-name="Standard" style:master-page-name="_5f_Fiche_20_éditeur_20_série_20_2_20_une_20_colonne_20_impaire_20__28_G_29_">
      <style:paragraph-properties style:page-number="auto" fo:break-before="column"/>
    </style:style>
    <style:style style:name="P71" style:family="paragraph" style:parent-style-name="Standard" style:list-style-name="_5f_Numérotation_20_des_20_exercices_20_livrets">
      <loext:graphic-properties draw:fill="solid" draw:fill-color="#ffff00"/>
      <style:paragraph-properties fo:margin-top="0.3cm" fo:margin-bottom="0cm" style:contextual-spacing="false" fo:background-color="#ffff00" style:shadow="none"/>
      <style:text-properties officeooo:paragraph-rsid="00728b2b" fo:background-color="#ffff00"/>
    </style:style>
    <style:style style:name="P72" style:family="paragraph" style:parent-style-name="Standard" style:list-style-name="_5f_Numérotation_20_des_20_exercices_20_livrets">
      <loext:graphic-properties draw:fill="solid" draw:fill-color="#ffff00"/>
      <style:paragraph-properties fo:margin-top="0.3cm" fo:margin-bottom="0cm" style:contextual-spacing="false" fo:background-color="#ffff00" style:shadow="none"/>
      <style:text-properties officeooo:paragraph-rsid="00738179" fo:background-color="#ffff00"/>
    </style:style>
    <style:style style:name="P73" style:family="paragraph" style:parent-style-name="_5f_Paragraphe_20_livret_20_">
      <style:paragraph-properties fo:margin-top="0cm" fo:margin-bottom="0cm" style:contextual-spacing="false" style:line-height-at-least="0.6cm" fo:text-align="justify" style:justify-single-word="false">
        <style:tab-stops>
          <style:tab-stop style:position="0cm"/>
          <style:tab-stop style:position="9.2cm" style:type="right" style:leader-style="dotted" style:leader-text="."/>
        </style:tab-stops>
      </style:paragraph-properties>
      <style:text-properties officeooo:paragraph-rsid="006ba6a4"/>
    </style:style>
    <style:style style:name="P74" style:family="paragraph" style:parent-style-name="_5f_Paragraphe_20_livret_20_" style:list-style-name="liste_5f_abc">
      <style:paragraph-properties fo:margin-top="0cm" fo:margin-bottom="0cm" style:contextual-spacing="false" style:line-height-at-least="0.6cm">
        <style:tab-stops>
          <style:tab-stop style:position="0cm"/>
          <style:tab-stop style:position="9.2cm" style:type="right" style:leader-style="dotted" style:leader-text="."/>
        </style:tab-stops>
      </style:paragraph-properties>
      <style:text-properties officeooo:paragraph-rsid="006ba6a4"/>
    </style:style>
    <style:style style:name="P75" style:family="paragraph" style:parent-style-name="_5f_Paragraphe_20_livret_20_" style:list-style-name="liste_5f_abc">
      <style:paragraph-properties fo:margin-top="0.199cm" fo:margin-bottom="0cm" style:contextual-spacing="false"/>
      <style:text-properties officeooo:paragraph-rsid="00420552"/>
    </style:style>
    <style:style style:name="P76" style:family="paragraph" style:parent-style-name="_5f_Paragraphe_20_livret_20_" style:list-style-name="liste_5f_abc">
      <style:paragraph-properties fo:margin-top="0.199cm" fo:margin-bottom="0cm" style:contextual-spacing="false"/>
      <style:text-properties officeooo:paragraph-rsid="006ba6a4"/>
    </style:style>
    <style:style style:name="P77" style:family="paragraph" style:parent-style-name="_5f_Paragraphe_20_livret_20_" style:list-style-name="Numéro_20_dans_20_exercice">
      <style:paragraph-properties fo:margin-top="0.199cm" fo:margin-bottom="0cm" style:contextual-spacing="false"/>
      <style:text-properties officeooo:paragraph-rsid="006ba6a4" fo:background-color="#ffff00"/>
    </style:style>
    <style:style style:name="P78" style:family="paragraph" style:parent-style-name="_5f_Paragraphe_20_livret_20_" style:list-style-name="Numéro_20_dans_20_exercice">
      <style:paragraph-properties fo:margin-top="0.199cm" fo:margin-bottom="0cm" style:contextual-spacing="false"/>
      <style:text-properties officeooo:paragraph-rsid="0075a73b" fo:background-color="#ffff00"/>
    </style:style>
    <style:style style:name="P79" style:family="paragraph" style:parent-style-name="_5f_Paragraphe_20_livret_20_" style:list-style-name="Numéro_20_dans_20_exercice">
      <style:paragraph-properties fo:margin-top="0.199cm" fo:margin-bottom="0cm" style:contextual-spacing="false"/>
      <style:text-properties officeooo:paragraph-rsid="006cf0ef" fo:background-color="#ffff00"/>
    </style:style>
    <style:style style:name="P80" style:family="paragraph" style:parent-style-name="_5f_Paragraphe_20_livret_20_" style:list-style-name="_5f_Numérotation_20_des_20_exercices_20_livrets">
      <style:paragraph-properties fo:margin-top="0.199cm" fo:margin-bottom="0cm" style:contextual-spacing="false"/>
      <style:text-properties officeooo:paragraph-rsid="006d01bb" fo:background-color="#ffff00"/>
    </style:style>
    <style:style style:name="P81" style:family="paragraph" style:parent-style-name="_5f_Paragraphe_20_livret_20_">
      <style:paragraph-properties fo:margin-top="0.199cm" fo:margin-bottom="0cm" style:contextual-spacing="false"/>
      <style:text-properties officeooo:paragraph-rsid="006ba6a4" fo:background-color="#ffff00"/>
    </style:style>
    <style:style style:name="P82" style:family="paragraph" style:parent-style-name="_5f_Paragraphe_20_livret_20_" style:list-style-name="Numéro_20_dans_20_exercice">
      <style:paragraph-properties fo:margin-top="0.199cm" fo:margin-bottom="0cm" style:contextual-spacing="false" fo:line-height="100%"/>
      <style:text-properties officeooo:paragraph-rsid="006cf0ef" fo:background-color="#ffff00"/>
    </style:style>
    <style:style style:name="P83" style:family="paragraph" style:parent-style-name="_5f_Paragraphe_20_livret_20_">
      <style:paragraph-properties fo:margin-top="0.199cm" fo:margin-bottom="0cm" style:contextual-spacing="false" fo:line-height="100%"/>
      <style:text-properties officeooo:paragraph-rsid="006cf0ef" fo:background-color="#ffff00"/>
    </style:style>
    <style:style style:name="P84" style:family="paragraph" style:parent-style-name="_5f_Paragraphe_20_livret_20_" style:list-style-name="_5f_Numérotation_20_des_20_exercices_20_livrets">
      <style:paragraph-properties fo:margin-top="0.199cm" fo:margin-bottom="0cm" style:contextual-spacing="false" fo:line-height="100%"/>
      <style:text-properties officeooo:paragraph-rsid="006d01bb" fo:background-color="#ffff00"/>
    </style:style>
    <style:style style:name="P85" style:family="paragraph" style:parent-style-name="_5f_Paragraphe_20_livret_20_">
      <style:paragraph-properties fo:margin-top="0.199cm" fo:margin-bottom="0cm" style:contextual-spacing="false" fo:line-height="100%"/>
      <style:text-properties officeooo:paragraph-rsid="006d01bb" fo:background-color="#ffff00"/>
    </style:style>
    <style:style style:name="P86" style:family="paragraph" style:parent-style-name="_5f_Paragraphe_20_livret_20_" style:list-style-name="liste_5f_abc">
      <style:paragraph-properties fo:margin-top="0.199cm" fo:margin-bottom="0cm" style:contextual-spacing="false" fo:text-align="justify" style:justify-single-word="false">
        <style:tab-stops/>
      </style:paragraph-properties>
      <style:text-properties officeooo:paragraph-rsid="00656331"/>
    </style:style>
    <style:style style:name="P87" style:family="paragraph" style:parent-style-name="_5f_Paragraphe_20_livret_20_" style:list-style-name="_5f_Numérotation_20_des_20_exercices_20_livrets">
      <style:paragraph-properties fo:margin-top="0.199cm" fo:margin-bottom="0cm" style:contextual-spacing="false"/>
      <style:text-properties style:font-name="Bitstream Vera Sans2" fo:font-size="10pt" fo:font-style="normal" officeooo:paragraph-rsid="006d01bb" style:font-size-asian="10pt" style:font-style-asian="normal" style:font-size-complex="10pt" style:font-style-complex="normal"/>
    </style:style>
    <style:style style:name="P88" style:family="paragraph" style:parent-style-name="_5f_Paragraphe_20_livret_20_" style:list-style-name="Numéro_20_dans_20_exercice">
      <style:paragraph-properties fo:margin-top="0.199cm" fo:margin-bottom="0cm" style:contextual-spacing="false"/>
      <style:text-properties style:font-name="Bitstream Vera Sans2" fo:font-size="10pt" officeooo:paragraph-rsid="007979af" fo:background-color="#ffff00" style:font-size-asian="10pt" style:font-size-complex="10pt"/>
    </style:style>
    <style:style style:name="P89" style:family="paragraph" style:parent-style-name="_5f_Paragraphe_20_livret_20_" style:list-style-name="Numéro_20_dans_20_exercice">
      <style:paragraph-properties fo:margin-top="0.199cm" fo:margin-bottom="0cm" style:contextual-spacing="false" fo:line-height="100%"/>
      <style:text-properties style:font-name="Bitstream Vera Sans2" fo:font-style="normal" officeooo:paragraph-rsid="006cf0ef" fo:background-color="#ffff00" style:font-style-asian="normal" style:font-style-complex="normal"/>
    </style:style>
    <style:style style:name="P90" style:family="paragraph" style:parent-style-name="_5f_Paragraphe_20_livret_20_" style:list-style-name="_5f_Numérotation_20_des_20_exercices_20_livrets">
      <style:paragraph-properties fo:margin-top="0.199cm" fo:margin-bottom="0cm" style:contextual-spacing="false"/>
      <style:text-properties officeooo:paragraph-rsid="006d01bb"/>
    </style:style>
    <style:style style:name="P91" style:family="paragraph" style:parent-style-name="_5f_Paragraphe_20_livret_20_" style:list-style-name="_5f_Numérotation_20_des_20_exercices_20_livrets">
      <style:paragraph-properties fo:margin-top="0.199cm" fo:margin-bottom="0cm" style:contextual-spacing="false"/>
      <style:text-properties style:text-position="0% 100%" style:font-name="Bitstream Vera Sans2" fo:font-size="10pt" fo:font-style="normal" officeooo:paragraph-rsid="006d01bb" style:font-size-asian="10pt" style:font-style-asian="normal" style:font-size-complex="10pt" style:font-style-complex="normal"/>
    </style:style>
    <style:style style:name="P92" style:family="paragraph" style:parent-style-name="_5f_Paragraphe_20_livret_20_" style:list-style-name="_5f_Numérotation_20_des_20_exercices_20_livrets">
      <style:paragraph-properties fo:margin-top="0.199cm" fo:margin-bottom="0cm" style:contextual-spacing="false"/>
      <style:text-properties style:text-position="0% 100%" style:font-name="Bitstream Vera Sans2" fo:font-size="10pt" fo:font-style="normal" officeooo:paragraph-rsid="006d01bb" style:font-name-asian="OpenSymbol1" style:font-size-asian="10pt" style:font-style-asian="normal" style:font-name-complex="OpenSymbol1" style:font-size-complex="10pt" style:font-style-complex="normal"/>
    </style:style>
    <style:style style:name="P93" style:family="paragraph" style:parent-style-name="_5f_Paragraphe_20_livret_20_">
      <style:paragraph-properties fo:margin-top="0.199cm" fo:margin-bottom="0cm" style:contextual-spacing="false"/>
      <style:text-properties officeooo:paragraph-rsid="006ba6a4"/>
    </style:style>
    <style:style style:name="P94" style:family="paragraph" style:parent-style-name="_5f_Paragraphe_20_livret_20_">
      <style:paragraph-properties fo:margin-top="0.199cm" fo:margin-bottom="0cm" style:contextual-spacing="false"/>
      <style:text-properties officeooo:paragraph-rsid="0075a73b"/>
    </style:style>
    <style:style style:name="P95" style:family="paragraph" style:parent-style-name="_5f_Paragraphe_20_livret_20_" style:list-style-name="Numéro_20_dans_20_exercice">
      <style:paragraph-properties fo:margin-top="0.199cm" fo:margin-bottom="0cm" style:contextual-spacing="false"/>
      <style:text-properties officeooo:paragraph-rsid="0075a73b"/>
    </style:style>
    <style:style style:name="P96" style:family="paragraph" style:parent-style-name="_5f_Paragraphe_20_livret_20_" style:list-style-name="Numéro_20_dans_20_exercice">
      <style:paragraph-properties fo:margin-top="0.199cm" fo:margin-bottom="0cm" style:contextual-spacing="false"/>
      <style:text-properties officeooo:paragraph-rsid="007a7e0f"/>
    </style:style>
    <style:style style:name="P97" style:family="paragraph" style:parent-style-name="_5f_Paragraphe_20_livret_20_" style:list-style-name="Numéro_20_dans_20_exercice">
      <style:paragraph-properties fo:margin-top="0.199cm" fo:margin-bottom="0cm" style:contextual-spacing="false"/>
      <style:text-properties officeooo:paragraph-rsid="007979af"/>
    </style:style>
    <style:style style:name="P98" style:family="paragraph" style:parent-style-name="_5f_Paragraphe_20_livret_20_">
      <style:paragraph-properties fo:margin-top="0.199cm" fo:margin-bottom="0cm" style:contextual-spacing="false"/>
      <style:text-properties officeooo:paragraph-rsid="007a7e0f"/>
    </style:style>
    <style:style style:name="P99" style:family="paragraph" style:parent-style-name="_5f_Paragraphe_20_livret_20_" style:list-style-name="Numéro_20_dans_20_exercice">
      <style:paragraph-properties fo:margin-top="0.199cm" fo:margin-bottom="0cm" style:contextual-spacing="false"/>
      <style:text-properties style:use-window-font-color="true" loext:opacity="0%" officeooo:paragraph-rsid="006cf0ef" fo:background-color="#ffff00"/>
    </style:style>
    <style:style style:name="P100" style:family="paragraph" style:parent-style-name="_5f_Paragraphe_20_livret_20_">
      <style:paragraph-properties fo:margin-top="0.199cm" fo:margin-bottom="0cm" style:contextual-spacing="false" fo:line-height="100%"/>
      <style:text-properties officeooo:paragraph-rsid="006cf0ef"/>
    </style:style>
    <style:style style:name="P101" style:family="paragraph" style:parent-style-name="_5f_Paragraphe_20_livret_20_">
      <style:paragraph-properties fo:margin-top="0.199cm" fo:margin-bottom="0cm" style:contextual-spacing="false" fo:line-height="100%"/>
      <style:text-properties officeooo:paragraph-rsid="006d01bb"/>
    </style:style>
    <style:style style:name="P102" style:family="paragraph" style:parent-style-name="_5f_Paragraphe_20_livret_20_">
      <style:paragraph-properties fo:margin-top="0.199cm" fo:margin-bottom="0cm" style:contextual-spacing="false" fo:line-height="100%"/>
      <style:text-properties officeooo:rsid="007979af" officeooo:paragraph-rsid="007979af"/>
    </style:style>
    <style:style style:name="P103" style:family="paragraph" style:parent-style-name="_5f_Paragraphe_20_livret_20_" style:list-style-name="_5f_Numérotation_20_des_20_exercices_20_livrets">
      <style:paragraph-properties fo:margin-top="0.101cm" fo:margin-bottom="0cm" style:contextual-spacing="false"/>
      <style:text-properties officeooo:paragraph-rsid="004d7dcf"/>
    </style:style>
    <style:style style:name="P104" style:family="paragraph" style:parent-style-name="_5f_Paragraphe_20_livret_20_" style:list-style-name="_5f_Numérotation_20_des_20_exercices_20_livrets">
      <style:paragraph-properties fo:margin-top="0.15cm" fo:margin-bottom="0cm" style:contextual-spacing="false"/>
      <style:text-properties officeooo:paragraph-rsid="006ba6a4"/>
    </style:style>
    <style:style style:name="P105" style:family="paragraph" style:parent-style-name="_5f_Paragraphe_20_livret_20_" style:list-style-name="Numéro_20_dans_20_exercice">
      <style:paragraph-properties fo:margin-top="0.15cm" fo:margin-bottom="0cm" style:contextual-spacing="false"/>
      <style:text-properties officeooo:paragraph-rsid="006ba6a4"/>
    </style:style>
    <style:style style:name="P106" style:family="paragraph" style:parent-style-name="_5f_Paragraphe_20_livret_20_" style:list-style-name="Numéro_20_dans_20_exercice">
      <style:paragraph-properties fo:margin-top="0.4cm" fo:margin-bottom="0cm" style:contextual-spacing="false"/>
      <style:text-properties officeooo:paragraph-rsid="006ba6a4"/>
    </style:style>
    <style:style style:name="P107" style:family="paragraph" style:parent-style-name="_5f_Paragraphe_20_livret_20_" style:list-style-name="Numéro_20_dans_20_exercice">
      <style:paragraph-properties fo:margin-top="0.4cm" fo:margin-bottom="0cm" style:contextual-spacing="false"/>
      <style:text-properties style:use-window-font-color="true" loext:opacity="0%" officeooo:paragraph-rsid="006cf0ef"/>
    </style:style>
    <style:style style:name="P108" style:family="paragraph" style:parent-style-name="_5f_Paragraphe_20_livret_20_" style:list-style-name="Numéro_20_dans_20_exercice">
      <style:paragraph-properties fo:margin-top="0.4cm" fo:margin-bottom="0cm" style:contextual-spacing="false"/>
      <style:text-properties style:font-name="Bitstream Vera Sans2" fo:font-size="10pt" officeooo:paragraph-rsid="007979af" fo:background-color="#ffff00" style:font-size-asian="10pt" style:font-size-complex="10pt"/>
    </style:style>
    <style:style style:name="P109" style:family="paragraph" style:parent-style-name="_5f_Paragraphe_20_livret_20_" style:list-style-name="_5f_Numérotation_20_des_20_exercices_20_livrets">
      <style:paragraph-properties fo:margin-top="0.4cm" fo:margin-bottom="0cm" style:contextual-spacing="false"/>
      <style:text-properties officeooo:paragraph-rsid="00420552"/>
    </style:style>
    <style:style style:name="P110" style:family="paragraph" style:parent-style-name="_5f_Paragraphe_20_livret_20_" style:list-style-name="liste_5f_abc">
      <style:paragraph-properties fo:margin-top="0.42cm" fo:margin-bottom="0cm" style:contextual-spacing="false" fo:text-align="justify" style:justify-single-word="false">
        <style:tab-stops/>
      </style:paragraph-properties>
      <style:text-properties officeooo:paragraph-rsid="00656331"/>
    </style:style>
    <style:style style:name="P111" style:family="paragraph" style:parent-style-name="_5f_Paragraphe_20_livret_20_" style:list-style-name="Numéro_20_dans_20_exercice">
      <style:paragraph-properties fo:margin-top="0.349cm" fo:margin-bottom="0cm" style:contextual-spacing="false"/>
      <style:text-properties style:use-window-font-color="true" loext:opacity="0%" officeooo:paragraph-rsid="00420552"/>
    </style:style>
    <style:style style:name="P112" style:family="paragraph" style:parent-style-name="_5f_Paragraphe_20_livret_20_" style:list-style-name="Numéro_20_dans_20_exercice">
      <style:paragraph-properties fo:margin-top="0.349cm" fo:margin-bottom="0cm" style:contextual-spacing="false"/>
      <style:text-properties officeooo:paragraph-rsid="00420552"/>
    </style:style>
    <style:style style:name="P113" style:family="paragraph" style:parent-style-name="_5f_Paragraphe_20_livret_20_" style:list-style-name="_5f_Numérotation_20_des_20_exercices_20_livrets">
      <style:paragraph-properties fo:margin-top="0.349cm" fo:margin-bottom="0cm" style:contextual-spacing="false"/>
      <style:text-properties officeooo:paragraph-rsid="00420552"/>
    </style:style>
    <style:style style:name="P114" style:family="paragraph" style:parent-style-name="_5f_Paragraphe_20_livret_20_" style:list-style-name="_5f_Numérotation_20_des_20_exercices_20_livrets">
      <style:paragraph-properties fo:margin-top="0.3cm" fo:margin-bottom="0cm" style:contextual-spacing="false"/>
      <style:text-properties officeooo:paragraph-rsid="00420552"/>
    </style:style>
    <style:style style:name="P115" style:family="paragraph" style:parent-style-name="_5f_Paragraphe_20_livret_20_" style:list-style-name="_5f_Numérotation_20_des_20_exercices_20_livrets">
      <loext:graphic-properties draw:fill="solid" draw:fill-color="#ffff00"/>
      <style:paragraph-properties fo:margin-top="0.3cm" fo:margin-bottom="0cm" style:contextual-spacing="false" fo:background-color="#ffff00" style:shadow="none"/>
      <style:text-properties officeooo:paragraph-rsid="0071ebaf" fo:background-color="#ffff00"/>
    </style:style>
    <style:style style:name="P116" style:family="paragraph" style:parent-style-name="_5f_Paragraphe_20_livret_20_" style:list-style-name="_5f_Numérotation_20_des_20_exercices_20_livrets">
      <loext:graphic-properties draw:fill="solid" draw:fill-color="#ffff00"/>
      <style:paragraph-properties fo:margin-top="0.3cm" fo:margin-bottom="0cm" style:contextual-spacing="false" fo:background-color="#ffff00" style:shadow="none"/>
      <style:text-properties officeooo:paragraph-rsid="00728b2b" fo:background-color="#ffff00"/>
    </style:style>
    <style:style style:name="P117" style:family="paragraph" style:parent-style-name="_5f_Paragraphe_20_livret_20_" style:list-style-name="_5f_Numérotation_20_des_20_exercices_20_livrets">
      <loext:graphic-properties draw:fill="solid" draw:fill-color="#ffff00"/>
      <style:paragraph-properties fo:margin-top="0.3cm" fo:margin-bottom="0cm" style:contextual-spacing="false" fo:background-color="#ffff00" style:shadow="none"/>
      <style:text-properties officeooo:paragraph-rsid="00738179" fo:background-color="#ffff00"/>
    </style:style>
    <style:style style:name="P118" style:family="paragraph" style:parent-style-name="_5f_Paragraphe_20_livret_20_" style:list-style-name="_5f_Numérotation_20_des_20_exercices_20_livrets">
      <loext:graphic-properties draw:fill="solid" draw:fill-color="#ffff00"/>
      <style:paragraph-properties fo:margin-top="0.3cm" fo:margin-bottom="0cm" style:contextual-spacing="false" fo:background-color="#ffff00" style:shadow="none"/>
      <style:text-properties officeooo:paragraph-rsid="0074d7ae" fo:background-color="#ffff00"/>
    </style:style>
    <style:style style:name="P119" style:family="paragraph" style:parent-style-name="_5f_Paragraphe_20_livret_20_" style:list-style-name="_5f_Numérotation_20_des_20_exercices_20_livrets">
      <loext:graphic-properties draw:fill="solid" draw:fill-color="#ffff00"/>
      <style:paragraph-properties fo:margin-top="0.3cm" fo:margin-bottom="0cm" style:contextual-spacing="false" style:line-height-at-least="0.801cm" fo:background-color="#ffff00" style:shadow="none">
        <style:tab-stops>
          <style:tab-stop style:position="9.79cm" style:type="right" style:leader-style="dotted" style:leader-text="."/>
        </style:tab-stops>
      </style:paragraph-properties>
      <style:text-properties officeooo:rsid="0071ebaf" officeooo:paragraph-rsid="00728b2b" fo:background-color="#ffff00"/>
    </style:style>
    <style:style style:name="P120" style:family="paragraph" style:parent-style-name="_5f_Paragraphe_20_livret_20_" style:list-style-name="_5f_Numérotation_20_des_20_exercices_20_livrets">
      <loext:graphic-properties draw:fill="solid" draw:fill-color="#ffff00"/>
      <style:paragraph-properties fo:margin-top="0.3cm" fo:margin-bottom="0cm" style:contextual-spacing="false" style:line-height-at-least="0.801cm" fo:background-color="#ffff00" style:shadow="none">
        <style:tab-stops>
          <style:tab-stop style:position="9.79cm" style:type="right" style:leader-style="dotted" style:leader-text="."/>
        </style:tab-stops>
      </style:paragraph-properties>
      <style:text-properties officeooo:rsid="0071ebaf" officeooo:paragraph-rsid="00738179" fo:background-color="#ffff00"/>
    </style:style>
    <style:style style:name="P121" style:family="paragraph" style:parent-style-name="_5f_Paragraphe_20_livret_20_" style:list-style-name="_5f_Numérotation_20_des_20_exercices_20_livrets">
      <loext:graphic-properties draw:fill="solid" draw:fill-color="#ffff00"/>
      <style:paragraph-properties fo:margin-top="0.3cm" fo:margin-bottom="0cm" style:contextual-spacing="false" style:line-height-at-least="0.801cm" fo:background-color="#ffff00" style:shadow="none">
        <style:tab-stops>
          <style:tab-stop style:position="19.001cm" style:type="right" style:leader-style="dotted" style:leader-text="."/>
        </style:tab-stops>
      </style:paragraph-properties>
      <style:text-properties officeooo:paragraph-rsid="0074d7ae" fo:background-color="#ffff00"/>
    </style:style>
    <style:style style:name="P122" style:family="paragraph" style:parent-style-name="_5f_Paragraphe_20_livret_20_" style:list-style-name="_5f_Numérotation_20_des_20_exercices_20_livrets">
      <style:paragraph-properties fo:margin-top="0.7cm" fo:margin-bottom="0cm" style:contextual-spacing="false"/>
      <style:text-properties officeooo:paragraph-rsid="0071ebaf"/>
    </style:style>
    <style:style style:name="P123" style:family="paragraph" style:parent-style-name="_5f_Paragraphe_20_livret_20_" style:list-style-name="_5f_Numérotation_20_des_20_exercices_20_livrets">
      <style:paragraph-properties fo:margin-top="0.63cm" fo:margin-bottom="0cm" style:contextual-spacing="false"/>
      <style:text-properties officeooo:paragraph-rsid="00728b2b"/>
    </style:style>
    <style:style style:name="P124" style:family="paragraph" style:parent-style-name="_5f_Paragraphe_20_livret_20_" style:list-style-name="_5f_Numérotation_20_des_20_exercices_20_livrets">
      <style:paragraph-properties fo:margin-top="0.499cm" fo:margin-bottom="0cm" style:contextual-spacing="false"/>
      <style:text-properties officeooo:paragraph-rsid="0071ebaf"/>
    </style:style>
    <style:style style:name="P125" style:family="paragraph" style:parent-style-name="_5f_Paragraphe_20_livret_20_réponse_20_élève" style:list-style-name="_5f_Numérotation_20_des_20_exercices_20_livrets">
      <style:text-properties officeooo:paragraph-rsid="006d01bb"/>
    </style:style>
    <style:style style:name="P126" style:family="paragraph" style:parent-style-name="_5f_Paragraphe_20_livret_20_réponse_20_élève" style:list-style-name="liste_5f_abc">
      <style:paragraph-properties style:line-height-at-least="0.6cm">
        <style:tab-stops>
          <style:tab-stop style:position="0.55cm"/>
        </style:tab-stops>
      </style:paragraph-properties>
      <style:text-properties officeooo:paragraph-rsid="006ba6a4"/>
    </style:style>
    <style:style style:name="P127" style:family="paragraph" style:parent-style-name="_5f_Paragraphe_20_livret_20_réponse_20_élève" style:list-style-name="liste_5f_abc">
      <style:paragraph-properties fo:margin-top="0cm" fo:margin-bottom="0cm" style:contextual-spacing="false" style:line-height-at-least="0.6cm">
        <style:tab-stops>
          <style:tab-stop style:position="0cm"/>
          <style:tab-stop style:position="9.2cm" style:type="right" style:leader-style="dotted" style:leader-text="."/>
        </style:tab-stops>
      </style:paragraph-properties>
      <style:text-properties officeooo:paragraph-rsid="006ba6a4"/>
    </style:style>
    <style:style style:name="P128" style:family="paragraph" style:parent-style-name="_5f_Paragraphe_20_livret_20_réponse_20_élève">
      <style:paragraph-properties fo:margin-top="0.199cm" fo:margin-bottom="0cm" style:contextual-spacing="false" fo:line-height="100%">
        <style:tab-stops>
          <style:tab-stop style:position="0cm"/>
          <style:tab-stop style:position="9.2cm" style:type="right" style:leader-style="dotted" style:leader-text="."/>
        </style:tab-stops>
      </style:paragraph-properties>
      <style:text-properties officeooo:paragraph-rsid="006cf0ef" fo:background-color="#ffff00"/>
    </style:style>
    <style:style style:name="P129" style:family="paragraph" style:parent-style-name="_5f_Paragraphe_20_livret_20_réponse_20_élève">
      <style:paragraph-properties fo:margin-top="0.199cm" fo:margin-bottom="0cm" style:contextual-spacing="false" fo:line-height="100%"/>
      <style:text-properties officeooo:paragraph-rsid="006d01bb" fo:background-color="#ffff00"/>
    </style:style>
    <style:style style:name="P130" style:family="paragraph" style:parent-style-name="_5f_Paragraphe_20_livret_20_réponse_20_élève" style:list-style-name="_5f_Numérotation_20_des_20_exercices_20_livrets">
      <style:paragraph-properties fo:margin-top="0.199cm" fo:margin-bottom="0cm" style:contextual-spacing="false" fo:line-height="100%"/>
      <style:text-properties officeooo:paragraph-rsid="006d01bb" fo:background-color="#ffff00"/>
    </style:style>
    <style:style style:name="P131" style:family="paragraph" style:parent-style-name="_5f_Paragraphe_20_livret_20_réponse_20_élève">
      <style:paragraph-properties fo:margin-top="0.199cm" fo:margin-bottom="0cm" style:contextual-spacing="false" fo:line-height="100%"/>
      <style:text-properties officeooo:paragraph-rsid="00420552"/>
    </style:style>
    <style:style style:name="P132" style:family="paragraph" style:parent-style-name="_5f_Paragraphe_20_livret_20_réponse_20_élève">
      <style:paragraph-properties fo:margin-top="0.199cm" fo:margin-bottom="0cm" style:contextual-spacing="false" fo:line-height="100%" fo:text-align="justify" style:justify-single-word="false">
        <style:tab-stops>
          <style:tab-stop style:position="0cm"/>
          <style:tab-stop style:position="9.2cm" style:type="right" style:leader-style="dotted" style:leader-text="."/>
        </style:tab-stops>
      </style:paragraph-properties>
      <style:text-properties officeooo:paragraph-rsid="006cf0ef"/>
    </style:style>
    <style:style style:name="P133" style:family="paragraph" style:parent-style-name="_5f_Paragraphe_20_livret_20_réponse_20_élève" style:list-style-name="Numéro_20_dans_20_exercice">
      <style:paragraph-properties fo:margin-top="0.199cm" fo:margin-bottom="0cm" style:contextual-spacing="false" fo:line-height="100%"/>
      <style:text-properties officeooo:paragraph-rsid="006cf0ef"/>
    </style:style>
    <style:style style:name="P134" style:family="paragraph" style:parent-style-name="_5f_Paragraphe_20_livret_20_réponse_20_élève">
      <style:paragraph-properties fo:margin-top="0.199cm" fo:margin-bottom="0cm" style:contextual-spacing="false" fo:line-height="100%"/>
      <style:text-properties officeooo:paragraph-rsid="006cf0ef"/>
    </style:style>
    <style:style style:name="P135" style:family="paragraph" style:parent-style-name="_5f_Paragraphe_20_livret_20_réponse_20_élève">
      <style:paragraph-properties fo:margin-top="0.199cm" fo:margin-bottom="0cm" style:contextual-spacing="false" fo:line-height="100%"/>
      <style:text-properties officeooo:paragraph-rsid="006d01bb"/>
    </style:style>
    <style:style style:name="P136" style:family="paragraph" style:parent-style-name="_5f_Paragraphe_20_livret_20_réponse_20_élève" style:list-style-name="_5f_Numérotation_20_des_20_exercices_20_livrets">
      <style:paragraph-properties fo:margin-top="0.199cm" fo:margin-bottom="0cm" style:contextual-spacing="false" fo:line-height="100%"/>
      <style:text-properties officeooo:paragraph-rsid="006d01bb"/>
    </style:style>
    <style:style style:name="P137" style:family="paragraph" style:parent-style-name="_5f_Paragraphe_20_livret_20_réponse_20_élève" style:list-style-name="Numéro_20_dans_20_exercice">
      <style:paragraph-properties fo:margin-top="0.199cm" fo:margin-bottom="0cm" style:contextual-spacing="false" fo:line-height="100%">
        <style:tab-stops>
          <style:tab-stop style:position="0cm"/>
          <style:tab-stop style:position="9.2cm" style:type="right" style:leader-style="dotted" style:leader-text="."/>
        </style:tab-stops>
      </style:paragraph-properties>
      <style:text-properties style:font-name="Bitstream Vera Sans2" fo:font-style="normal" officeooo:paragraph-rsid="006cf0ef" style:font-style-asian="normal" style:font-style-complex="normal"/>
    </style:style>
    <style:style style:name="P138" style:family="paragraph" style:parent-style-name="_5f_Paragraphe_20_énoncé_20_après_20_numéro_20_second" style:list-style-name="" style:master-page-name="">
      <loext:graphic-properties draw:fill="none"/>
      <style:paragraph-properties fo:margin-top="0cm" fo:margin-bottom="0cm" style:contextual-spacing="false" fo:text-align="justify" style:justify-single-word="false" style:page-number="auto" fo:background-color="transparent"/>
      <style:text-properties officeooo:paragraph-rsid="00420552"/>
    </style:style>
    <style:style style:name="P139" style:family="paragraph" style:parent-style-name="_5f_Pied_20_de_20_page" style:list-style-name=""/>
    <style:style style:name="P140" style:family="paragraph" style:parent-style-name="_5f_Pied_20_de_20_page" style:list-style-name="">
      <style:paragraph-properties fo:text-align="end" style:justify-single-word="false"/>
    </style:style>
    <style:style style:name="P141" style:family="paragraph" style:parent-style-name="_5f_Pied_20_de_20_page">
      <style:paragraph-properties fo:text-align="end" style:justify-single-word="false"/>
    </style:style>
    <style:style style:name="P14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43" style:family="paragraph">
      <style:paragraph-properties fo:margin-top="0cm" fo:margin-bottom="0.199cm"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144" style:family="paragraph">
      <loext:graphic-properties draw:fill-color="#c74028"/>
      <style:paragraph-properties fo:margin-top="0cm" fo:margin-bottom="0.199cm"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145" style:family="paragraph">
      <style:paragraph-properties fo:text-align="center"/>
    </style:style>
    <style:style style:name="P146"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47" style:family="paragraph">
      <loext:graphic-properties draw:fill="solid" draw:fill-color="#d7e12c"/>
    </style:style>
    <style:style style:name="T1" style:family="text">
      <style:text-properties fo:font-variant="small-caps"/>
    </style:style>
    <style:style style:name="T2"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officeooo:rsid="0043a730"/>
    </style:style>
    <style:style style:name="T7" style:family="text">
      <style:text-properties style:text-position="super 58%"/>
    </style:style>
    <style:style style:name="T8" style:family="text">
      <style:text-properties style:text-position="super 58%" style:font-name="Bitstream Vera Sans2" fo:font-style="normal" style:font-style-asian="normal" style:font-style-complex="normal"/>
    </style:style>
    <style:style style:name="T9" style:family="text">
      <style:text-properties style:text-position="super 58%" style:font-name="Bitstream Vera Sans2" fo:font-size="10pt" fo:font-style="normal" style:font-size-asian="10pt" style:font-style-asian="normal" style:font-size-complex="10pt" style:font-style-complex="normal"/>
    </style:style>
    <style:style style:name="T10" style:family="text">
      <style:text-properties style:text-position="super 58%" style:font-name="Bitstream Vera Sans2" fo:font-size="10pt" fo:font-style="normal" style:font-name-asian="OpenSymbol1" style:font-size-asian="10pt" style:font-style-asian="normal" style:font-name-complex="OpenSymbol1" style:font-size-complex="10pt" style:font-style-complex="normal"/>
    </style:style>
    <style:style style:name="T11" style:family="text">
      <style:text-properties style:text-position="super 58%" style:font-name="Bitstream Vera Sans2" fo:font-size="10pt" fo:font-style="normal" officeooo:rsid="0071ebaf" style:font-name-asian="OpenSymbol1" style:font-size-asian="10pt" style:font-style-asian="normal" style:font-name-complex="OpenSymbol1" style:font-size-complex="10pt" style:font-style-complex="normal"/>
    </style:style>
    <style:style style:name="T12" style:family="text">
      <style:text-properties style:text-position="super 58%"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13" style:family="text">
      <style:text-properties style:text-position="super 58%"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text-position="super 58%" style:font-name="Bitstream Vera Sans2" fo:font-size="10pt" style:font-name-asian="OpenSymbol1" style:font-size-asian="10pt" style:font-name-complex="OpenSymbol1" style:font-size-complex="10pt"/>
    </style:style>
    <style:style style:name="T15" style:family="text">
      <style:text-properties fo:color="#000000" loext:opacity="100%" style:text-position="0% 100%" style:font-name="Bitstream Vera Sans2" fo:font-size="10pt" fo:font-style="normal" fo:font-weight="normal" style:font-name-asian="OpenSymbol1" style:font-size-asian="10pt" style:font-name-complex="OpenSymbol1" style:font-size-complex="10pt"/>
    </style:style>
    <style:style style:name="T16" style:family="text">
      <style:text-properties fo:color="#000000" loext:opacity="100%" style:text-position="0% 100%"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17" style:family="text">
      <style:text-properties fo:color="#000000" loext:opacity="100%" style:text-position="0% 100%" style:font-name="Bitstream Vera Sans2" fo:font-size="10pt" fo:font-style="normal" officeooo:rsid="0074d7ae" fo:background-color="#ffff00" loext:char-shading-value="0" style:font-name-asian="OpenSymbol1" style:font-size-asian="10pt" style:font-style-asian="normal" style:font-name-complex="OpenSymbol1" style:font-size-complex="10pt" style:font-style-complex="normal"/>
    </style:style>
    <style:style style:name="T18" style:family="text">
      <style:text-properties fo:color="#000000" loext:opacity="100%" style:text-position="0% 100%" style:font-name="Bitstream Vera Sans2" fo:font-size="10pt" fo:font-style="normal" officeooo:rsid="00728b2b" fo:background-color="#ffff00" loext:char-shading-value="0" style:font-name-asian="OpenSymbol1" style:font-size-asian="10pt" style:font-style-asian="normal" style:font-name-complex="OpenSymbol1" style:font-size-complex="10pt" style:font-style-complex="normal"/>
    </style:style>
    <style:style style:name="T19" style:family="text">
      <style:text-properties fo:color="#000000" loext:opacity="100%" style:text-position="0% 100%" style:font-name="OpenSymbol1" fo:font-size="10pt" fo:font-style="normal" officeooo:rsid="0074d7ae" fo:background-color="#ffff00" loext:char-shading-value="0" style:font-name-asian="OpenSymbol1" style:font-size-asian="10pt" style:font-style-asian="normal" style:font-name-complex="OpenSymbol1" style:font-size-complex="10pt" style:font-style-complex="normal"/>
    </style:style>
    <style:style style:name="T20" style:family="text">
      <style:text-properties fo:color="#000000" loext:opacity="100%" style:text-position="0% 100%" style:font-name="OpenSymbol1" fo:font-size="10pt" fo:font-style="normal" officeooo:rsid="00728b2b" fo:background-color="#ffff00" loext:char-shading-value="0" style:font-name-asian="OpenSymbol1" style:font-size-asian="10pt" style:font-style-asian="normal" style:font-name-complex="OpenSymbol1" style:font-size-complex="10pt" style:font-style-complex="normal"/>
    </style:style>
    <style:style style:name="T21" style:family="text">
      <style:text-properties fo:color="#000000" loext:opacity="100%" style:text-position="0% 100%" style:font-name="OpenSymbol1" fo:font-size="10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22" style:family="text">
      <style:text-properties fo:color="#000000" loext:opacity="100%" style:text-position="0% 100%" style:font-name="OpenSymbol1" officeooo:rsid="0074d7ae" fo:background-color="#ffff00" loext:char-shading-value="0" style:font-name-asian="OpenSymbol1" style:font-size-asian="10pt" style:font-style-asian="normal" style:font-name-complex="OpenSymbol1" style:font-size-complex="10pt" style:font-style-complex="normal"/>
    </style:style>
    <style:style style:name="T23" style:family="text">
      <style:text-properties fo:color="#000000" loext:opacity="100%" style:text-position="0% 100%" style:font-name="OpenSymbol1" officeooo:rsid="00728b2b" fo:background-color="#ffff00" loext:char-shading-value="0" style:font-name-asian="OpenSymbol1" style:font-size-asian="10pt" style:font-style-asian="normal" style:font-name-complex="OpenSymbol1" style:font-size-complex="10pt" style:font-style-complex="normal"/>
    </style:style>
    <style:style style:name="T24" style:family="text">
      <style:text-properties fo:color="#000000" loext:opacity="100%" fo:font-weight="normal" officeooo:rsid="00656331" style:font-weight-asian="normal" style:font-weight-complex="normal"/>
    </style:style>
    <style:style style:name="T25" style:family="text">
      <style:text-properties style:font-name="Times New Roman" fo:font-size="12pt" fo:font-style="italic" style:font-size-asian="12pt" style:font-style-asian="italic" style:font-size-complex="12pt" style:font-style-complex="italic"/>
    </style:style>
    <style:style style:name="T26" style:family="text">
      <style:text-properties style:font-name="Times New Roman" fo:font-size="12pt" fo:font-style="italic" officeooo:rsid="004d7dcf" style:font-size-asian="12pt" style:font-style-asian="italic" style:font-size-complex="12pt" style:font-style-complex="italic"/>
    </style:style>
    <style:style style:name="T27" style:family="text">
      <style:text-properties style:font-name="Times New Roman" fo:font-size="12pt" fo:font-style="italic" style:font-size-asian="12pt" style:font-style-asian="normal" style:font-size-complex="12pt" style:font-style-complex="normal"/>
    </style:style>
    <style:style style:name="T28" style:family="text">
      <style:text-properties style:font-name="Times New Roman" fo:font-size="12pt" fo:font-style="italic" style:font-size-asian="12pt" style:font-size-complex="12pt"/>
    </style:style>
    <style:style style:name="T29" style:family="text">
      <style:text-properties style:font-name="Times New Roman" fo:font-size="12pt" fo:font-style="italic" style:font-name-asian="OpenSymbol1" style:font-size-asian="12pt" style:font-style-asian="italic" style:font-name-complex="OpenSymbol1" style:font-size-complex="12pt" style:font-style-complex="italic"/>
    </style:style>
    <style:style style:name="T30" style:family="text">
      <style:text-properties style:font-name="Times New Roman" fo:font-size="12pt" fo:font-style="italic" style:font-name-asian="OpenSymbol1" style:font-size-asian="12pt" style:font-style-asian="normal" style:font-name-complex="OpenSymbol1" style:font-size-complex="12pt" style:font-style-complex="normal"/>
    </style:style>
    <style:style style:name="T31" style:family="text">
      <style:text-properties style:font-name="Times New Roman" fo:font-size="12pt" fo:font-style="italic" fo:background-color="#ffff00" loext:char-shading-value="0" style:font-size-asian="12pt" style:font-style-asian="italic" style:font-size-complex="12pt" style:font-style-complex="italic"/>
    </style:style>
    <style:style style:name="T32" style:family="text">
      <style:text-properties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33" style:family="text">
      <style:text-properties style:font-name="Times New Roman" fo:font-size="12pt" style:text-underline-style="none" fo:font-weight="normal" style:font-size-asian="12pt" style:font-weight-asian="normal" style:font-size-complex="12pt" style:font-weight-complex="normal"/>
    </style:style>
    <style:style style:name="T34" style:family="text">
      <style:text-properties style:font-name="OpenSymbol1"/>
    </style:style>
    <style:style style:name="T35" style:family="text">
      <style:text-properties style:font-name="OpenSymbol1" fo:font-style="normal" style:font-name-asian="OpenSymbol1" style:font-style-asian="normal" style:font-name-complex="OpenSymbol1" style:font-style-complex="normal"/>
    </style:style>
    <style:style style:name="T36" style:family="text">
      <style:text-properties style:font-name="OpenSymbol1" fo:font-style="normal" style:font-style-asian="normal" style:font-style-complex="normal"/>
    </style:style>
    <style:style style:name="T37" style:family="text">
      <style:text-properties style:font-name="OpenSymbol1" fo:font-style="normal" fo:background-color="#ffff00" loext:char-shading-value="0" style:font-style-asian="normal" style:font-style-complex="normal"/>
    </style:style>
    <style:style style:name="T38"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39" style:family="text">
      <style:text-properties style:font-name="OpenSymbol1" fo:font-size="10pt" fo:font-style="normal" style:font-size-asian="10pt" style:font-style-asian="normal" style:font-size-complex="10pt" style:font-style-complex="normal"/>
    </style:style>
    <style:style style:name="T40" style:family="text">
      <style:text-properties style:font-name="OpenSymbol1"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42" style:family="text">
      <style:text-properties style:font-name="OpenSymbol1" fo:font-size="10pt" fo:font-style="normal" style:text-underline-style="none" fo:font-weight="normal" style:font-size-asian="10pt" style:font-style-asian="normal" style:font-weight-asian="normal" style:font-size-complex="10pt" style:font-style-complex="normal" style:font-weight-complex="normal"/>
    </style:style>
    <style:style style:name="T43" style:family="text">
      <style:text-properties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44" style:family="text">
      <style:text-properties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45" style:family="text">
      <style:text-properties style:font-name="OpenSymbol1" fo:font-size="10pt" style:font-name-asian="OpenSymbol1" style:font-size-asian="10pt" style:font-name-complex="OpenSymbol1" style:font-size-complex="10pt"/>
    </style:style>
    <style:style style:name="T46" style:family="text">
      <style:text-properties style:font-name="OpenSymbol1" style:font-name-asian="OpenSymbol1" style:font-name-complex="OpenSymbol1"/>
    </style:style>
    <style:style style:name="T47" style:family="text">
      <style:text-properties style:font-name="OpenSymbol1" officeooo:rsid="00728b2b"/>
    </style:style>
    <style:style style:name="T48" style:family="text">
      <style:text-properties style:font-name="OpenSymbol1" officeooo:rsid="0074d7ae"/>
    </style:style>
    <style:style style:name="T49" style:family="text">
      <style:text-properties style:font-name="Bitstream Vera Sans2"/>
    </style:style>
    <style:style style:name="T50" style:family="text">
      <style:text-properties style:font-name="Bitstream Vera Sans2" fo:font-style="normal" style:font-name-asian="OpenSymbol1" style:font-style-asian="normal" style:font-name-complex="OpenSymbol1" style:font-style-complex="normal"/>
    </style:style>
    <style:style style:name="T51" style:family="text">
      <style:text-properties style:font-name="Bitstream Vera Sans2" fo:font-style="normal" style:font-style-asian="normal" style:font-style-complex="normal"/>
    </style:style>
    <style:style style:name="T52" style:family="text">
      <style:text-properties style:font-name="Bitstream Vera Sans2" fo:font-style="normal" fo:background-color="#ffff00" loext:char-shading-value="0" style:font-style-asian="normal" style:font-style-complex="normal"/>
    </style:style>
    <style:style style:name="T53" style:family="text">
      <style:text-properties style:font-name="Bitstream Vera Sans2" fo:font-style="normal" fo:background-color="#ffff00" loext:char-shading-value="0" style:font-name-asian="OpenSymbol1" style:font-style-asian="normal" style:font-name-complex="OpenSymbol1" style:font-style-complex="normal"/>
    </style:style>
    <style:style style:name="T54" style:family="text">
      <style:text-properties style:font-name="Bitstream Vera Sans2" fo:font-size="10pt" fo:font-style="normal" style:font-name-asian="OpenSymbol1" style:font-size-asian="10pt" style:font-style-asian="normal" style:font-name-complex="OpenSymbol1" style:font-size-complex="10pt" style:font-style-complex="normal"/>
    </style:style>
    <style:style style:name="T55" style:family="text">
      <style:text-properties style:font-name="Bitstream Vera Sans2" fo:font-size="10pt" fo:font-style="normal" style:font-size-asian="10pt" style:font-style-asian="normal" style:font-size-complex="10pt" style:font-style-complex="normal"/>
    </style:style>
    <style:style style:name="T56" style:family="text">
      <style:text-properties style:font-name="Bitstream Vera Sans2"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style:font-name="Bitstream Vera Sans2"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58" style:family="text">
      <style:text-properties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59" style:family="text">
      <style:text-properties style:font-name="Bitstream Vera Sans2"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60" style:family="text">
      <style:text-properties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61" style:family="text">
      <style:text-properties style:font-name="Bitstream Vera Sans2" fo:font-size="10pt" fo:font-style="normal" fo:background-color="#ffff00" loext:char-shading-value="0" style:font-size-asian="10pt" style:font-style-asian="normal" style:font-size-complex="10pt" style:font-style-complex="normal"/>
    </style:style>
    <style:style style:name="T62" style:family="text">
      <style:text-properties style:font-name="Bitstream Vera Sans2" fo:font-size="10pt" style:font-name-asian="OpenSymbol1" style:font-size-asian="10pt" style:font-name-complex="OpenSymbol1" style:font-size-complex="10pt"/>
    </style:style>
    <style:style style:name="T63" style:family="text">
      <style:text-properties style:font-name="Bitstream Vera Sans2" fo:font-size="10pt" style:font-size-asian="10pt" style:font-size-complex="10pt"/>
    </style:style>
    <style:style style:name="T64" style:family="text">
      <style:text-properties style:font-name="Bitstream Vera Sans2" fo:font-size="10pt" fo:font-weight="normal" style:font-size-asian="10pt" style:font-weight-asian="normal" style:font-size-complex="10pt" style:font-weight-complex="normal"/>
    </style:style>
    <style:style style:name="T65" style:family="text">
      <style:text-properties style:font-name="Bitstream Vera Sans2" style:font-name-asian="OpenSymbol1" style:font-name-complex="OpenSymbol1"/>
    </style:style>
    <style:style style:name="T66" style:family="text">
      <style:text-properties style:font-name="Bitstream Vera Sans2" fo:font-size="12pt" fo:font-style="normal" style:font-name-asian="OpenSymbol1" style:font-size-asian="12pt" style:font-style-asian="normal" style:font-name-complex="OpenSymbol1" style:font-size-complex="12pt" style:font-style-complex="normal"/>
    </style:style>
    <style:style style:name="T67" style:family="text">
      <style:text-properties style:text-position="0% 100%" style:font-name="OpenSymbol1" fo:font-size="10pt" fo:font-style="normal" style:font-name-asian="OpenSymbol1" style:font-size-asian="10pt" style:font-style-asian="normal" style:font-name-complex="OpenSymbol1" style:font-size-complex="10pt" style:font-style-complex="normal"/>
    </style:style>
    <style:style style:name="T68" style:family="text">
      <style:text-properties style:text-position="0% 100%" style:font-name="OpenSymbol1" fo:font-size="10pt" fo:font-style="normal" officeooo:rsid="00728b2b" style:font-name-asian="OpenSymbol1" style:font-size-asian="10pt" style:font-style-asian="normal" style:font-name-complex="OpenSymbol1" style:font-size-complex="10pt" style:font-style-complex="normal"/>
    </style:style>
    <style:style style:name="T69" style:family="text">
      <style:text-properties style:text-position="0% 100%" style:font-name="OpenSymbol1" fo:font-size="10pt" fo:font-style="normal" style:font-size-asian="10pt" style:font-style-asian="normal" style:font-size-complex="10pt" style:font-style-complex="normal"/>
    </style:style>
    <style:style style:name="T70" style:family="text">
      <style:text-properties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71" style:family="text">
      <style:text-properties style:text-position="0% 100%" style:font-name="OpenSymbol1" fo:font-size="10pt" style:font-name-asian="OpenSymbol1" style:font-size-asian="10pt" style:font-name-complex="OpenSymbol1" style:font-size-complex="10pt"/>
    </style:style>
    <style:style style:name="T72" style:family="text">
      <style:text-properties style:text-position="0% 100%" style:font-name="Bitstream Vera Sans2" fo:font-size="10pt" fo:font-style="normal" style:font-size-asian="10pt" style:font-style-asian="normal" style:font-size-complex="10pt" style:font-style-complex="normal"/>
    </style:style>
    <style:style style:name="T73" style:family="text">
      <style:text-properties style:text-position="0% 100%" style:font-name="Bitstream Vera Sans2" fo:font-size="10pt" fo:font-style="normal" style:font-name-asian="OpenSymbol1" style:font-size-asian="10pt" style:font-style-asian="normal" style:font-name-complex="OpenSymbol1" style:font-size-complex="10pt" style:font-style-complex="normal"/>
    </style:style>
    <style:style style:name="T74" style:family="text">
      <style:text-properties style:text-position="0% 100%" style:font-name="Bitstream Vera Sans2" fo:font-size="10pt" fo:font-style="normal" officeooo:rsid="0059e1db" style:font-name-asian="OpenSymbol1" style:font-size-asian="10pt" style:font-style-asian="normal" style:font-name-complex="OpenSymbol1" style:font-size-complex="10pt" style:font-style-complex="normal"/>
    </style:style>
    <style:style style:name="T75" style:family="text">
      <style:text-properties style:text-position="0% 100%" style:font-name="Bitstream Vera Sans2" fo:font-size="10pt" fo:font-style="normal" officeooo:rsid="0071ebaf" style:font-name-asian="OpenSymbol1" style:font-size-asian="10pt" style:font-style-asian="normal" style:font-name-complex="OpenSymbol1" style:font-size-complex="10pt" style:font-style-complex="normal"/>
    </style:style>
    <style:style style:name="T76" style:family="text">
      <style:text-properties style:text-position="0% 100%"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77" style:family="text">
      <style:text-properties style:text-position="0% 100%" style:font-name="Bitstream Vera Sans2" fo:font-size="10pt" fo:font-style="normal" officeooo:rsid="006d01bb" fo:background-color="#ffff00" loext:char-shading-value="0" style:font-name-asian="OpenSymbol1" style:font-size-asian="10pt" style:font-style-asian="normal" style:font-name-complex="OpenSymbol1" style:font-size-complex="10pt" style:font-style-complex="normal"/>
    </style:style>
    <style:style style:name="T78" style:family="text">
      <style:text-properties style:text-position="0% 100%" style:font-name="Bitstream Vera Sans2" fo:font-size="10pt" style:font-name-asian="OpenSymbol1" style:font-size-asian="10pt" style:font-name-complex="OpenSymbol1" style:font-size-complex="10pt"/>
    </style:style>
    <style:style style:name="T79" style:family="text">
      <style:text-properties style:text-position="0% 100%" style:font-name="Bitstream Vera Sans2" fo:font-size="10pt" officeooo:rsid="0059e1db" style:font-name-asian="OpenSymbol1" style:font-size-asian="10pt" style:font-name-complex="OpenSymbol1" style:font-size-complex="10pt"/>
    </style:style>
    <style:style style:name="T80" style:family="text">
      <style:text-properties style:text-position="0% 100%" style:font-name="Bitstream Vera Sans2" fo:font-size="10pt" officeooo:rsid="0071ebaf" style:font-name-asian="OpenSymbol1" style:font-size-asian="10pt" style:font-name-complex="OpenSymbol1" style:font-size-complex="10pt"/>
    </style:style>
    <style:style style:name="T81" style:family="text">
      <style:text-properties style:text-position="0% 100%" style:font-name-asian="OpenSymbol1" style:font-size-asian="10pt" style:font-style-asian="normal" style:font-name-complex="OpenSymbol1" style:font-size-complex="10pt" style:font-style-complex="normal"/>
    </style:style>
    <style:style style:name="T82" style:family="text">
      <style:text-properties style:text-position="0% 100%" style:font-name="Times New Roman" fo:font-size="12pt" fo:font-style="italic" style:font-size-asian="12pt" style:font-style-asian="italic" style:font-size-complex="12pt" style:font-style-complex="italic"/>
    </style:style>
    <style:style style:name="T83" style:family="text">
      <style:text-properties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84" style:family="text">
      <style:text-properties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85" style:family="text">
      <style:text-properties style:font-name="Bitstream Vera Sans5" fo:font-size="10pt" fo:font-style="normal" style:font-size-asian="12pt" style:font-style-asian="italic" style:font-size-complex="12pt" style:font-style-complex="italic"/>
    </style:style>
    <style:style style:name="T86" style:family="text">
      <style:text-properties style:font-name="OpenSymbol2" fo:font-style="normal" style:font-name-asian="OpenSymbol1" style:font-style-asian="normal" style:font-name-complex="OpenSymbol1" style:font-style-complex="normal"/>
    </style:style>
    <style:style style:name="T87" style:family="text">
      <style:text-properties style:font-name="OpenSymbol2" style:font-name-asian="OpenSymbol1" style:font-name-complex="OpenSymbol1"/>
    </style:style>
    <style:style style:name="T88" style:family="text">
      <style:text-properties style:font-name="OpenSymbol2" fo:font-size="12pt" fo:font-style="normal" style:font-name-asian="OpenSymbol1" style:font-size-asian="12pt" style:font-style-asian="normal" style:font-name-complex="OpenSymbol1" style:font-size-complex="12pt" style:font-style-complex="normal"/>
    </style:style>
    <style:style style:name="T89" style:family="text">
      <style:text-properties fo:font-style="normal" style:font-style-asian="normal" style:font-style-complex="normal"/>
    </style:style>
    <style:style style:name="T90" style:family="text">
      <style:text-properties fo:font-size="10pt" style:font-name-asian="OpenSymbol1" style:font-size-asian="10pt" style:font-name-complex="OpenSymbol1" style:font-size-complex="10pt"/>
    </style:style>
    <style:style style:name="T91" style:family="text">
      <style:text-properties fo:font-size="10pt" style:font-size-asian="10pt" style:font-size-complex="10pt"/>
    </style:style>
    <style:style style:name="T9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3" style:family="text">
      <style:text-properties style:font-name-asian="OpenSymbol1" style:font-name-complex="OpenSymbol1"/>
    </style:style>
    <style:style style:name="T94" style:family="text">
      <style:text-properties officeooo:rsid="00420552"/>
    </style:style>
    <style:style style:name="T95" style:family="text">
      <style:text-properties fo:color="#1259bc" loext:opacity="100%" style:font-name="Bitstream Vera Sans2"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96" style:family="text">
      <style:text-properties fo:color="#1259bc" loext:opacity="100%" style:font-name="Bitstream Vera Sans2" fo:font-size="10pt" fo:font-style="normal" fo:font-weight="bold" style:font-name-asian="OpenSymbol1" style:font-size-asian="10pt" style:font-style-asian="normal" style:font-weight-asian="bold" style:font-name-complex="OpenSymbol1" style:font-size-complex="10pt" style:font-style-complex="normal" style:font-weight-complex="bold"/>
    </style:style>
    <style:style style:name="T97" style:family="text">
      <style:text-properties fo:color="#1259bc" loext:opacity="100%" style:font-name="Bitstream Vera Sans2" fo:font-size="10pt" fo:font-style="normal" fo:font-weight="bold" style:font-size-asian="10pt" style:font-style-asian="normal" style:font-weight-asian="bold" style:font-size-complex="10pt" style:font-style-complex="normal" style:font-weight-complex="bold"/>
    </style:style>
    <style:style style:name="T98" style:family="text">
      <style:text-properties fo:color="#1259bc" loext:opacity="100%"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99" style:family="text">
      <style:text-properties fo:color="#1259bc" loext:opacity="100%" fo:font-size="10pt" fo:font-style="normal" fo:font-weight="bold" style:font-size-asian="10pt" style:font-style-asian="normal" style:font-weight-asian="bold" style:font-size-complex="10pt" style:font-style-complex="normal" style:font-weight-complex="bold"/>
    </style:style>
    <style:style style:name="T100" style:family="text">
      <style:text-properties fo:color="#1259bc" loext:opacity="100%" fo:font-size="12pt" fo:font-style="italic" fo:font-weight="bold" style:font-size-asian="12pt" style:font-style-asian="italic" style:font-weight-asian="bold" style:font-size-complex="12pt" style:font-style-complex="italic" style:font-weight-complex="bold"/>
    </style:style>
    <style:style style:name="T101" style:family="text">
      <style:text-properties fo:color="#9d0f89" loext:opacity="100%" style:font-name="Bitstream Vera Sans2"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102" style:family="text">
      <style:text-properties fo:color="#9d0f89" loext:opacity="100%" style:font-name="Bitstream Vera Sans2" fo:font-size="10pt" fo:font-style="normal" fo:font-weight="normal" style:font-size-asian="10pt" style:font-style-asian="normal" style:font-weight-asian="normal" style:font-size-complex="10pt" style:font-style-complex="normal" style:font-weight-complex="normal"/>
    </style:style>
    <style:style style:name="T103" style:family="text">
      <style:text-properties fo:color="#9d0f89" loext:opacity="100%"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104" style:family="text">
      <style:text-properties fo:color="#9d0f89" loext:opacity="100%"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fo:color="#9d0f89" loext:opacity="100%" fo:font-size="12pt" fo:font-style="italic" fo:font-weight="normal" style:font-size-asian="12pt" style:font-style-asian="italic" style:font-weight-asian="normal" style:font-size-complex="12pt" style:font-style-complex="italic" style:font-weight-complex="normal"/>
    </style:style>
    <style:style style:name="T106" style:family="text">
      <style:text-properties fo:color="#d3802b" loext:opacity="100%" style:font-name="Bitstream Vera Sans2"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107" style:family="text">
      <style:text-properties fo:color="#d3802b" loext:opacity="100%" style:font-name="Bitstream Vera Sans2"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fo:color="#d3802b" loext:opacity="100%"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109" style:family="text">
      <style:text-properties fo:color="#d3802b" loext:opacity="100%"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fo:color="#d3802b" loext:opacity="100%" fo:font-size="12pt" fo:font-style="italic" fo:font-weight="normal" style:font-size-asian="12pt" style:font-style-asian="italic" style:font-weight-asian="normal" style:font-size-complex="12pt" style:font-style-complex="italic" style:font-weight-complex="normal"/>
    </style:style>
    <style:style style:name="T111" style:family="text">
      <style:text-properties style:use-window-font-color="true" loext:opacity="0%" fo:font-size="10pt" fo:font-style="normal" fo:font-weight="normal" style:font-size-asian="10pt" style:font-style-asian="normal" style:font-weight-asian="normal" style:font-size-complex="10pt" style:font-style-complex="normal" style:font-weight-complex="normal"/>
    </style:style>
    <style:style style:name="T112" style:family="text">
      <style:text-properties style:use-window-font-color="true" loext:opacity="0%" style:text-position="0% 100%"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113" style:family="text">
      <style:text-properties style:use-window-font-color="true" loext:opacity="0%" style:text-position="0% 100%" style:font-name="Bitstream Vera Sans2" fo:font-size="10pt" fo:font-style="normal" officeooo:rsid="006ba6a4" fo:background-color="#ffff00" loext:char-shading-value="0" style:font-name-asian="OpenSymbol1" style:font-size-asian="10pt" style:font-style-asian="normal" style:font-name-complex="OpenSymbol1" style:font-size-complex="10pt" style:font-style-complex="normal"/>
    </style:style>
    <style:style style:name="T114" style:family="text">
      <style:text-properties style:use-window-font-color="true" loext:opacity="0%" style:text-position="0% 100%" style:font-name="Bitstream Vera Sans2" fo:font-size="10pt" fo:font-style="normal" officeooo:rsid="0071ebaf" fo:background-color="#ffff00" loext:char-shading-value="0" style:font-name-asian="OpenSymbol1" style:font-size-asian="10pt" style:font-style-asian="normal" style:font-name-complex="OpenSymbol1" style:font-size-complex="10pt" style:font-style-complex="normal"/>
    </style:style>
    <style:style style:name="T115" style:family="text">
      <style:text-properties style:use-window-font-color="true" loext:opacity="0%" style:text-position="0% 100%" style:font-name="Bitstream Vera Sans2" fo:font-size="10pt" fo:font-style="normal" officeooo:rsid="00728b2b" fo:background-color="#ffff00" loext:char-shading-value="0" style:font-name-asian="OpenSymbol1" style:font-size-asian="10pt" style:font-style-asian="normal" style:font-name-complex="OpenSymbol1" style:font-size-complex="10pt" style:font-style-complex="normal"/>
    </style:style>
    <style:style style:name="T116" style:family="text">
      <style:text-properties style:use-window-font-color="true" loext:opacity="0%" style:text-position="0% 100%" style:font-name="Bitstream Vera Sans2" fo:font-size="10pt" fo:font-style="normal" officeooo:rsid="0074d7ae" fo:background-color="#ffff00" loext:char-shading-value="0" style:font-name-asian="OpenSymbol1" style:font-size-asian="10pt" style:font-style-asian="normal" style:font-name-complex="OpenSymbol1" style:font-size-complex="10pt" style:font-style-complex="normal"/>
    </style:style>
    <style:style style:name="T117" style:family="text">
      <style:text-properties style:use-window-font-color="true" loext:opacity="0%" style:text-position="0% 100%" style:font-name="Bitstream Vera Sans2" fo:font-size="10pt" fo:font-style="normal" fo:font-weight="normal" officeooo:rsid="0075a73b" fo:background-color="#ffff00" loext:char-shading-value="0" style:font-name-asian="OpenSymbol1" style:font-style-asian="normal" style:font-name-complex="OpenSymbol1" style:font-style-complex="normal"/>
    </style:style>
    <style:style style:name="T118" style:family="text">
      <style:text-properties style:use-window-font-color="true" loext:opacity="0%" style:text-position="0% 100%" style:font-name="Bitstream Vera Sans2" fo:font-size="10pt" fo:font-style="normal" fo:font-weight="normal" officeooo:rsid="007979af" fo:background-color="#ffff00" loext:char-shading-value="0" style:font-name-asian="OpenSymbol1" style:font-style-asian="normal" style:font-name-complex="OpenSymbol1" style:font-style-complex="normal"/>
    </style:style>
    <style:style style:name="T119" style:family="text">
      <style:text-properties style:use-window-font-color="true" loext:opacity="0%" style:text-position="0% 100%" style:font-name="Bitstream Vera Sans2" fo:font-size="10pt" fo:background-color="#ffff00" loext:char-shading-value="0" style:font-name-asian="OpenSymbol1" style:font-size-asian="10pt" style:font-style-asian="normal" style:font-name-complex="OpenSymbol1" style:font-size-complex="10pt" style:font-style-complex="normal"/>
    </style:style>
    <style:style style:name="T120" style:family="text">
      <style:text-properties style:use-window-font-color="true" loext:opacity="0%" style:text-position="0% 100%" style:font-name="Bitstream Vera Sans2" fo:background-color="#ffff00" loext:char-shading-value="0" style:font-name-asian="OpenSymbol1" style:font-style-asian="normal" style:font-name-complex="OpenSymbol1" style:font-style-complex="normal"/>
    </style:style>
    <style:style style:name="T121" style:family="text">
      <style:text-properties style:use-window-font-color="true" loext:opacity="0%" style:text-position="0% 100%" style:font-name="Bitstream Vera Sans2" officeooo:rsid="005eaa63" fo:background-color="#ffff00" loext:char-shading-value="0" style:font-name-asian="OpenSymbol1" style:font-style-asian="normal" style:font-name-complex="OpenSymbol1" style:font-style-complex="normal"/>
    </style:style>
    <style:style style:name="T122" style:family="text">
      <style:text-properties style:use-window-font-color="true" loext:opacity="0%" style:text-position="0% 100%" style:font-name="Bitstream Vera Sans2" fo:font-style="normal" fo:background-color="#ffff00" loext:char-shading-value="0" style:font-name-asian="OpenSymbol1" style:font-style-asian="normal" style:font-name-complex="OpenSymbol1" style:font-style-complex="normal"/>
    </style:style>
    <style:style style:name="T123" style:family="text">
      <style:text-properties style:use-window-font-color="true" loext:opacity="0%" style:text-position="0% 100%" style:font-name="Bitstream Vera Sans2" fo:font-style="normal" officeooo:rsid="006ba6a4" fo:background-color="#ffff00" loext:char-shading-value="0" style:font-name-asian="OpenSymbol1" style:font-style-asian="normal" style:font-name-complex="OpenSymbol1" style:font-style-complex="normal"/>
    </style:style>
    <style:style style:name="T124" style:family="text">
      <style:text-properties style:use-window-font-color="true" loext:opacity="0%" style:text-position="0% 100%" style:font-name="Bitstream Vera Sans2" fo:font-style="normal" officeooo:rsid="0075a73b" fo:background-color="#ffff00" loext:char-shading-value="0" style:font-name-asian="OpenSymbol1" style:font-style-asian="normal" style:font-name-complex="OpenSymbol1" style:font-style-complex="normal"/>
    </style:style>
    <style:style style:name="T125" style:family="text">
      <style:text-properties style:use-window-font-color="true" loext:opacity="0%" style:text-position="0% 100%" style:font-name="Bitstream Vera Sans2" fo:font-style="normal" officeooo:rsid="007979af" fo:background-color="#ffff00" loext:char-shading-value="0" style:font-name-asian="OpenSymbol1" style:font-style-asian="normal" style:font-name-complex="OpenSymbol1" style:font-style-complex="normal"/>
    </style:style>
    <style:style style:name="T126" style:family="text">
      <style:text-properties style:use-window-font-color="true" loext:opacity="0%" style:text-position="0% 100%" style:font-name="Bitstream Vera Sans2" fo:font-style="normal" fo:background-color="#ffff00" loext:char-shading-value="0" style:font-name-asian="OpenSymbol1" style:font-size-asian="10pt" style:font-style-asian="normal" style:font-name-complex="OpenSymbol1" style:font-size-complex="10pt" style:font-style-complex="normal"/>
    </style:style>
    <style:style style:name="T127" style:family="text">
      <style:text-properties style:use-window-font-color="true" loext:opacity="0%" style:text-position="0% 100%" style:font-name="Bitstream Vera Sans2" fo:font-style="normal" officeooo:rsid="006ba6a4" fo:background-color="#ffff00" loext:char-shading-value="0" style:font-name-asian="OpenSymbol1" style:font-size-asian="10pt" style:font-style-asian="normal" style:font-name-complex="OpenSymbol1" style:font-size-complex="10pt" style:font-style-complex="normal"/>
    </style:style>
    <style:style style:name="T128" style:family="text">
      <style:text-properties style:use-window-font-color="true" loext:opacity="0%" style:text-position="0% 100%" style:font-name="Bitstream Vera Sans2" fo:font-style="normal" fo:background-color="#ffff00" loext:char-shading-value="0" style:font-name-asian="OpenSymbol1" style:font-name-complex="OpenSymbol1"/>
    </style:style>
    <style:style style:name="T129" style:family="text">
      <style:text-properties style:use-window-font-color="true" loext:opacity="0%" style:text-position="0% 100%" style:font-name="Bitstream Vera Sans2" fo:font-style="normal" style:font-name-asian="OpenSymbol1" style:font-style-asian="normal" style:font-name-complex="OpenSymbol1" style:font-style-complex="normal"/>
    </style:style>
    <style:style style:name="T130" style:family="text">
      <style:text-properties style:use-window-font-color="true" loext:opacity="0%" style:text-position="0% 100%" style:font-name="Bitstream Vera Sans2" fo:font-style="normal" style:font-name-asian="OpenSymbol1" style:font-size-asian="10pt" style:font-style-asian="normal" style:font-name-complex="OpenSymbol1" style:font-size-complex="10pt" style:font-style-complex="normal"/>
    </style:style>
    <style:style style:name="T131" style:family="text">
      <style:text-properties style:use-window-font-color="true" loext:opacity="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132" style:family="text">
      <style:text-properties style:use-window-font-color="true" loext:opacity="0%" style:text-position="0% 100%" style:font-name="OpenSymbol1" fo:font-size="10pt" fo:font-style="normal" officeooo:rsid="006ba6a4" fo:background-color="#ffff00" loext:char-shading-value="0" style:font-name-asian="OpenSymbol1" style:font-size-asian="10pt" style:font-style-asian="normal" style:font-name-complex="OpenSymbol1" style:font-size-complex="10pt" style:font-style-complex="normal"/>
    </style:style>
    <style:style style:name="T133" style:family="text">
      <style:text-properties style:use-window-font-color="true" loext:opacity="0%" style:text-position="0% 100%" style:font-name="OpenSymbol1" fo:font-size="10pt" fo:font-style="normal" officeooo:rsid="0071ebaf" fo:background-color="#ffff00" loext:char-shading-value="0" style:font-name-asian="OpenSymbol1" style:font-size-asian="10pt" style:font-style-asian="normal" style:font-name-complex="OpenSymbol1" style:font-size-complex="10pt" style:font-style-complex="normal"/>
    </style:style>
    <style:style style:name="T134" style:family="text">
      <style:text-properties style:use-window-font-color="true" loext:opacity="0%" style:text-position="0% 100%" style:font-name="OpenSymbol1" fo:font-size="10pt" fo:background-color="#ffff00" loext:char-shading-value="0" style:font-name-asian="OpenSymbol1" style:font-size-asian="10pt" style:font-style-asian="normal" style:font-name-complex="OpenSymbol1" style:font-size-complex="10pt" style:font-style-complex="normal"/>
    </style:style>
    <style:style style:name="T135" style:family="text">
      <style:text-properties style:use-window-font-color="true" loext:opacity="0%" style:text-position="0% 100%" style:font-name="OpenSymbol1" fo:background-color="#ffff00" loext:char-shading-value="0" style:font-name-asian="OpenSymbol1" style:font-style-asian="normal" style:font-name-complex="OpenSymbol1" style:font-style-complex="normal"/>
    </style:style>
    <style:style style:name="T136" style:family="text">
      <style:text-properties style:use-window-font-color="true" loext:opacity="0%" style:text-position="0% 100%" style:font-name="OpenSymbol1" fo:font-style="normal" fo:background-color="#ffff00" loext:char-shading-value="0" style:font-name-asian="OpenSymbol1" style:font-style-asian="normal" style:font-name-complex="OpenSymbol1" style:font-style-complex="normal"/>
    </style:style>
    <style:style style:name="T137" style:family="text">
      <style:text-properties style:use-window-font-color="true" loext:opacity="0%" style:text-position="0% 100%" style:font-name="OpenSymbol1" fo:font-style="normal" officeooo:rsid="0075a73b" fo:background-color="#ffff00" loext:char-shading-value="0" style:font-name-asian="OpenSymbol1" style:font-style-asian="normal" style:font-name-complex="OpenSymbol1" style:font-style-complex="normal"/>
    </style:style>
    <style:style style:name="T138" style:family="text">
      <style:text-properties style:use-window-font-color="true" loext:opacity="0%" style:text-position="0% 100%" style:font-name="OpenSymbol1" fo:font-style="normal" fo:background-color="#ffff00" loext:char-shading-value="0" style:font-name-asian="OpenSymbol1" style:font-name-complex="OpenSymbol1"/>
    </style:style>
    <style:style style:name="T139" style:family="text">
      <style:text-properties style:use-window-font-color="true" loext:opacity="0%" style:text-position="0% 100%" style:font-name="OpenSymbol1" fo:font-style="normal" style:font-name-asian="OpenSymbol1" style:font-style-asian="normal" style:font-name-complex="OpenSymbol1" style:font-style-complex="normal"/>
    </style:style>
    <style:style style:name="T140" style:family="text">
      <style:text-properties style:use-window-font-color="true" loext:opacity="0%" style:text-position="0% 100%" style:font-name="OpenSymbol1" fo:font-style="normal" style:font-name-asian="OpenSymbol1" style:font-size-asian="10pt" style:font-style-asian="normal" style:font-name-complex="OpenSymbol1" style:font-size-complex="10pt" style:font-style-complex="normal"/>
    </style:style>
    <style:style style:name="T141" style:family="text">
      <style:text-properties style:use-window-font-color="true" loext:opacity="0%" style:text-position="0% 100%" style:font-name="OpenSymbol2" fo:font-style="normal" fo:background-color="#ffff00" loext:char-shading-value="0" style:font-name-asian="OpenSymbol1" style:font-style-asian="normal" style:font-name-complex="OpenSymbol1" style:font-style-complex="normal"/>
    </style:style>
    <style:style style:name="T142"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143" style:family="text">
      <style:text-properties style:use-window-font-color="true" loext:opacity="0%" style:text-position="0% 100%" fo:background-color="#ffff00" loext:char-shading-value="0" style:font-name-asian="OpenSymbol1" style:font-name-complex="OpenSymbol1"/>
    </style:style>
    <style:style style:name="T144" style:family="text">
      <style:text-properties style:use-window-font-color="true" loext:opacity="0%"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145" style:family="text">
      <style:text-properties style:use-window-font-color="true" loext:opacity="0%" style:text-position="0% 100%" style:font-name="Times New Roman" fo:font-size="12pt" fo:font-style="italic" fo:background-color="#ffff00" loext:char-shading-value="0" style:font-name-asian="OpenSymbol1" style:font-size-asian="12pt" style:font-style-asian="normal" style:font-name-complex="OpenSymbol1" style:font-size-complex="12pt" style:font-style-complex="normal"/>
    </style:style>
    <style:style style:name="T146" style:family="text">
      <style:text-properties style:use-window-font-color="true" loext:opacity="0%"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147" style:family="text">
      <style:text-properties style:use-window-font-color="true" loext:opacity="0%" style:text-position="0% 100%" style:font-name-asian="OpenSymbol1" style:font-style-asian="normal" style:font-name-complex="OpenSymbol1" style:font-style-complex="normal"/>
    </style:style>
    <style:style style:name="T148" style:family="text">
      <style:text-properties style:use-window-font-color="true" loext:opacity="0%" style:text-position="0% 100%" fo:font-style="normal" style:font-name-asian="OpenSymbol1" style:font-style-asian="normal" style:font-name-complex="OpenSymbol1" style:font-style-complex="normal"/>
    </style:style>
    <style:style style:name="T149" style:family="text">
      <style:text-properties style:use-window-font-color="true" loext:opacity="0%" style:font-name="Bitstream Vera Sans2" fo:font-style="normal" fo:background-color="#ffff00" loext:char-shading-value="0"/>
    </style:style>
    <style:style style:name="T150" style:family="text">
      <style:text-properties style:use-window-font-color="true" loext:opacity="0%" style:font-name="Bitstream Vera Sans2" fo:font-style="normal" fo:background-color="#ffff00" loext:char-shading-value="0" style:font-style-asian="normal" style:font-style-complex="normal"/>
    </style:style>
    <style:style style:name="T151" style:family="text">
      <style:text-properties style:use-window-font-color="true" loext:opacity="0%" style:font-name="Bitstream Vera Sans2" fo:font-style="normal" fo:background-color="#ffff00" loext:char-shading-value="0" style:font-name-asian="OpenSymbol1" style:font-style-asian="normal" style:font-name-complex="OpenSymbol1" style:font-style-complex="normal"/>
    </style:style>
    <style:style style:name="T152" style:family="text">
      <style:text-properties style:use-window-font-color="true" loext:opacity="0%" style:font-name="Bitstream Vera Sans2" fo:font-style="normal" fo:background-color="#ffff00" loext:char-shading-value="0" style:font-name-asian="OpenSymbol1" style:font-name-complex="OpenSymbol1"/>
    </style:style>
    <style:style style:name="T153" style:family="text">
      <style:text-properties style:use-window-font-color="true" loext:opacity="0%" style:font-name="Bitstream Vera Sans2" fo:font-style="normal" fo:background-color="#ffff00" loext:char-shading-value="0" style:font-size-asian="12pt" style:font-style-asian="normal" style:font-size-complex="12pt" style:font-style-complex="normal"/>
    </style:style>
    <style:style style:name="T154" style:family="text">
      <style:text-properties style:use-window-font-color="true" loext:opacity="0%" style:font-name="Bitstream Vera Sans2" fo:font-style="normal" style:font-style-asian="normal" style:font-style-complex="normal"/>
    </style:style>
    <style:style style:name="T155" style:family="text">
      <style:text-properties style:use-window-font-color="true" loext:opacity="0%"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156" style:family="text">
      <style:text-properties style:use-window-font-color="true" loext:opacity="0%" style:font-name="Bitstream Vera Sans2" fo:font-size="10pt" fo:font-style="normal" fo:background-color="#ffff00" loext:char-shading-value="0" style:font-name-asian="OpenSymbol1" style:font-size-asian="10pt" style:font-name-complex="OpenSymbol1" style:font-size-complex="10pt"/>
    </style:style>
    <style:style style:name="T157" style:family="text">
      <style:text-properties style:use-window-font-color="true" loext:opacity="0%" style:font-name="Bitstream Vera Sans2" fo:font-size="10pt" fo:font-style="normal" fo:background-color="#ffff00" loext:char-shading-value="0" style:font-size-asian="10pt" style:font-style-asian="normal" style:font-size-complex="10pt" style:font-style-complex="normal"/>
    </style:style>
    <style:style style:name="T158" style:family="text">
      <style:text-properties style:use-window-font-color="true" loext:opacity="0%" style:font-name="Bitstream Vera Sans2" fo:font-size="10pt" fo:font-style="normal" fo:background-color="#ffff00" loext:char-shading-value="0" style:font-size-asian="10pt" style:font-size-complex="10pt"/>
    </style:style>
    <style:style style:name="T159"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160" style:family="text">
      <style:text-properties style:use-window-font-color="true" loext:opacity="0%" style:font-name="OpenSymbol1" fo:font-style="normal" fo:background-color="#ffff00" loext:char-shading-value="0"/>
    </style:style>
    <style:style style:name="T161" style:family="text">
      <style:text-properties style:use-window-font-color="true" loext:opacity="0%" style:font-name="OpenSymbol1" fo:font-style="normal" fo:background-color="#ffff00" loext:char-shading-value="0" style:font-name-asian="OpenSymbol1" style:font-style-asian="normal" style:font-name-complex="OpenSymbol1" style:font-style-complex="normal"/>
    </style:style>
    <style:style style:name="T162" style:family="text">
      <style:text-properties style:use-window-font-color="true" loext:opacity="0%" style:font-name="OpenSymbol1" fo:font-style="normal" fo:background-color="#ffff00" loext:char-shading-value="0" style:font-name-asian="OpenSymbol1" style:font-name-complex="OpenSymbol1"/>
    </style:style>
    <style:style style:name="T163" style:family="text">
      <style:text-properties style:use-window-font-color="true" loext:opacity="0%" style:font-name="OpenSymbol1" fo:font-style="normal" fo:background-color="#ffff00" loext:char-shading-value="0" style:font-style-asian="normal" style:font-style-complex="normal"/>
    </style:style>
    <style:style style:name="T164" style:family="text">
      <style:text-properties style:use-window-font-color="true" loext:opacity="0%" style:font-name="OpenSymbol1" fo:font-style="normal" style:font-style-asian="normal" style:font-style-complex="normal"/>
    </style:style>
    <style:style style:name="T165" style:family="text">
      <style:text-properties style:use-window-font-color="true" loext:opacity="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166" style:family="text">
      <style:text-properties style:use-window-font-color="true" loext:opacity="0%" style:font-name="OpenSymbol1" fo:font-size="10pt" fo:font-style="normal" fo:background-color="#ffff00" loext:char-shading-value="0" style:font-name-asian="OpenSymbol1" style:font-size-asian="10pt" style:font-name-complex="OpenSymbol1" style:font-size-complex="10pt"/>
    </style:style>
    <style:style style:name="T167" style:family="text">
      <style:text-properties style:use-window-font-color="true" loext:opacity="0%" style:font-name="Bitstream Vera Sans5" fo:font-size="10pt" fo:font-style="normal" fo:background-color="#ffff00" loext:char-shading-value="0" style:font-size-asian="12pt" style:font-style-asian="italic" style:font-size-complex="12pt" style:font-style-complex="italic"/>
    </style:style>
    <style:style style:name="T168" style:family="text">
      <style:text-properties style:use-window-font-color="true" loext:opacity="0%" style:font-name="OpenSymbol2" fo:font-size="10pt" fo:font-style="normal" fo:background-color="#ffff00" loext:char-shading-value="0" style:font-name-asian="OpenSymbol1" style:font-size-asian="12pt" style:font-style-asian="normal" style:font-name-complex="OpenSymbol1" style:font-size-complex="12pt" style:font-style-complex="normal"/>
    </style:style>
    <style:style style:name="T169" style:family="text">
      <style:text-properties style:use-window-font-color="true" loext:opacity="0%" style:font-name="OpenSymbol2" fo:font-style="normal" fo:background-color="#ffff00" loext:char-shading-value="0" style:font-name-asian="OpenSymbol1" style:font-style-asian="normal" style:font-name-complex="OpenSymbol1" style:font-style-complex="normal"/>
    </style:style>
    <style:style style:name="T170" style:family="text">
      <style:text-properties style:use-window-font-color="true" loext:opacity="0%" fo:background-color="#ffff00" loext:char-shading-value="0"/>
    </style:style>
    <style:style style:name="T171" style:family="text">
      <style:text-properties style:use-window-font-color="true" loext:opacity="0%" officeooo:rsid="006cf0ef" fo:background-color="#ffff00" loext:char-shading-value="0"/>
    </style:style>
    <style:style style:name="T172" style:family="text">
      <style:text-properties style:use-window-font-color="true" loext:opacity="0%" fo:background-color="#ffff00" loext:char-shading-value="0" style:font-style-asian="normal" style:font-style-complex="normal"/>
    </style:style>
    <style:style style:name="T173" style:family="text">
      <style:text-properties fo:color="#a43486" loext:opacity="100%" style:font-name="Bitstream Vera Sans2"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174" style:family="text">
      <style:text-properties fo:font-variant="normal" fo:text-transform="none" style:text-position="0% 100%" style:font-name="OpenSymbol1" fo:font-size="10pt" fo:font-style="normal" style:font-name-asian="OpenSymbol1" style:font-size-asian="10pt" style:font-style-asian="normal" style:font-name-complex="OpenSymbol1" style:font-size-complex="10pt" style:font-style-complex="normal"/>
    </style:style>
    <style:style style:name="T175" style:family="text">
      <style:text-properties fo:font-variant="normal" fo:text-transform="none" style:text-position="0% 100%" style:font-name="Times New Roman" fo:font-size="12pt" fo:letter-spacing="-0.004cm" fo:language="zxx" fo:country="none" fo:text-shadow="none" style:text-underline-style="none" fo:font-weight="normal" fo:background-color="transparent" loext:char-shading-value="0" style:font-name-asian="Times New Roman" style:font-size-asian="12pt" style:language-asian="zxx" style:country-asian="none" style:font-weight-asian="normal" style:font-name-complex="Times New Roman" style:font-size-complex="12pt" style:font-weight-complex="normal" style:font-relief="none"/>
    </style:style>
    <style:style style:name="T176" style:family="text">
      <style:text-properties fo:font-variant="normal" fo:text-transform="none" style:use-window-font-color="true" loext:opacity="0%" style:text-position="super 58%" style:font-name="Bitstream Vera Sans2" fo:font-size="10pt" fo:letter-spacing="-0.004cm"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77" style:family="text">
      <style:text-properties fo:font-variant="normal" fo:text-transform="none" style:use-window-font-color="true" loext:opacity="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178" style:family="text">
      <style:text-properties fo:font-variant="normal" fo:text-transform="none" style:use-window-font-color="true" loext:opacity="0%" style:text-position="0% 100%" style:font-name="OpenSymbol1" fo:font-size="10pt" fo:letter-spacing="-0.004cm"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79" style:family="text">
      <style:text-properties fo:font-variant="normal" fo:text-transform="none" style:use-window-font-color="true" loext:opacity="0%" style:text-position="0% 100%" style:font-name="OpenSymbol1" fo:font-size="10pt" fo:letter-spacing="-0.004cm" fo:language="zxx" fo:country="none" fo:font-style="normal" fo:text-shadow="none" style:text-underline-style="none" fo:font-weight="normal" fo:background-color="transparent" loext:char-shading-value="0" style:font-name-asian="OpenSymbol1" style:font-size-asian="10pt" style:language-asian="zxx" style:country-asian="none" style:font-style-asian="normal" style:font-weight-asian="normal" style:font-name-complex="OpenSymbol1" style:font-size-complex="10pt" style:font-style-complex="normal" style:font-weight-complex="normal" style:font-relief="none"/>
    </style:style>
    <style:style style:name="T180" style:family="text">
      <style:text-properties fo:font-variant="normal" fo:text-transform="none" style:use-window-font-color="true" loext:opacity="0%" style:text-position="0% 100%" style:font-name="Bitstream Vera Sans2" fo:font-size="10pt" fo:letter-spacing="-0.004cm"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81" style:family="text">
      <style:text-properties fo:font-variant="normal" fo:text-transform="none" style:use-window-font-color="true" loext:opacity="0%" style:text-position="0% 100%" style:font-name="Bitstream Vera Sans2" fo:font-size="10pt" fo:letter-spacing="-0.004cm" fo:language="zxx" fo:country="none" fo:font-style="normal" fo:text-shadow="none" style:text-underline-style="none" fo:font-weight="normal" fo:background-color="transparent" loext:char-shading-value="0" style:font-name-asian="OpenSymbol1" style:font-size-asian="10pt" style:language-asian="zxx" style:country-asian="none" style:font-style-asian="normal" style:font-weight-asian="normal" style:font-name-complex="OpenSymbol1" style:font-size-complex="10pt" style:font-style-complex="normal" style:font-weight-complex="normal" style:font-relief="none"/>
    </style:style>
    <style:style style:name="T182" style:family="text">
      <style:text-properties fo:font-variant="normal" fo:text-transform="none" fo:color="#000000" loext:opacity="100%" style:text-position="0% 100%" style:font-name="Bitstream Vera Sans2" fo:font-size="10pt" fo:letter-spacing="-0.004cm"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83" style:family="text">
      <style:text-properties fo:font-variant="normal" fo:text-transform="none" fo:color="#000000" loext:opacity="100%" style:text-position="0% 100%" style:font-name="Bitstream Vera Sans2" fo:font-size="10pt" fo:letter-spacing="-0.004cm" fo:language="zxx" fo:country="none" fo:font-style="normal" fo:text-shadow="none" style:text-underline-style="none" fo:font-weight="normal" fo:background-color="transparent" loext:char-shading-value="0" style:font-name-asian="OpenSymbol1" style:font-size-asian="10pt" style:language-asian="zxx" style:country-asian="none" style:font-style-asian="normal" style:font-weight-asian="normal" style:font-name-complex="OpenSymbol1" style:font-size-complex="10pt" style:font-style-complex="normal" style:font-weight-complex="normal" style:font-relief="none"/>
    </style:style>
    <style:style style:name="T184" style:family="text">
      <style:text-properties fo:font-variant="normal" fo:text-transform="none" fo:color="#000000" loext:opacity="100%" style:text-position="0% 100%" style:font-name="OpenSymbol1" fo:font-size="10pt" fo:letter-spacing="-0.004cm"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85" style:family="text">
      <style:text-properties fo:font-variant="normal" fo:text-transform="none" fo:color="#000000" loext:opacity="100%" style:text-position="0% 100%" style:font-name="OpenSymbol1" fo:font-size="10pt" fo:letter-spacing="-0.004cm" fo:language="zxx" fo:country="none" fo:font-style="normal" fo:text-shadow="none" style:text-underline-style="none" fo:font-weight="normal" fo:background-color="transparent" loext:char-shading-value="0" style:font-name-asian="OpenSymbol1" style:font-size-asian="10pt" style:language-asian="zxx" style:country-asian="none" style:font-style-asian="normal" style:font-weight-asian="normal" style:font-name-complex="OpenSymbol1" style:font-size-complex="10pt" style:font-style-complex="normal" style:font-weight-complex="normal" style:font-relief="none"/>
    </style:style>
    <style:style style:name="T186" style:family="text">
      <style:text-properties fo:font-variant="normal" fo:text-transform="none" fo:color="#000000" loext:opacity="100%" style:text-position="super 58%" style:font-name="Bitstream Vera Sans2" fo:font-size="10pt" fo:letter-spacing="-0.004cm"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87" style:family="text">
      <style:text-properties fo:font-variant="normal" fo:text-transform="none" fo:color="#1259bc" loext:opacity="100%" style:text-position="0% 100%" style:font-name="Bitstream Vera Sans2" fo:font-size="10pt" fo:letter-spacing="-0.004cm"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188" style:family="text">
      <style:text-properties fo:font-variant="normal" fo:text-transform="none" fo:color="#1259bc" loext:opacity="100%" style:text-position="0% 100%" style:font-name="Times New Roman" fo:font-size="12pt" fo:letter-spacing="-0.004cm" fo:language="zxx" fo:country="none" fo:text-shadow="none" style:text-underline-style="none" fo:font-weight="bold" fo:background-color="transparent" loext:char-shading-value="0" style:font-name-asian="Times New Roman" style:font-size-asian="12pt" style:language-asian="zxx" style:country-asian="none" style:font-weight-asian="bold" style:font-name-complex="Times New Roman" style:font-size-complex="12pt" style:font-weight-complex="bold" style:font-relief="none"/>
    </style:style>
    <style:style style:name="T189" style:family="text">
      <style:text-properties fo:font-variant="normal" fo:text-transform="none" fo:color="#9d0f89" loext:opacity="100%" style:text-position="0% 100%" style:font-name="Bitstream Vera Sans2" fo:font-size="10pt" fo:letter-spacing="-0.004cm"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190" style:family="text">
      <style:text-properties fo:color="#c74028" loext:opacity="100%" fo:font-size="10pt" style:font-size-asian="10pt" style:font-size-complex="10pt"/>
    </style:style>
    <style:style style:name="T191" style:family="text">
      <style:text-properties officeooo:rsid="00575b75"/>
    </style:style>
    <style:style style:name="T192" style:family="text">
      <style:text-properties officeooo:rsid="00647ebf"/>
    </style:style>
    <style:style style:name="T193" style:family="text">
      <style:text-properties fo:color="#d3802c" loext:opacity="100%" fo:font-weight="bold" officeooo:rsid="00647ebf" style:font-weight-asian="bold" style:font-weight-complex="bold"/>
    </style:style>
    <style:style style:name="T194" style:family="text">
      <style:text-properties fo:background-color="#ffff00" loext:char-shading-value="0"/>
    </style:style>
    <style:style style:name="T195" style:family="text">
      <style:text-properties fo:color="#ff3366" loext:opacity="100%" style:font-name="Bitstream Vera Sans2" fo:font-style="normal" fo:background-color="#ffff00" loext:char-shading-value="0" style:font-style-asian="normal" style:font-style-complex="normal"/>
    </style:style>
    <style:style style:name="T196" style:family="text">
      <style:text-properties fo:color="#ff3366" loext:opacity="100%" style:font-name="Bitstream Vera Sans2" fo:font-style="normal" fo:background-color="#ffff00" loext:char-shading-value="0" style:font-name-asian="OpenSymbol1" style:font-style-asian="normal" style:font-name-complex="OpenSymbol1" style:font-style-complex="normal"/>
    </style:style>
    <style:style style:name="T197" style:family="text">
      <style:text-properties fo:color="#ff3366" loext:opacity="100%"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198" style:family="text">
      <style:text-properties fo:color="#ff3366" loext:opacity="100%" style:font-name="Bitstream Vera Sans2" fo:font-size="10pt" fo:font-style="normal" fo:background-color="#ffff00" loext:char-shading-value="0" style:font-size-asian="10pt" style:font-style-asian="normal" style:font-size-complex="10pt" style:font-style-complex="normal"/>
    </style:style>
    <style:style style:name="T199" style:family="text">
      <style:text-properties fo:color="#ff3366" loext:opacity="100%" style:font-name="Times New Roman" fo:font-size="12pt" fo:font-style="italic" fo:background-color="#ffff00" loext:char-shading-value="0" style:font-size-asian="12pt" style:font-style-asian="italic" style:font-size-complex="12pt" style:font-style-complex="italic"/>
    </style:style>
    <style:style style:name="T200" style:family="text">
      <style:text-properties fo:color="#ff3366" loext:opacity="100%" style:font-name="OpenSymbol1" fo:font-style="normal" fo:background-color="#ffff00" loext:char-shading-value="0" style:font-name-asian="OpenSymbol1" style:font-style-asian="normal" style:font-name-complex="OpenSymbol1" style:font-style-complex="normal"/>
    </style:style>
    <style:style style:name="T201" style:family="text">
      <style:text-properties fo:color="#ff3366" loext:opacity="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202" style:family="text">
      <style:text-properties officeooo:rsid="0071ebaf"/>
    </style:style>
    <style:style style:name="T203" style:family="text">
      <style:text-properties officeooo:rsid="00728b2b"/>
    </style:style>
    <style:style style:name="T204" style:family="text">
      <style:text-properties officeooo:rsid="00738179"/>
    </style:style>
    <style:style style:name="T205" style:family="text">
      <style:text-properties officeooo:rsid="0074d7ae"/>
    </style:style>
    <style:style style:name="T206" style:family="text">
      <style:text-properties fo:color="#c9211e" loext:opacity="100%" style:font-name="Bitstream Vera Sans2" fo:font-style="normal" fo:background-color="#ffff00" loext:char-shading-value="0" style:font-style-asian="normal" style:font-style-complex="normal"/>
    </style:style>
    <style:style style:name="T207" style:family="text">
      <style:text-properties fo:color="#c9211e" loext:opacity="100%" style:font-name="Bitstream Vera Sans2" fo:font-size="12pt" fo:font-style="normal" fo:background-color="#ffff00" loext:char-shading-value="0" style:font-size-asian="12pt" style:font-style-asian="normal" style:font-size-complex="12pt" style:font-style-complex="normal"/>
    </style:style>
    <style:style style:name="T208" style:family="text">
      <style:text-properties fo:color="#c9211e" loext:opacity="100%" style:font-name="Bitstream Vera Sans5" fo:font-size="10pt" fo:font-style="normal" fo:background-color="#ffff00" loext:char-shading-value="0" style:font-size-asian="12pt" style:font-style-asian="italic" style:font-size-complex="12pt" style:font-style-complex="italic"/>
    </style:style>
    <style:style style:name="T209" style:family="text">
      <style:text-properties fo:color="#c9211e" loext:opacity="100%" style:font-name="Times New Roman" fo:font-size="12pt" fo:font-style="italic" fo:background-color="#ffff00" loext:char-shading-value="0" style:font-size-asian="12pt" style:font-style-asian="italic" style:font-size-complex="12pt" style:font-style-complex="italic"/>
    </style:style>
    <style:style style:name="T210" style:family="text">
      <style:text-properties fo:color="#ffffff" loext:opacity="100%" style:font-name="Bitstream Vera Sans2" fo:font-size="11pt" fo:font-weight="bold" style:font-size-asian="11pt" style:font-weight-asian="bold" style:font-size-complex="11pt" style:font-weight-complex="bold"/>
    </style:style>
    <style:style style:name="T211"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opacity="100%"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6" style:family="graphic" style:parent-style-name="_5f_Formule_5f_corrigée">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699cm">
          <style:column-sep style:width="0.021cm" style:color="#d7e12c" style:height="100%" style:style="solid"/>
          <style:column style:rel-width="32767*" fo:start-indent="0cm" fo:end-indent="0.349cm"/>
          <style:column style:rel-width="32768*" fo:start-indent="0.349cm" fo:end-indent="0cm"/>
        </style:columns>
      </style:section-properties>
    </style:style>
    <style:style style:name="Sect2" style:family="section">
      <style:section-properties text:dont-balance-text-columns="false" style:editable="false">
        <style:columns fo:column-count="1" fo:column-gap="0cm">
          <style:column-sep style:width="0.035cm" style:color="#ff9900" style:height="100%" style:style="solid"/>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0"><draw:g text:anchor-type="paragraph" draw:z-index="24" draw:name="Forme5" draw:style-name="gr1"><draw:custom-shape draw:style-name="gr2" draw:text-style-name="P144" svg:width="3.964cm" svg:height="0.641cm" draw:transform="skewX (0.00279252680319092) rotate (0.0872664625997165) translate (-0.370416666666667cm -0.0934861111111111cm)"><text:p text:style-name="P143"><text:span text:style-name="T210">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6.736cm" svg:width="9.135cm" draw:z-index="25"><draw:text-box fo:min-height="2.743cm"><text:section text:style-name="Sect2" text:name="Section3"><text:p text:style-name="P27"/><text:list xml:id="list3930558623" text:style-name="liste_5f_abc"><text:list-item><text:p text:style-name="P65"><text:span text:style-name="T64">Factorise : <text:line-break/></text:span><text:span text:style-name="T56">D </text:span><text:span text:style-name="T40">=</text:span><text:span text:style-name="T56"> (9</text:span><text:span text:style-name="_5f_variables"><text:span text:style-name="T5">x</text:span></text:span><text:span text:style-name="_5f_variables"><text:span text:style-name="T57"> </text:span></text:span><text:span text:style-name="_5f_variables"><text:span text:style-name="T41">−</text:span></text:span><text:span text:style-name="_5f_variables"><text:span text:style-name="T57"> 4</text:span></text:span><text:span text:style-name="T56">)(5</text:span><text:span text:style-name="_5f_variables"><text:span text:style-name="T5">x</text:span></text:span><text:span text:style-name="T57"> </text:span><text:span text:style-name="T41"></text:span><text:span text:style-name="T56"> 6)</text:span><text:span text:style-name="T57"> </text:span><text:span text:style-name="T41">−</text:span><text:span text:style-name="T57"> </text:span><text:span text:style-name="T56">(9</text:span><text:span text:style-name="_5f_variables"><text:span text:style-name="T5">x</text:span></text:span><text:span text:style-name="_5f_variables"><text:span text:style-name="T57"> </text:span></text:span><text:span text:style-name="_5f_variables"><text:span text:style-name="T41">−</text:span></text:span><text:span text:style-name="_5f_variables"><text:span text:style-name="T57"> </text:span></text:span><text:span text:style-name="T56">4)(3</text:span><text:span text:style-name="_5f_variables"><text:span text:style-name="T5">x</text:span></text:span><text:span text:style-name="T57"> </text:span><text:span text:style-name="T41"></text:span><text:span text:style-name="T56"> 11).</text:span></text:p></text:list-item><text:list-item><text:p text:style-name="P68"><text:span text:style-name="T58">Factorise C </text:span><text:span text:style-name="T42">=</text:span><text:span text:style-name="T58"> 64</text:span><text:span text:style-name="_5f_variables"><text:span text:style-name="T33">x</text:span></text:span><text:span text:style-name="T13">2</text:span><text:span text:style-name="T59"> </text:span><text:span text:style-name="T43">−</text:span><text:span text:style-name="T59"> </text:span><text:span text:style-name="T58">49.</text:span></text:p></text:list-item></text:list><text:p text:style-name="P46"><text:span text:style-name="_5f_correction"><text:span text:style-name="T190">Correction</text:span></text:span></text:p><text:list xml:id="list94539925350131" text:continue-list="list3930558623" text:style-name="liste_5f_abc"><text:list-item text:start-value="1"><text:p text:style-name="P66"><text:span text:style-name="_5f_correction"><text:span text:style-name="T56">D </text:span></text:span><text:span text:style-name="_5f_correction"><text:span text:style-name="T40">=</text:span></text:span><text:span text:style-name="_5f_correction"><text:span text:style-name="T56"> (9</text:span></text:span><text:span text:style-name="_5f_variables"><text:span text:style-name="T5">x</text:span></text:span><text:span text:style-name="_5f_variables"><text:span text:style-name="T57"> </text:span></text:span><text:span text:style-name="_5f_variables"><text:span text:style-name="T41">−</text:span></text:span><text:span text:style-name="_5f_variables"><text:span text:style-name="T57"> 4</text:span></text:span><text:span text:style-name="_5f_correction"><text:span text:style-name="T56">)(5</text:span></text:span><text:span text:style-name="_5f_variables"><text:span text:style-name="T5">x</text:span></text:span><text:span text:style-name="_5f_correction"><text:span text:style-name="T57"> </text:span></text:span><text:span text:style-name="_5f_correction"><text:span text:style-name="T41"></text:span></text:span><text:span text:style-name="_5f_correction"><text:span text:style-name="T56"> 6)</text:span></text:span><text:span text:style-name="_5f_correction"><text:span text:style-name="T57"> </text:span></text:span><text:span text:style-name="_5f_correction"><text:span text:style-name="T41">−</text:span></text:span><text:span text:style-name="_5f_correction"><text:span text:style-name="T57"> </text:span></text:span><text:span text:style-name="_5f_correction"><text:span text:style-name="T56">(9</text:span></text:span><text:span text:style-name="_5f_variables"><text:span text:style-name="T5">x</text:span></text:span><text:span text:style-name="_5f_variables"><text:span text:style-name="T57"> </text:span></text:span><text:span text:style-name="_5f_variables"><text:span text:style-name="T41">−</text:span></text:span><text:span text:style-name="_5f_variables"><text:span text:style-name="T57"> </text:span></text:span><text:span text:style-name="_5f_correction"><text:span text:style-name="T56">4)(3</text:span></text:span><text:span text:style-name="_5f_variables"><text:span text:style-name="T5">x</text:span></text:span><text:span text:style-name="_5f_correction"><text:span text:style-name="T57"> </text:span></text:span><text:span text:style-name="_5f_correction"><text:span text:style-name="T41"></text:span></text:span><text:span text:style-name="_5f_correction"><text:span text:style-name="T56"> 11).</text:span></text:span></text:p></text:list-item></text:list><text:p text:style-name="Standard"><text:span text:style-name="T56">D </text:span><text:span text:style-name="T40">=</text:span><text:span text:style-name="T56"> </text:span><text:span text:style-name="T99">(9</text:span><text:span text:style-name="_5f_variables"><text:span text:style-name="T100">x</text:span></text:span><text:span text:style-name="_5f_variables"><text:span text:style-name="T95"> </text:span></text:span><text:span text:style-name="_5f_variables"><text:span text:style-name="T98">−</text:span></text:span><text:span text:style-name="_5f_variables"><text:span text:style-name="T95"> </text:span></text:span><text:span text:style-name="_5f_variables"><text:span text:style-name="T96">4</text:span></text:span><text:span text:style-name="T99">)</text:span><text:span text:style-name="T104">(5</text:span><text:span text:style-name="_5f_variables"><text:span text:style-name="T105">x</text:span></text:span><text:span text:style-name="T101"> </text:span><text:span text:style-name="T103"></text:span><text:span text:style-name="T102"> 6</text:span><text:span text:style-name="T104">)</text:span><text:span text:style-name="T57"> </text:span><text:span text:style-name="T41">−</text:span><text:span text:style-name="T57"> </text:span><text:span text:style-name="T96">(</text:span><text:span text:style-name="T99">9</text:span><text:span text:style-name="_5f_variables"><text:span text:style-name="T100">x</text:span></text:span><text:span text:style-name="_5f_variables"><text:span text:style-name="T95"> </text:span></text:span><text:span text:style-name="_5f_variables"><text:span text:style-name="T98">−</text:span></text:span><text:span text:style-name="_5f_variables"><text:span text:style-name="T95"> </text:span></text:span><text:span text:style-name="T97">4</text:span><text:span text:style-name="T99">)</text:span><text:span text:style-name="T109">(3</text:span><text:span text:style-name="_5f_variables"><text:span text:style-name="T110">x</text:span></text:span><text:span text:style-name="T106"> </text:span><text:span text:style-name="T108"></text:span><text:span text:style-name="T107"> 11</text:span><text:span text:style-name="T109">)</text:span></text:p><text:p text:style-name="Standard"><text:span text:style-name="T56">D </text:span><text:span text:style-name="T40">=</text:span><text:span text:style-name="T56"> </text:span><text:span text:style-name="T99">(9</text:span><text:span text:style-name="_5f_variables"><text:span text:style-name="T100">x</text:span></text:span><text:span text:style-name="_5f_variables"><text:span text:style-name="T95"> </text:span></text:span><text:span text:style-name="_5f_variables"><text:span text:style-name="T98">−</text:span></text:span><text:span text:style-name="_5f_variables"><text:span text:style-name="T95"> </text:span></text:span><text:span text:style-name="_5f_variables"><text:span text:style-name="T96">4</text:span></text:span><text:span text:style-name="T99">)</text:span><text:span text:style-name="T111">[</text:span><text:span text:style-name="T104">(5</text:span><text:span text:style-name="_5f_variables"><text:span text:style-name="T105">x</text:span></text:span><text:span text:style-name="T101"> </text:span><text:span text:style-name="T103"></text:span><text:span text:style-name="T102"> 6</text:span><text:span text:style-name="T104">)</text:span><text:span text:style-name="T57"> </text:span><text:span text:style-name="T103">−</text:span><text:span text:style-name="T57"> </text:span><text:span text:style-name="T109">(3</text:span><text:span text:style-name="_5f_variables"><text:span text:style-name="T110">x</text:span></text:span><text:span text:style-name="T106"> </text:span><text:span text:style-name="T108"></text:span><text:span text:style-name="T107"> 11</text:span><text:span text:style-name="T109">)</text:span><text:span text:style-name="T92">]</text:span></text:p><text:p text:style-name="Standard"><text:span text:style-name="T56">D </text:span><text:span text:style-name="T40">=</text:span><text:span text:style-name="T56"> </text:span><text:span text:style-name="T99">(9</text:span><text:span text:style-name="_5f_variables"><text:span text:style-name="T100">x</text:span></text:span><text:span text:style-name="_5f_variables"><text:span text:style-name="T95"> </text:span></text:span><text:span text:style-name="_5f_variables"><text:span text:style-name="T98">−</text:span></text:span><text:span text:style-name="_5f_variables"><text:span text:style-name="T95"> </text:span></text:span><text:span text:style-name="_5f_variables"><text:span text:style-name="T96">4</text:span></text:span><text:span text:style-name="T99">)</text:span><text:span text:style-name="T111">[</text:span><text:span text:style-name="T92">5</text:span><text:span text:style-name="_5f_variables"><text:span text:style-name="T5">x</text:span></text:span><text:span text:style-name="T57"> </text:span><text:span text:style-name="T41"></text:span><text:span text:style-name="T56"> 6</text:span><text:span text:style-name="T173"> </text:span><text:span text:style-name="T103">−</text:span><text:span text:style-name="T57"> </text:span><text:span text:style-name="T92">3</text:span><text:span text:style-name="_5f_variables"><text:span text:style-name="T5">x</text:span></text:span><text:span text:style-name="_5f_variables"><text:span text:style-name="T57"> </text:span></text:span><text:span text:style-name="_5f_variables"><text:span text:style-name="T103">−</text:span></text:span><text:span text:style-name="_5f_variables"><text:span text:style-name="T57"> </text:span></text:span><text:span text:style-name="T56">11]</text:span></text:p><text:p text:style-name="P28"><text:span text:style-name="T56">D </text:span><text:span text:style-name="T40">=</text:span><text:span text:style-name="T56"> </text:span><text:span text:style-name="T97">(9</text:span><text:span text:style-name="_5f_variables"><text:span text:style-name="T100">x</text:span></text:span><text:span text:style-name="_5f_variables"><text:span text:style-name="T95"> </text:span></text:span><text:span text:style-name="_5f_variables"><text:span text:style-name="T98">−</text:span></text:span><text:span text:style-name="_5f_variables"><text:span text:style-name="T95"> </text:span></text:span><text:span text:style-name="_5f_variables"><text:span text:style-name="T96">4</text:span></text:span><text:span text:style-name="T97">)</text:span><text:span text:style-name="T56">(2</text:span><text:span text:style-name="_5f_variables"><text:span text:style-name="T5">x</text:span></text:span><text:span text:style-name="_5f_variables"><text:span text:style-name="T57"> </text:span></text:span><text:span text:style-name="_5f_variables"><text:span text:style-name="T41">−</text:span></text:span><text:span text:style-name="_5f_variables"><text:span text:style-name="T57"> 5</text:span></text:span><text:span text:style-name="T56">)</text:span></text:p><text:list xml:id="list94540525715240" text:continue-numbering="true" text:style-name="liste_5f_abc"><text:list-item><text:p text:style-name="P69"><text:span text:style-name="knumerotitreA"><text:span text:style-name="T182">C </text:span></text:span><text:span text:style-name="knumerotitreA"><text:span text:style-name="T184">=</text:span></text:span><text:span text:style-name="knumerotitreA"><text:span text:style-name="T182"> 64</text:span></text:span><text:span text:style-name="_5f_variables"><text:span text:style-name="T175">x</text:span></text:span><text:span text:style-name="knumerotitreA"><text:span text:style-name="T186">2</text:span></text:span><text:span text:style-name="knumerotitreA"><text:span text:style-name="T183"> </text:span></text:span><text:span text:style-name="knumerotitreA"><text:span text:style-name="T185">−</text:span></text:span><text:span text:style-name="knumerotitreA"><text:span text:style-name="T183"> </text:span></text:span><text:span text:style-name="knumerotitreA"><text:span text:style-name="T182">49<text:line-break/></text:span></text:span><text:span text:style-name="knumerotitreA"><text:span text:style-name="T180">C </text:span></text:span><text:span text:style-name="knumerotitreA"><text:span text:style-name="T178">=</text:span></text:span><text:span text:style-name="knumerotitreA"><text:span text:style-name="T180"> (</text:span></text:span><text:span text:style-name="knumerotitreA"><text:span text:style-name="T187">8</text:span></text:span><text:span text:style-name="_5f_variables"><text:span text:style-name="T188">x</text:span></text:span><text:span text:style-name="_5f_variables"><text:span text:style-name="T180">)</text:span></text:span><text:span text:style-name="knumerotitreA"><text:span text:style-name="T176">2</text:span></text:span><text:span text:style-name="knumerotitreA"><text:span text:style-name="T181"> </text:span></text:span><text:span text:style-name="knumerotitreA"><text:span text:style-name="T179">−</text:span></text:span><text:span text:style-name="knumerotitreA"><text:span text:style-name="T180"> </text:span></text:span><text:span text:style-name="knumerotitreA"><text:span text:style-name="T189">7</text:span></text:span><text:span text:style-name="knumerotitreA"><text:span text:style-name="T176">2<text:line-break/></text:span></text:span><text:span text:style-name="knumerotitreA"><text:span text:style-name="T180">C </text:span></text:span><text:span text:style-name="knumerotitreA"><text:span text:style-name="T178">=</text:span></text:span><text:span text:style-name="knumerotitreA"><text:span text:style-name="T180"> (</text:span></text:span><text:span text:style-name="knumerotitreA"><text:span text:style-name="T187">8</text:span></text:span><text:span text:style-name="_5f_variables"><text:span text:style-name="T188">x</text:span></text:span><text:span text:style-name="knumerotitreA"><text:span text:style-name="T181"> </text:span></text:span><text:span text:style-name="knumerotitreA"><text:span text:style-name="T179"></text:span></text:span><text:span text:style-name="knumerotitreA"><text:span text:style-name="T180"> </text:span></text:span><text:span text:style-name="knumerotitreA"><text:span text:style-name="T189">7</text:span></text:span><text:span text:style-name="knumerotitreA"><text:span text:style-name="T180">)(</text:span></text:span><text:span text:style-name="knumerotitreA"><text:span text:style-name="T187">8</text:span></text:span><text:span text:style-name="_5f_variables"><text:span text:style-name="T188">x</text:span></text:span><text:span text:style-name="knumerotitreA"><text:span text:style-name="T181"> </text:span></text:span><text:span text:style-name="knumerotitreA"><text:span text:style-name="T179">−</text:span></text:span><text:span text:style-name="knumerotitreA"><text:span text:style-name="T180"> </text:span></text:span><text:span text:style-name="knumerotitreA"><text:span text:style-name="T189">7</text:span></text:span><text:span text:style-name="knumerotitreA"><text:span text:style-name="T180">)</text:span></text:span></text:p></text:list-item></text:list></text:section></draw:text-box></draw:frame></text:p>
        <text:list xml:id="list2358139450" text:style-name="Num_5f_Exo">
          <text:list-item>
            <text:list>
              <text:list-item>
                <text:h text:style-name="P50" text:outline-level="1"><text:span text:style-name="T94"> </text:span><text:span text:style-name="Bold_5f_niv2">Repérer le facteur commun</text:span></text:h>
              </text:list-item>
            </text:list>
          </text:list-item>
        </text:list>
        <text:p text:style-name="P138"><text:span text:style-name="T193">1. </text:span>Dans les sommes et les différences suivantes, souligne le facteur commun.</text:p>
        <text:list xml:id="list94539691847197" text:continue-list="list94540525715240" text:style-name="liste_5f_abc">
          <text:list-item>
            <text:list>
              <text:list-item>
                <text:p text:style-name="P126"><text:tab/><text:span text:style-name="T194">3</text:span>(<text:span text:style-name="T25">x</text:span><text:span text:style-name="T50"> </text:span><text:span text:style-name="T35">−</text:span><text:span text:style-name="T50"> </text:span>3)<text:span text:style-name="T50"> </text:span><text:span text:style-name="T35"></text:span><text:span text:style-name="T51"> </text:span><text:span text:style-name="T52">3</text:span><text:span text:style-name="T53"> </text:span><text:span text:style-name="T86">×</text:span><text:span text:style-name="T51"> 4</text:span></text:p>
              </text:list-item>
              <text:list-item>
                <text:p text:style-name="P126"><text:span text:style-name="T32"><text:tab/>x</text:span><text:span text:style-name="T27">y</text:span><text:span text:style-name="T50"> </text:span><text:span text:style-name="T35"></text:span><text:span text:style-name="T51"> </text:span><text:span text:style-name="T31">x</text:span><text:span text:style-name="T51">(</text:span><text:span text:style-name="T27">y</text:span><text:span text:style-name="T50"> </text:span><text:span text:style-name="T35"></text:span><text:span text:style-name="T51"> 1)</text:span></text:p>
              </text:list-item>
              <text:list-item>
                <text:p text:style-name="P126"><text:span text:style-name="T51"><text:tab/></text:span><text:span text:style-name="T52">(</text:span><text:span text:style-name="T31">x</text:span><text:span text:style-name="T60"> </text:span><text:span text:style-name="T44"></text:span><text:span text:style-name="T61"> </text:span><text:span text:style-name="T52">1)</text:span><text:span text:style-name="T51">(2</text:span><text:span text:style-name="T25">x</text:span><text:span text:style-name="T54"> </text:span><text:span text:style-name="T38">−</text:span><text:span text:style-name="T54"> </text:span><text:span text:style-name="T51">5)</text:span><text:span text:style-name="T50"> </text:span><text:span text:style-name="T35"></text:span><text:span text:style-name="T51"> (</text:span><text:span text:style-name="T25">x</text:span><text:span text:style-name="T54"> </text:span><text:span text:style-name="T38">−</text:span><text:span text:style-name="T54"> </text:span><text:span text:style-name="T51">7)</text:span><text:span text:style-name="T52">(</text:span><text:span text:style-name="T31">x</text:span><text:span text:style-name="T60"> </text:span><text:span text:style-name="T44"></text:span><text:span text:style-name="T61"> </text:span><text:span text:style-name="T52">1)</text:span></text:p>
              </text:list-item>
              <text:list-item>
                <text:p text:style-name="P126"><text:span text:style-name="T51"><text:tab/>2</text:span><text:span text:style-name="T31">t</text:span><text:span text:style-name="T51">(</text:span><text:span text:style-name="T25">t</text:span><text:span text:style-name="T54"> </text:span><text:span text:style-name="T38">−</text:span><text:span text:style-name="T54"> </text:span><text:span text:style-name="T51">7)</text:span><text:span text:style-name="T50"> </text:span><text:span text:style-name="T35">−</text:span><text:span text:style-name="T50"> </text:span><text:span text:style-name="T32">t</text:span><text:span text:style-name="T51">(</text:span><text:span text:style-name="T35">−</text:span><text:span text:style-name="T50"> </text:span><text:span text:style-name="T29">t</text:span><text:span text:style-name="T54"> </text:span><text:span text:style-name="T38"></text:span><text:span text:style-name="T54"> </text:span><text:span text:style-name="T51">5)</text:span></text:p>
              </text:list-item>
            </text:list>
          </text:list-item>
        </text:list>
        <text:p text:style-name="P26"><text:span text:style-name="T193">2. </text:span>Transforme les sommes et les différences suivantes de façon à faire apparaître un facteur commun. Entoure en rouge ce facteur.</text:p>
        <text:list xml:id="list94539786743820" text:continue-numbering="true" text:style-name="liste_5f_abc">
          <text:list-item>
            <text:list>
              <text:list-item>
                <text:p text:style-name="P67"><text:span text:style-name="T85">9</text:span><text:span text:style-name="T26">y</text:span><text:span text:style-name="T50"> </text:span><text:span text:style-name="T35"></text:span><text:span text:style-name="T51"> </text:span>12<text:span text:style-name="T51"> </text:span><text:span text:style-name="T36">=</text:span><text:span text:style-name="T154"> </text:span><text:span text:style-name="_5f_pointillés_20_gris"><text:span text:style-name="T206"> </text:span></text:span><text:span text:style-name="_5f_pointillés_20_gris"><text:span text:style-name="T208">3 </text:span></text:span><text:span text:style-name="_5f_pointillés_20_gris"><text:span text:style-name="T168">×</text:span></text:span><text:span text:style-name="_5f_pointillés_20_gris"><text:span text:style-name="T167"> 3</text:span></text:span><text:span text:style-name="_5f_pointillés_20_gris"><text:span text:style-name="T159">y</text:span></text:span><text:span text:style-name="_5f_pointillés_20_gris"><text:span text:style-name="T151"> </text:span></text:span><text:span text:style-name="_5f_pointillés_20_gris"><text:span text:style-name="T161"></text:span></text:span><text:span text:style-name="_5f_pointillés_20_gris"><text:span text:style-name="T150"> </text:span></text:span><text:span text:style-name="_5f_pointillés_20_gris"><text:span text:style-name="T208">3</text:span></text:span><text:span text:style-name="_5f_pointillés_20_gris"><text:span text:style-name="T167"> </text:span></text:span><text:span text:style-name="_5f_pointillés_20_gris"><text:span text:style-name="T168">×</text:span></text:span><text:span text:style-name="_5f_pointillés_20_gris"><text:span text:style-name="T167"> 4</text:span></text:span></text:p>
              </text:list-item>
              <text:list-item>
                <text:p text:style-name="P127"><text:span text:style-name="T25">x</text:span>²<text:span text:style-name="T50"> </text:span><text:span text:style-name="T35"></text:span><text:span text:style-name="T51"> </text:span>5<text:span text:style-name="T25">x</text:span><text:span text:style-name="T51"> </text:span><text:span text:style-name="T36">=</text:span><text:span text:style-name="T154"> </text:span><text:span text:style-name="_5f_pointillés_20_gris"><text:span text:style-name="T159">x </text:span></text:span><text:span text:style-name="_5f_pointillés_20_gris"><text:span text:style-name="T168">×</text:span></text:span><text:span text:style-name="_5f_pointillés_20_gris"><text:span text:style-name="T159"> </text:span></text:span><text:span text:style-name="_5f_pointillés_20_gris"><text:span text:style-name="T209">x</text:span></text:span><text:span text:style-name="_5f_pointillés_20_gris"><text:span text:style-name="T151"> </text:span></text:span><text:span text:style-name="_5f_pointillés_20_gris"><text:span text:style-name="T161"></text:span></text:span><text:span text:style-name="_5f_pointillés_20_gris"><text:span text:style-name="T150"> 5 </text:span></text:span><text:span text:style-name="_5f_pointillés_20_gris"><text:span text:style-name="T169">× </text:span></text:span><text:span text:style-name="_5f_pointillés_20_gris"><text:span text:style-name="T209">x</text:span></text:span><text:span text:style-name="_5f_pointillés_20_gris"><text:span text:style-name="T207"> </text:span></text:span></text:p>
              </text:list-item>
              <text:list-item>
                <text:p text:style-name="P74">(<text:span text:style-name="T25">x</text:span><text:span text:style-name="T54"> </text:span><text:span text:style-name="T38"></text:span><text:span text:style-name="T55"> </text:span>1)<text:span text:style-name="T7">2</text:span><text:span text:style-name="T50"> </text:span><text:span text:style-name="T35">−</text:span><text:span text:style-name="T50"> </text:span>2(<text:span text:style-name="T25">x</text:span><text:span text:style-name="T54"> </text:span><text:span text:style-name="T38"></text:span><text:span text:style-name="T55"> </text:span>1)<text:span text:style-name="T51"> </text:span><text:span text:style-name="T36">=</text:span><text:span text:style-name="_5f_pointillés_20_gris"><text:span text:style-name="T154"> </text:span></text:span><text:span text:style-name="_5f_pointillés_20_gris"><text:span text:style-name="T195">(</text:span></text:span><text:span text:style-name="_5f_pointillés_20_gris"><text:span text:style-name="T199">x</text:span></text:span><text:span text:style-name="_5f_pointillés_20_gris"><text:span text:style-name="T197"> </text:span></text:span><text:span text:style-name="_5f_pointillés_20_gris"><text:span text:style-name="T201"></text:span></text:span><text:span text:style-name="_5f_pointillés_20_gris"><text:span text:style-name="T198"> </text:span></text:span><text:span text:style-name="_5f_pointillés_20_gris"><text:span text:style-name="T195">1)</text:span></text:span><text:span text:style-name="_5f_pointillés_20_gris"><text:span text:style-name="T159"> </text:span></text:span><text:span text:style-name="_5f_pointillés_20_gris"><text:span text:style-name="T168">×</text:span></text:span><text:span text:style-name="_5f_pointillés_20_gris"><text:span text:style-name="T159"> </text:span></text:span><text:span text:style-name="_5f_pointillés_20_gris"><text:span text:style-name="T153">(</text:span></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7"> </text:span></text:span><text:span text:style-name="_5f_pointillés_20_gris"><text:span text:style-name="T153">1)</text:span></text:span><text:span text:style-name="_5f_pointillés_20_gris"><text:span text:style-name="T159"> </text:span></text:span><text:span text:style-name="_5f_pointillés_20_gris"><text:span text:style-name="T161">−</text:span></text:span><text:span text:style-name="_5f_pointillés_20_gris"><text:span text:style-name="T151"> </text:span></text:span><text:span text:style-name="_5f_pointillés_20_gris"><text:span text:style-name="T150">2</text:span></text:span><text:span text:style-name="_5f_pointillés_20_gris"><text:span text:style-name="T195">(</text:span></text:span><text:span text:style-name="_5f_pointillés_20_gris"><text:span text:style-name="T199">x</text:span></text:span><text:span text:style-name="_5f_pointillés_20_gris"><text:span text:style-name="T197"> </text:span></text:span><text:span text:style-name="_5f_pointillés_20_gris"><text:span text:style-name="T201"></text:span></text:span><text:span text:style-name="_5f_pointillés_20_gris"><text:span text:style-name="T198"> </text:span></text:span><text:span text:style-name="_5f_pointillés_20_gris"><text:span text:style-name="T195">1)</text:span></text:span><text:span text:style-name="_5f_pointillés_20_gris"><text:span text:style-name="T150"> </text:span></text:span></text:p>
              </text:list-item>
              <text:list-item>
                <text:p text:style-name="P74"><text:span text:style-name="T51">(</text:span><text:span text:style-name="T25">t</text:span><text:span text:style-name="T50"> </text:span><text:span text:style-name="T35">−</text:span><text:span text:style-name="T50"> </text:span><text:span text:style-name="T51">7)(2</text:span><text:span text:style-name="T25">t</text:span><text:span text:style-name="T50"> </text:span><text:span text:style-name="T35"></text:span><text:span text:style-name="T51"> 1)</text:span><text:span text:style-name="T50"> </text:span><text:span text:style-name="T35"></text:span><text:span text:style-name="T51"> (2</text:span><text:span text:style-name="T25">t</text:span><text:span text:style-name="T50"> </text:span><text:span text:style-name="T35"></text:span><text:span text:style-name="T51"> 1)²</text:span></text:p>
              </text:list-item>
            </text:list>
          </text:list-item>
        </text:list>
        <text:p text:style-name="P73"><text:span text:style-name="_5f_pointillés_20_gris"><text:span text:style-name="T164">=</text:span></text:span><text:span text:style-name="_5f_pointillés_20_gris"><text:span text:style-name="T51"> </text:span></text:span><text:span text:style-name="_5f_pointillés_20_gris"><text:span text:style-name="T150">(</text:span></text:span><text:span text:style-name="_5f_pointillés_20_gris"><text:span text:style-name="T159">t</text:span></text:span><text:span text:style-name="_5f_pointillés_20_gris"><text:span text:style-name="T151"> </text:span></text:span><text:span text:style-name="_5f_pointillés_20_gris"><text:span text:style-name="T161">−</text:span></text:span><text:span text:style-name="_5f_pointillés_20_gris"><text:span text:style-name="T151"> </text:span></text:span><text:span text:style-name="_5f_pointillés_20_gris"><text:span text:style-name="T150">7)</text:span></text:span><text:span text:style-name="_5f_pointillés_20_gris"><text:span text:style-name="T195">(2</text:span></text:span><text:span text:style-name="_5f_pointillés_20_gris"><text:span text:style-name="T199">t</text:span></text:span><text:span text:style-name="_5f_pointillés_20_gris"><text:span text:style-name="T196"> </text:span></text:span><text:span text:style-name="_5f_pointillés_20_gris"><text:span text:style-name="T200"></text:span></text:span><text:span text:style-name="_5f_pointillés_20_gris"><text:span text:style-name="T195"> 1)</text:span></text:span><text:span text:style-name="_5f_pointillés_20_gris"><text:span text:style-name="T151"> </text:span></text:span><text:span text:style-name="_5f_pointillés_20_gris"><text:span text:style-name="T161"></text:span></text:span><text:span text:style-name="_5f_pointillés_20_gris"><text:span text:style-name="T150"> </text:span></text:span><text:span text:style-name="_5f_pointillés_20_gris"><text:span text:style-name="T195">(2</text:span></text:span><text:span text:style-name="_5f_pointillés_20_gris"><text:span text:style-name="T199">t</text:span></text:span><text:span text:style-name="_5f_pointillés_20_gris"><text:span text:style-name="T196"> </text:span></text:span><text:span text:style-name="_5f_pointillés_20_gris"><text:span text:style-name="T200"></text:span></text:span><text:span text:style-name="_5f_pointillés_20_gris"><text:span text:style-name="T195"> 1)</text:span></text:span><text:span text:style-name="_5f_pointillés_20_gris"><text:span text:style-name="T159"> </text:span></text:span><text:span text:style-name="_5f_pointillés_20_gris"><text:span text:style-name="T150">(2</text:span></text:span><text:span text:style-name="_5f_pointillés_20_gris"><text:span text:style-name="T159">t</text:span></text:span><text:span text:style-name="_5f_pointillés_20_gris"><text:span text:style-name="T151"> </text:span></text:span><text:span text:style-name="_5f_pointillés_20_gris"><text:span text:style-name="T161"></text:span></text:span><text:span text:style-name="_5f_pointillés_20_gris"><text:span text:style-name="T150"> 1)</text:span></text:span><text:span text:style-name="_5f_pointillés_20_gris"><text:span text:style-name="T151"> </text:span></text:span></text:p>
        <text:list xml:id="list94540269049097" text:continue-list="list2358139450" text:style-name="Num_5f_Exo">
          <text:list-item>
            <text:h text:style-name="P51" text:outline-level="1"> <text:span text:style-name="Bold_5f_niv3">Factorisations guidées</text:span></text:h>
          </text:list-item>
        </text:list>
        <text:list xml:id="list94540871235464" text:continue-list="list94539786743820" text:style-name="liste_5f_abc">
          <text:list-item text:start-value="1">
            <text:p text:style-name="P75">Factorise A par (<text:span text:style-name="T25">x</text:span>  2) puis réduis. </text:p>
          </text:list-item>
        </text:list>
        <text:list xml:id="list736653056" text:style-name="_5f_Numérotation_20_des_20_exercices_20_livrets">
          <text:list-header>
            <text:p text:style-name="P103">A <text:span text:style-name="T34">=</text:span> (<text:span text:style-name="T25">x</text:span>  2)(2<text:span text:style-name="T25">x</text:span> <text:span text:style-name="T35">−</text:span> 1)<text:span text:style-name="T65"> </text:span> (<text:span text:style-name="T25">x</text:span>  2)(3<text:span text:style-name="T25">x</text:span>  2)</text:p>
          </text:list-header>
        </text:list>
        <text:list xml:id="list3425840535" text:style-name="Numéro_20_dans_20_exercice">
          <text:list-header>
            <text:p text:style-name="P77"><text:span text:style-name="_5f_pointillés_20_gris"><text:span text:style-name="T142">A </text:span></text:span><text:span text:style-name="_5f_pointillés_20_gris"><text:span text:style-name="T135">=</text:span></text:span><text:span text:style-name="_5f_pointillés_20_gris"><text:span text:style-name="T142"> (</text:span></text:span><text:span text:style-name="_5f_pointillés_20_gris"><text:span text:style-name="T144">x</text:span></text:span><text:span text:style-name="_5f_pointillés_20_gris"><text:span text:style-name="T142"> </text:span></text:span><text:span text:style-name="_5f_pointillés_20_gris"><text:span text:style-name="T135"></text:span></text:span><text:span text:style-name="_5f_pointillés_20_gris"><text:span text:style-name="T142"> 2)[(2</text:span></text:span><text:span text:style-name="_5f_pointillés_20_gris"><text:span text:style-name="T144">x</text:span></text:span><text:span text:style-name="_5f_pointillés_20_gris"><text:span text:style-name="T142"> − 1)</text:span></text:span><text:span text:style-name="_5f_pointillés_20_gris"><text:span text:style-name="T120"> </text:span></text:span><text:span text:style-name="_5f_pointillés_20_gris"><text:span text:style-name="T135"></text:span></text:span><text:span text:style-name="_5f_pointillés_20_gris"><text:span text:style-name="T142"> (3</text:span></text:span><text:span text:style-name="_5f_pointillés_20_gris"><text:span text:style-name="T144">x</text:span></text:span><text:span text:style-name="_5f_pointillés_20_gris"><text:span text:style-name="T142"> </text:span></text:span><text:span text:style-name="_5f_pointillés_20_gris"><text:span text:style-name="T135"></text:span></text:span><text:span text:style-name="_5f_pointillés_20_gris"><text:span text:style-name="T142"> 2)]</text:span></text:span></text:p>
            <text:p text:style-name="P77"><text:span text:style-name="_5f_pointillés_20_gris"><text:span text:style-name="T142">A </text:span></text:span><text:span text:style-name="_5f_pointillés_20_gris"><text:span text:style-name="T135">=</text:span></text:span><text:span text:style-name="_5f_pointillés_20_gris"><text:span text:style-name="T142"> (</text:span></text:span><text:span text:style-name="_5f_pointillés_20_gris"><text:span text:style-name="T144">x</text:span></text:span><text:span text:style-name="_5f_pointillés_20_gris"><text:span text:style-name="T142"> </text:span></text:span><text:span text:style-name="_5f_pointillés_20_gris"><text:span text:style-name="T135"></text:span></text:span><text:span text:style-name="_5f_pointillés_20_gris"><text:span text:style-name="T142"> 2)[2</text:span></text:span><text:span text:style-name="_5f_pointillés_20_gris"><text:span text:style-name="T144">x</text:span></text:span><text:span text:style-name="_5f_pointillés_20_gris"><text:span text:style-name="T142"> − 1</text:span></text:span><text:span text:style-name="_5f_pointillés_20_gris"><text:span text:style-name="T120"> </text:span></text:span><text:span text:style-name="_5f_pointillés_20_gris"><text:span text:style-name="T135"></text:span></text:span><text:span text:style-name="_5f_pointillés_20_gris"><text:span text:style-name="T142"> 3</text:span></text:span><text:span text:style-name="_5f_pointillés_20_gris"><text:span text:style-name="T144">x</text:span></text:span><text:span text:style-name="_5f_pointillés_20_gris"><text:span text:style-name="T142"> </text:span></text:span><text:span text:style-name="_5f_pointillés_20_gris"><text:span text:style-name="T135"></text:span></text:span><text:span text:style-name="_5f_pointillés_20_gris"><text:span text:style-name="T142"> 2] </text:span></text:span></text:p>
          </text:list-header>
        </text:list>
        <text:p text:style-name="P93"><text:span text:style-name="_5f_pointillés_20_gris"><text:span text:style-name="T121">A </text:span></text:span><text:span text:style-name="_5f_pointillés_20_gris"><text:span text:style-name="T135">=</text:span></text:span><text:span text:style-name="_5f_pointillés_20_gris"><text:span text:style-name="T142"> (</text:span></text:span><text:span text:style-name="_5f_pointillés_20_gris"><text:span text:style-name="T144">x</text:span></text:span><text:span text:style-name="_5f_pointillés_20_gris"><text:span text:style-name="T142"> </text:span></text:span><text:span text:style-name="_5f_pointillés_20_gris"><text:span text:style-name="T135"></text:span></text:span><text:span text:style-name="_5f_pointillés_20_gris"><text:span text:style-name="T142"> 2)(5</text:span></text:span><text:span text:style-name="_5f_pointillés_20_gris"><text:span text:style-name="T144">x</text:span></text:span><text:span text:style-name="_5f_pointillés_20_gris"><text:span text:style-name="T142"> </text:span></text:span><text:span text:style-name="_5f_pointillés_20_gris"><text:span text:style-name="T135"></text:span></text:span><text:span text:style-name="_5f_pointillés_20_gris"><text:span text:style-name="T142"> 1]</text:span></text:span></text:p>
        <text:list xml:id="list94540596687416" text:continue-list="list94540871235464" text:style-name="liste_5f_abc">
          <text:list-item>
            <text:p text:style-name="P76">Factorise B par (<text:span text:style-name="T25">x</text:span> <text:span text:style-name="T35">−</text:span><text:span text:style-name="T50"> </text:span><text:span text:style-name="T89">7</text:span>) puis réduis. </text:p>
          </text:list-item>
        </text:list>
        <text:list xml:id="list94540736500251" text:continue-list="list736653056" text:style-name="_5f_Numérotation_20_des_20_exercices_20_livrets">
          <text:list-item>
            <text:list>
              <text:list-header>
                <text:p text:style-name="P104">B<text:span text:style-name="T49"> </text:span><text:span text:style-name="T34">=</text:span><text:span text:style-name="T49"> </text:span>(5<text:span text:style-name="T25">x</text:span><text:span text:style-name="T62"> </text:span><text:span text:style-name="T45">−</text:span><text:span text:style-name="T62"> </text:span>3)(<text:span text:style-name="T25">x</text:span><text:span text:style-name="T65"> </text:span><text:span text:style-name="T46">−</text:span><text:span text:style-name="T65"> </text:span>7)<text:span text:style-name="T65"> </text:span><text:span text:style-name="T45">−</text:span><text:span text:style-name="T65"> </text:span>(2<text:span text:style-name="T25">x</text:span><text:span text:style-name="T62"> </text:span><text:span text:style-name="T45"></text:span><text:span text:style-name="T63"> </text:span>4)(<text:span text:style-name="T25">x</text:span><text:span text:style-name="T62"> </text:span><text:span text:style-name="T45">−</text:span><text:span text:style-name="T62"> </text:span>7)</text:p>
              </text:list-header>
            </text:list>
          </text:list-item>
        </text:list>
        <text:list xml:id="list94540954433032" text:continue-list="list3425840535" text:style-name="Numéro_20_dans_20_exercice">
          <text:list-item>
            <text:list>
              <text:list-header>
                <text:p text:style-name="P77">B<text:span text:style-name="T49"> </text:span><text:span text:style-name="T34">=</text:span><text:span text:style-name="T49"> </text:span>(<text:span text:style-name="T25">x</text:span><text:span text:style-name="T65"> </text:span><text:span text:style-name="T46">−</text:span><text:span text:style-name="T65"> </text:span>7)[(5<text:span text:style-name="T25">x</text:span><text:span text:style-name="T62"> </text:span><text:span text:style-name="T45">−</text:span><text:span text:style-name="T62"> </text:span>3)<text:span text:style-name="T65"> </text:span><text:span text:style-name="T45">−</text:span><text:span text:style-name="T65"> </text:span>(2<text:span text:style-name="T25">x</text:span><text:span text:style-name="T62"> </text:span><text:span text:style-name="T45"></text:span><text:span text:style-name="T63"> </text:span>4)]</text:p>
                <text:p text:style-name="P77"><text:span text:style-name="_5f_pointillés_20_gris"><text:span text:style-name="T142">B</text:span></text:span><text:span text:style-name="_5f_pointillés_20_gris"><text:span text:style-name="T120"> </text:span></text:span><text:span text:style-name="_5f_pointillés_20_gris"><text:span text:style-name="T135">=</text:span></text:span><text:span text:style-name="_5f_pointillés_20_gris"><text:span text:style-name="T120"> (</text:span></text:span><text:span text:style-name="_5f_pointillés_20_gris"><text:span text:style-name="T144">x</text:span></text:span><text:span text:style-name="_5f_pointillés_20_gris"><text:span text:style-name="T120"> </text:span></text:span><text:span text:style-name="_5f_pointillés_20_gris"><text:span text:style-name="T135">−</text:span></text:span><text:span text:style-name="_5f_pointillés_20_gris"><text:span text:style-name="T120"> 7)[5</text:span></text:span><text:span text:style-name="_5f_pointillés_20_gris"><text:span text:style-name="T144">x</text:span></text:span><text:span text:style-name="_5f_pointillés_20_gris"><text:span text:style-name="T119"> </text:span></text:span><text:span text:style-name="_5f_pointillés_20_gris"><text:span text:style-name="T134">−</text:span></text:span><text:span text:style-name="_5f_pointillés_20_gris"><text:span text:style-name="T119"> </text:span></text:span><text:span text:style-name="_5f_pointillés_20_gris"><text:span text:style-name="T120">3 </text:span></text:span><text:span text:style-name="_5f_pointillés_20_gris"><text:span text:style-name="T134">− </text:span></text:span><text:span text:style-name="_5f_pointillés_20_gris"><text:span text:style-name="T120">2</text:span></text:span><text:span text:style-name="_5f_pointillés_20_gris"><text:span text:style-name="T144">x</text:span></text:span><text:span text:style-name="_5f_pointillés_20_gris"><text:span text:style-name="T119"> </text:span></text:span><text:span text:style-name="_5f_pointillés_20_gris"><text:span text:style-name="T134">−</text:span></text:span><text:span text:style-name="_5f_pointillés_20_gris"><text:span text:style-name="T119"> </text:span></text:span><text:span text:style-name="_5f_pointillés_20_gris"><text:span text:style-name="T120">4] </text:span></text:span></text:p>
              </text:list-header>
            </text:list>
          </text:list-item>
        </text:list>
        <text:p text:style-name="P93"><text:span text:style-name="_5f_pointillés_20_gris"><text:span text:style-name="T121">B </text:span></text:span><text:span text:style-name="_5f_pointillés_20_gris"><text:span text:style-name="T135">=</text:span></text:span><text:span text:style-name="_5f_pointillés_20_gris"><text:span text:style-name="T120"> (</text:span></text:span><text:span text:style-name="_5f_pointillés_20_gris"><text:span text:style-name="T144">x</text:span></text:span><text:span text:style-name="_5f_pointillés_20_gris"><text:span text:style-name="T120"> </text:span></text:span><text:span text:style-name="_5f_pointillés_20_gris"><text:span text:style-name="T135">−</text:span></text:span><text:span text:style-name="_5f_pointillés_20_gris"><text:span text:style-name="T120"> 7)(</text:span></text:span><text:span text:style-name="_5f_Correction_5f_surligné"><text:span text:style-name="T147">3</text:span></text:span><text:span text:style-name="_5f_pointillés_20_gris"><text:span text:style-name="T144">x</text:span></text:span><text:span text:style-name="_5f_pointillés_20_gris"><text:span text:style-name="T119"> </text:span></text:span><text:span text:style-name="_5f_pointillés_20_gris"><text:span text:style-name="T134">−</text:span></text:span><text:span text:style-name="_5f_pointillés_20_gris"><text:span text:style-name="T119"> 7)</text:span></text:span></text:p>
        <text:list xml:id="list94539493434311" text:continue-list="list94540269049097" text:style-name="Num_5f_Exo">
          <text:list-item>
            <text:h text:style-name="P52" text:outline-level="1"> Factorise puis réduis.</text:h>
          </text:list-item>
        </text:list>
        <text:list xml:id="list94540233354890" text:continue-list="list94540954433032" text:style-name="Numéro_20_dans_20_exercice">
          <text:list-item>
            <text:list>
              <text:list-header>
                <text:p text:style-name="P105"><text:span text:style-name="T51">C </text:span><text:span text:style-name="T36">=</text:span><text:span text:style-name="T51"> </text:span>(2<text:span text:style-name="T25">x</text:span><text:span text:style-name="T54"> </text:span><text:span text:style-name="T38">−</text:span><text:span text:style-name="T54"> </text:span>1)(<text:span text:style-name="T25">x</text:span><text:span text:style-name="T54"> </text:span><text:span text:style-name="T38">−</text:span><text:span text:style-name="T54"> </text:span>5)<text:span text:style-name="T50"> </text:span><text:span text:style-name="T35"></text:span><text:span text:style-name="T51"> </text:span><text:span text:style-name="T50">(</text:span>3<text:span text:style-name="T25">x</text:span><text:span text:style-name="T54"> </text:span><text:span text:style-name="T38"></text:span><text:span text:style-name="T55"> </text:span>7)(<text:span text:style-name="T25">x</text:span><text:span text:style-name="T54"> </text:span><text:span text:style-name="T38">−</text:span><text:span text:style-name="T54"> </text:span>5)</text:p>
                <text:p text:style-name="P77"><text:span text:style-name="T51">C </text:span><text:span text:style-name="T36">=</text:span><text:span text:style-name="T51"> </text:span>(<text:span text:style-name="T25">x</text:span><text:span text:style-name="T54"> </text:span><text:span text:style-name="T38">−</text:span><text:span text:style-name="T54"> </text:span>5)[(2<text:span text:style-name="T25">x</text:span><text:span text:style-name="T54"> </text:span><text:span text:style-name="T38">−</text:span><text:span text:style-name="T54"> </text:span>1)<text:span text:style-name="T50"> </text:span><text:span text:style-name="T35"></text:span><text:span text:style-name="T51"> </text:span><text:span text:style-name="T50">(</text:span>3<text:span text:style-name="T25">x</text:span><text:span text:style-name="T54"> </text:span><text:span text:style-name="T38"></text:span><text:span text:style-name="T55"> </text:span>7)]</text:p>
                <text:p text:style-name="P78"><text:span text:style-name="_5f_pointillés_20_gris"><text:span text:style-name="T122">C </text:span></text:span><text:span text:style-name="_5f_pointillés_20_gris"><text:span text:style-name="T136">=</text:span></text:span><text:span text:style-name="_5f_pointillés_20_gris"><text:span text:style-name="T122"> (</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5)[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1 </text:span></text:span><text:span text:style-name="_5f_pointillés_20_gris"><text:span text:style-name="T136"></text:span></text:span><text:span text:style-name="_5f_pointillés_20_gris"><text:span text:style-name="T122"> 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7] </text:span></text:span></text:p>
                <text:p text:style-name="P78"><text:span text:style-name="_5f_pointillés_20_gris"><text:span text:style-name="T122">C </text:span></text:span><text:span text:style-name="_5f_pointillés_20_gris"><text:span text:style-name="T136">=</text:span></text:span><text:span text:style-name="_5f_pointillés_20_gris"><text:span text:style-name="T122"> (</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5)(5</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6)</text:span></text:span></text:p>
              </text:list-header>
            </text:list>
          </text:list-item>
        </text:list>
        <text:p text:style-name="P37"><text:span text:style-name="T51">D </text:span><text:span text:style-name="T36">=</text:span><text:span text:style-name="T51"> </text:span>(2<text:span text:style-name="T25">x</text:span><text:span text:style-name="T50"> </text:span><text:span text:style-name="T35"></text:span><text:span text:style-name="T51"> </text:span>5)(<text:span text:style-name="T25">x</text:span><text:span text:style-name="T50"> </text:span><text:span text:style-name="T35">−</text:span><text:span text:style-name="T50"> </text:span>3)<text:span text:style-name="T50"> </text:span><text:span text:style-name="T35"></text:span><text:span text:style-name="T51"> </text:span>(2<text:span text:style-name="T25">x</text:span><text:span text:style-name="T50"> </text:span><text:span text:style-name="T35"></text:span><text:span text:style-name="T51"> </text:span>5)(<text:span text:style-name="T35">−</text:span><text:span text:style-name="T50"> </text:span>3<text:span text:style-name="T25">x</text:span><text:span text:style-name="T50"> </text:span><text:span text:style-name="T35"></text:span><text:span text:style-name="T51"> </text:span>1)</text:p>
        <text:p text:style-name="P81"><text:span text:style-name="T51">D </text:span><text:span text:style-name="T36">=</text:span><text:span text:style-name="T51"> </text:span>(2<text:span text:style-name="T25">x</text:span><text:span text:style-name="T50"> </text:span><text:span text:style-name="T35"></text:span><text:span text:style-name="T51"> </text:span>5)[(<text:span text:style-name="T25">x</text:span><text:span text:style-name="T50"> </text:span><text:span text:style-name="T35">−</text:span><text:span text:style-name="T50"> </text:span>3) <text:span text:style-name="T35"></text:span><text:span text:style-name="T50"> </text:span>(<text:span text:style-name="T35">−</text:span><text:span text:style-name="T50"> </text:span>3<text:span text:style-name="T25">x</text:span><text:span text:style-name="T50"> </text:span><text:span text:style-name="T35"></text:span><text:span text:style-name="T51"> </text:span>1)]</text:p>
        <text:p text:style-name="P94"><text:span text:style-name="_5f_pointillés_20_gris"><text:span text:style-name="T122">D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5)(</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3</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3</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1)</text:span></text:span></text:p>
        <text:p text:style-name="P94"><text:span text:style-name="_5f_pointillés_20_gris"><text:span text:style-name="T117">D</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5)(</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Correction_5f_surligné"><text:span text:style-name="T148">2</text:span></text:span><text:span text:style-name="_5f_Correction_5f_surligné"><text:span text:style-name="T147">)</text:span></text:span></text:p>
        <text:p text:style-name="P37"><text:span text:style-name="T51">E </text:span><text:span text:style-name="T36">=</text:span><text:span text:style-name="T51"> </text:span>(3<text:span text:style-name="T25">x</text:span><text:span text:style-name="T54"> </text:span><text:span text:style-name="T38"></text:span><text:span text:style-name="T54"> 7</text:span>)(2<text:span text:style-name="T25">x</text:span><text:span text:style-name="T54"> </text:span><text:span text:style-name="T38">−</text:span><text:span text:style-name="T54"> 9</text:span>)<text:span text:style-name="T50"> </text:span><text:span text:style-name="T35">−</text:span><text:span text:style-name="T50"> </text:span>(3<text:span text:style-name="T25">x</text:span><text:span text:style-name="T54"> </text:span><text:span text:style-name="T38"></text:span><text:span text:style-name="T55"> </text:span>7)(5<text:span text:style-name="T25">x</text:span><text:span text:style-name="T54"> </text:span><text:span text:style-name="T38">−</text:span><text:span text:style-name="T54"> 7</text:span>)</text:p>
        <text:p text:style-name="P81"><text:span text:style-name="T51">E </text:span><text:span text:style-name="T36">=</text:span><text:span text:style-name="T51"> </text:span>(3<text:span text:style-name="T25">x</text:span><text:span text:style-name="T54"> </text:span><text:span text:style-name="T38"></text:span><text:span text:style-name="T54"> 7</text:span>)[(2<text:span text:style-name="T25">x</text:span><text:span text:style-name="T54"> </text:span><text:span text:style-name="T38">−</text:span><text:span text:style-name="T54"> 9</text:span>)<text:span text:style-name="T50"> </text:span><text:span text:style-name="T35">−</text:span><text:span text:style-name="T50"> </text:span>(5<text:span text:style-name="T25">x</text:span><text:span text:style-name="T54"> </text:span><text:span text:style-name="T38">−</text:span><text:span text:style-name="T54"> 7</text:span>)]</text:p>
        <text:list xml:id="list94541193264804" text:continue-numbering="true" text:style-name="Numéro_20_dans_20_exercice">
          <text:list-item>
            <text:list>
              <text:list-header>
                <text:p text:style-name="P78"><text:span text:style-name="_5f_pointillés_20_gris"><text:span text:style-name="T122">E </text:span></text:span><text:span text:style-name="_5f_pointillés_20_gris"><text:span text:style-name="T136">=</text:span></text:span><text:span text:style-name="_5f_pointillés_20_gris"><text:span text:style-name="T122"> </text:span></text:span><text:span text:style-name="_5f_pointillés_20_gris"><text:span text:style-name="T142">(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7</text:span></text:span><text:span text:style-name="_5f_pointillés_20_gris"><text:span text:style-name="T142">)[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9</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5</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7</text:span></text:span><text:span text:style-name="_5f_pointillés_20_gris"><text:span text:style-name="T142">] </text:span></text:span></text:p>
                <text:p text:style-name="P78"><text:span text:style-name="_5f_pointillés_20_gris"><text:span text:style-name="T137">E </text:span></text:span><text:span text:style-name="_5f_pointillés_20_gris"><text:span text:style-name="T136">=</text:span></text:span><text:span text:style-name="_5f_pointillés_20_gris"><text:span text:style-name="T122"> </text:span></text:span><text:span text:style-name="_5f_pointillés_20_gris"><text:span text:style-name="T142">(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7</text:span></text:span><text:span text:style-name="_5f_pointillés_20_gris"><text:span text:style-name="T142">)(</text:span></text:span><text:span text:style-name="_5f_pointillés_20_gris"><text:span text:style-name="T136">−</text:span></text:span><text:span text:style-name="_5f_pointillés_20_gris"><text:span text:style-name="T122"> 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2)</text:span></text:span></text:p>
              </text:list-header>
            </text:list>
          </text:list-item>
        </text:list>
        <text:p text:style-name="P37"><text:span text:style-name="T51">F </text:span><text:span text:style-name="T36">=</text:span><text:span text:style-name="T51"> </text:span>(<text:span text:style-name="T35">−</text:span><text:span text:style-name="T50"> </text:span>3<text:span text:style-name="T25">x</text:span><text:span text:style-name="T50"> </text:span><text:span text:style-name="T35"></text:span><text:span text:style-name="T51"> 4</text:span>)(3<text:span text:style-name="T25">x</text:span><text:span text:style-name="T50"> </text:span><text:span text:style-name="T35">−</text:span><text:span text:style-name="T50"> 8</text:span>)<text:span text:style-name="T50"> </text:span><text:span text:style-name="T35">−</text:span><text:span text:style-name="T50"> </text:span>(<text:span text:style-name="T35">−</text:span><text:span text:style-name="T50"> </text:span>3<text:span text:style-name="T25">x</text:span><text:span text:style-name="T50"> </text:span><text:span text:style-name="T35"></text:span><text:span text:style-name="T51"> 4</text:span>)(7<text:span text:style-name="T25">x</text:span><text:span text:style-name="T50"> </text:span><text:span text:style-name="T35"></text:span><text:span text:style-name="T51"> 2</text:span>)</text:p>
        <text:p text:style-name="P81"><text:span text:style-name="T51">F </text:span><text:span text:style-name="T36">=</text:span><text:span text:style-name="T51"> </text:span>(<text:span text:style-name="T35">−</text:span><text:span text:style-name="T50"> </text:span>3<text:span text:style-name="T25">x</text:span><text:span text:style-name="T50"> </text:span><text:span text:style-name="T35"></text:span><text:span text:style-name="T51"> 4</text:span>)[(3<text:span text:style-name="T25">x</text:span><text:span text:style-name="T50"> </text:span><text:span text:style-name="T35">−</text:span><text:span text:style-name="T50"> 8</text:span>)<text:span text:style-name="T50"> </text:span><text:span text:style-name="T35">−</text:span><text:span text:style-name="T50"> </text:span>(7<text:span text:style-name="T25">x</text:span><text:span text:style-name="T50"> </text:span><text:span text:style-name="T35"></text:span><text:span text:style-name="T51"> 2</text:span>)]</text:p>
        <text:p text:style-name="P81"><text:span text:style-name="T51">F </text:span><text:span text:style-name="T36">=</text:span><text:span text:style-name="T51"> </text:span>(<text:span text:style-name="T35">−</text:span><text:span text:style-name="T50"> </text:span>3<text:span text:style-name="T25">x</text:span><text:span text:style-name="T50"> </text:span><text:span text:style-name="T35"></text:span><text:span text:style-name="T51"> 4</text:span>)[3<text:span text:style-name="T25">x</text:span><text:span text:style-name="T50"> </text:span><text:span text:style-name="T35">−</text:span><text:span text:style-name="T50"> 8 </text:span><text:span text:style-name="T35">−</text:span><text:span text:style-name="T50"> </text:span>7<text:span text:style-name="T25">x</text:span><text:span text:style-name="T50"> </text:span><text:span text:style-name="T35">−</text:span><text:span text:style-name="T51"> 2</text:span>] </text:p>
        <text:p text:style-name="P81"><text:span text:style-name="T51">F </text:span><text:span text:style-name="T36">=</text:span><text:span text:style-name="T51"> </text:span>(<text:span text:style-name="T35">−</text:span><text:span text:style-name="T50"> </text:span>3<text:span text:style-name="T25">x</text:span><text:span text:style-name="T50"> </text:span><text:span text:style-name="T35"></text:span><text:span text:style-name="T51"> 4</text:span>)(<text:span text:style-name="T35">−</text:span><text:span text:style-name="T50"> 4</text:span><text:span text:style-name="T25">x</text:span><text:span text:style-name="T50"> </text:span><text:span text:style-name="T35">−</text:span><text:span text:style-name="T51"> 10)</text:span></text:p>
        <text:list xml:id="list94540629271727" text:continue-numbering="true" text:style-name="Numéro_20_dans_20_exercice">
          <text:list-item>
            <text:list>
              <text:list-header>
                <text:p text:style-name="P106"><text:span text:style-name="T55">G </text:span><text:span text:style-name="T39">=</text:span><text:span text:style-name="T55"> (8</text:span><text:span text:style-name="T25">y</text:span><text:span text:style-name="T54"> </text:span><text:span text:style-name="T38"></text:span><text:span text:style-name="T55"> </text:span>3)(5<text:span text:style-name="T25">y</text:span><text:span text:style-name="T54"> </text:span><text:span text:style-name="T38"></text:span><text:span text:style-name="T55"> </text:span>7)<text:span text:style-name="T50"> </text:span><text:span text:style-name="T35">−</text:span><text:span text:style-name="T50"> 3(8</text:span><text:span text:style-name="T29">y</text:span><text:span text:style-name="T54"> </text:span><text:span text:style-name="T38"></text:span><text:span text:style-name="T54"> 3</text:span><text:span text:style-name="T50">)(2</text:span><text:span text:style-name="T29">y</text:span><text:span text:style-name="T50"> </text:span><text:span text:style-name="T35">−</text:span><text:span text:style-name="T50"> </text:span>1)</text:p>
                <text:p text:style-name="P77"><text:span text:style-name="T55">G </text:span><text:span text:style-name="T39">=</text:span><text:span text:style-name="T55"> (8</text:span><text:span text:style-name="T25">y</text:span><text:span text:style-name="T54"> </text:span><text:span text:style-name="T38"></text:span><text:span text:style-name="T55"> </text:span>3)[(5<text:span text:style-name="T25">y</text:span><text:span text:style-name="T54"> </text:span><text:span text:style-name="T38"></text:span><text:span text:style-name="T55"> </text:span>7)<text:span text:style-name="T50"> </text:span><text:span text:style-name="T35">−</text:span><text:span text:style-name="T50"> 3(2</text:span><text:span text:style-name="T29">y</text:span><text:span text:style-name="T50"> </text:span><text:span text:style-name="T35">−</text:span><text:span text:style-name="T50"> </text:span>1)]</text:p>
                <text:p text:style-name="P95"><text:span text:style-name="_5f_pointillés_20_gris"><text:span text:style-name="T112">G </text:span></text:span><text:span text:style-name="_5f_pointillés_20_gris"><text:span text:style-name="T131">=</text:span></text:span><text:span text:style-name="_5f_pointillés_20_gris"><text:span text:style-name="T112"> (8</text:span></text:span><text:span text:style-name="_5f_pointillés_20_gris"><text:span text:style-name="T144">y</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42">3)[5</text:span></text:span><text:span text:style-name="_5f_pointillés_20_gris"><text:span text:style-name="T144">y</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42">7</text:span></text:span><text:span text:style-name="_5f_pointillés_20_gris"><text:span text:style-name="T122"> </text:span></text:span><text:span text:style-name="_5f_pointillés_20_gris"><text:span text:style-name="T136">−</text:span></text:span><text:span text:style-name="_5f_pointillés_20_gris"><text:span text:style-name="T122"> 6</text:span></text:span><text:span text:style-name="_5f_pointillés_20_gris"><text:span text:style-name="T144">y</text:span></text:span><text:span text:style-name="_5f_pointillés_20_gris"><text:span text:style-name="T122"> </text:span></text:span><text:span text:style-name="_5f_pointillés_20_gris"><text:span text:style-name="T131"></text:span></text:span><text:span text:style-name="_5f_pointillés_20_gris"><text:span text:style-name="T122"> </text:span></text:span><text:span text:style-name="_5f_Correction_5f_surligné"><text:span text:style-name="T148">3</text:span></text:span><text:span text:style-name="_5f_pointillés_20_gris"><text:span text:style-name="T142">] </text:span></text:span></text:p>
                <text:p text:style-name="P96"><text:span text:style-name="_5f_pointillés_20_gris"><text:span text:style-name="T112">G </text:span></text:span><text:span text:style-name="_5f_pointillés_20_gris"><text:span text:style-name="T131">= </text:span></text:span><text:span text:style-name="_5f_pointillés_20_gris"><text:span text:style-name="T112">(8</text:span></text:span><text:span text:style-name="_5f_pointillés_20_gris"><text:span text:style-name="T144">y</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42">3)(</text:span></text:span><text:span text:style-name="_5f_pointillés_20_gris"><text:span text:style-name="T136">−</text:span></text:span><text:span text:style-name="_5f_pointillés_20_gris"><text:span text:style-name="T144">y</text:span></text:span><text:span text:style-name="_5f_pointillés_20_gris"><text:span text:style-name="T122"> </text:span></text:span><text:span text:style-name="_5f_pointillés_20_gris"><text:span text:style-name="T131"></text:span></text:span><text:span text:style-name="_5f_pointillés_20_gris"><text:span text:style-name="T122"> </text:span></text:span><text:span text:style-name="_5f_Correction_5f_surligné"><text:span text:style-name="T148">10</text:span></text:span><text:span text:style-name="_5f_Correction_5f_surligné"><text:span text:style-name="T147">)<text:line-break/></text:span></text:span></text:p>
              </text:list-header>
            </text:list>
          </text:list-item>
        </text:list>
        <text:p text:style-name="P98"><text:span text:style-name="_5f_Correction_5f_surligné"><text:span text:style-name="T147"/></text:span></text:p>
        <text:p text:style-name="P98"><text:span text:style-name="_5f_Correction_5f_surligné"><text:span text:style-name="T147"/></text:span></text:p>
        <text:list xml:id="list94539923494265" text:continue-list="list94539493434311" text:style-name="Num_5f_Exo">
          <text:list-item>
            <text:h text:style-name="P53" text:outline-level="1"><text:soft-page-break/><text:span text:style-name="T51"> Soit D </text:span><text:span text:style-name="T36">=</text:span><text:span text:style-name="T51"> (2</text:span><text:span text:style-name="T25">x</text:span><text:span text:style-name="T54"> </text:span><text:span text:style-name="T38"></text:span><text:span text:style-name="T55"> </text:span><text:span text:style-name="T51">1)(6</text:span><text:span text:style-name="T25">x</text:span><text:span text:style-name="T54"> </text:span><text:span text:style-name="T38"></text:span><text:span text:style-name="T55"> </text:span><text:span text:style-name="T51">1)</text:span><text:span text:style-name="T50"> </text:span><text:span text:style-name="T35">−</text:span><text:span text:style-name="T50"> </text:span><text:span text:style-name="T51">(2</text:span><text:span text:style-name="T25">x</text:span><text:span text:style-name="T54"> </text:span><text:span text:style-name="T38"></text:span><text:span text:style-name="T55"> </text:span><text:span text:style-name="T51">1)(2</text:span><text:span text:style-name="T25">x</text:span><text:span text:style-name="T54"> </text:span><text:span text:style-name="T38">−</text:span><text:span text:style-name="T54"> </text:span><text:span text:style-name="T51">7).</text:span></text:h>
          </text:list-item>
        </text:list>
        <text:list xml:id="list94541008363604" text:continue-list="list94540596687416" text:style-name="liste_5f_abc">
          <text:list-item text:start-value="1">
            <text:p text:style-name="P86"><text:span text:style-name="T51">En factorisant, vérifie que D </text:span><text:span text:style-name="T36">=</text:span><text:span text:style-name="T51"> (2</text:span><text:span text:style-name="T25">x</text:span><text:span text:style-name="T50"> </text:span><text:span text:style-name="T35"></text:span><text:span text:style-name="T51"> 1)(4</text:span><text:span text:style-name="T25">x</text:span><text:span text:style-name="T50"> </text:span><text:span text:style-name="T35"></text:span><text:span text:style-name="T51"> 8).</text:span></text:p>
          </text:list-item>
        </text:list>
        <text:h text:style-name="P61" text:outline-level="1"><text:span text:style-name="_5f_pointillés_20_gris"><text:span text:style-name="T122">D </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1) </text:span></text:span><text:span text:style-name="_5f_pointillés_20_gris"><text:span text:style-name="T123">[</text:span></text:span><text:span text:style-name="_5f_pointillés_20_gris"><text:span text:style-name="T122">(6</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1) </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7)</text:span></text:span><text:span text:style-name="_5f_pointillés_20_gris"><text:span text:style-name="T123">]</text:span></text:span></text:h>
        <text:h text:style-name="P61" text:outline-level="1"><text:span text:style-name="_5f_pointillés_20_gris"><text:span text:style-name="T122">D </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1) </text:span></text:span><text:span text:style-name="_5f_pointillés_20_gris"><text:span text:style-name="T123">[</text:span></text:span><text:span text:style-name="_5f_pointillés_20_gris"><text:span text:style-name="T122">6</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1 </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12"> </text:span></text:span><text:span text:style-name="_5f_pointillés_20_gris"><text:span text:style-name="T132">+</text:span></text:span><text:span text:style-name="_5f_pointillés_20_gris"><text:span text:style-name="T112"> </text:span></text:span><text:span text:style-name="_5f_pointillés_20_gris"><text:span text:style-name="T122">7</text:span></text:span><text:span text:style-name="_5f_pointillés_20_gris"><text:span text:style-name="T123">]</text:span></text:span></text:h>
        <text:h text:style-name="P61" text:outline-level="1"><text:span text:style-name="_5f_pointillés_20_gris"><text:span text:style-name="T122">D </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1) </text:span></text:span><text:span text:style-name="_5f_pointillés_20_gris"><text:span text:style-name="T123">(4</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13">8</text:span></text:span><text:span text:style-name="_5f_pointillés_20_gris"><text:span text:style-name="T127">)</text:span></text:span></text:h>
        <text:list xml:id="list94540234416877" text:continue-numbering="true" text:style-name="liste_5f_abc">
          <text:list-item>
            <text:p text:style-name="P110">En factorisant 4<text:span text:style-name="T25">x</text:span><text:span text:style-name="T54"> </text:span><text:span text:style-name="T38"></text:span><text:span text:style-name="T55"> </text:span>8, déduis-en une nouvelle factorisation de D.</text:p>
          </text:list-item>
        </text:list>
        <text:h text:style-name="P61" text:outline-level="1"><text:span text:style-name="_5f_pointillés_20_gris"><text:span text:style-name="T122">D </text:span></text:span><text:span text:style-name="_5f_pointillés_20_gris"><text:span text:style-name="T136">=</text:span></text:span><text:span text:style-name="_5f_pointillés_20_gris"><text:span text:style-name="T122"> </text:span></text:span><text:span text:style-name="_5f_pointillés_20_gris"><text:span text:style-name="T123">4</text:span></text:span><text:span text:style-name="_5f_pointillés_20_gris"><text:span text:style-name="T122">(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1) </text:span></text:span><text:span text:style-name="_5f_pointillés_20_gris"><text:span text:style-name="T12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13">2</text:span></text:span><text:span text:style-name="_5f_pointillés_20_gris"><text:span text:style-name="T127">)</text:span></text:span></text:h>
        <text:list xml:id="list94541253247244" text:continue-list="list94539923494265" text:style-name="Num_5f_Exo">
          <text:list-item>
            <text:h text:style-name="P54" text:outline-level="1"> Factorise puis réduis chaque expression.</text:h>
          </text:list-item>
        </text:list>
        <text:p text:style-name="P33">A <text:span text:style-name="T34">=</text:span> (2<text:span text:style-name="T25">x</text:span><text:span text:style-name="T90"> </text:span><text:span text:style-name="T45"></text:span><text:span text:style-name="T91"> </text:span>1)(<text:span text:style-name="T25">x</text:span><text:span text:style-name="T54"> </text:span><text:span text:style-name="T38">−</text:span><text:span text:style-name="T54"> </text:span>3)<text:span text:style-name="T93"> </text:span><text:span text:style-name="T46"></text:span> (2<text:span text:style-name="T25">x</text:span><text:span text:style-name="T90"> </text:span><text:span text:style-name="T45"></text:span><text:span text:style-name="T91"> </text:span>1) </text:p>
        <text:p text:style-name="P131">A <text:span text:style-name="T34">=</text:span> (2<text:span text:style-name="T25">x</text:span><text:span text:style-name="T90"> </text:span><text:span text:style-name="T45"></text:span><text:span text:style-name="T91"> </text:span>1)(<text:span text:style-name="T25">x</text:span><text:span text:style-name="T54"> </text:span><text:span text:style-name="T38">−</text:span><text:span text:style-name="T54"> </text:span>3)<text:span text:style-name="T93"> </text:span><text:span text:style-name="T46"></text:span> (2<text:span text:style-name="T25">x</text:span><text:span text:style-name="T90"> </text:span><text:span text:style-name="T45"></text:span><text:span text:style-name="T91"> </text:span>1)<text:span text:style-name="T93"> </text:span><text:span text:style-name="T87">×</text:span><text:span text:style-name="T170"> </text:span><text:span text:style-name="_5f_pointillés_20_gris"><text:span text:style-name="T171">1</text:span></text:span></text:p>
        <text:p text:style-name="P132"><text:span text:style-name="T51">A </text:span><text:span text:style-name="T36">=</text:span><text:span text:style-name="T51"> (2</text:span><text:span text:style-name="T25">x</text:span><text:span text:style-name="T54"> </text:span><text:span text:style-name="T38"></text:span><text:span text:style-name="T55"> </text:span><text:span text:style-name="T51">1)</text:span><text:span text:style-name="T50"> </text:span><text:span text:style-name="T86">×</text:span><text:span text:style-name="T154"> </text:span><text:span text:style-name="_5f_pointillés_20_gris"><text:span text:style-name="T150"> (</text:span></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5"> </text:span></text:span><text:span text:style-name="_5f_pointillés_20_gris"><text:span text:style-name="T150">3</text:span></text:span><text:span text:style-name="_5f_pointillés_20_gris"><text:span text:style-name="T151"> </text:span></text:span><text:span text:style-name="_5f_pointillés_20_gris"><text:span text:style-name="T161"></text:span></text:span><text:span text:style-name="_5f_pointillés_20_gris"><text:span text:style-name="T150"> 1)</text:span></text:span></text:p>
        <text:p text:style-name="P128"><text:span text:style-name="_5f_pointillés_20_gris"><text:span text:style-name="T150">A </text:span></text:span><text:span text:style-name="_5f_pointillés_20_gris"><text:span text:style-name="T163">=</text:span></text:span><text:span text:style-name="_5f_pointillés_20_gris"><text:span text:style-name="T150"> (2</text:span></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7"> </text:span></text:span><text:span text:style-name="_5f_pointillés_20_gris"><text:span text:style-name="T150">1)(</text:span></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5"> 2</text:span></text:span><text:span text:style-name="_5f_pointillés_20_gris"><text:span text:style-name="T150">) </text:span></text:span></text:p>
        <text:list xml:id="list94540958311338" text:continue-list="list94540629271727" text:style-name="Numéro_20_dans_20_exercice">
          <text:list-item>
            <text:list>
              <text:list-header>
                <text:p text:style-name="P111">B<text:span text:style-name="T51"> </text:span><text:span text:style-name="T36">=</text:span><text:span text:style-name="T51"> </text:span>(3<text:span text:style-name="T25">x</text:span><text:span text:style-name="T50"> </text:span><text:span text:style-name="T35"></text:span><text:span text:style-name="T51"> </text:span>2)<text:span text:style-name="T50"> </text:span><text:span text:style-name="T35">−</text:span><text:span text:style-name="T50"> </text:span>(2<text:span text:style-name="T25">x</text:span><text:span text:style-name="T50"> </text:span><text:span text:style-name="T35">−</text:span><text:span text:style-name="T50"> </text:span>7)(3<text:span text:style-name="T25">x</text:span><text:span text:style-name="T50"> </text:span><text:span text:style-name="T35"></text:span><text:span text:style-name="T51"> </text:span>2)</text:p>
                <text:p text:style-name="P79"><text:span text:style-name="_5f_pointillés_20_gris"><text:span text:style-name="T142">B</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3</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22"> </text:span></text:span><text:span text:style-name="_5f_pointillés_20_gris"><text:span text:style-name="T141">×</text:span></text:span><text:span text:style-name="_5f_pointillés_20_gris"><text:span text:style-name="T122"> 1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7)(3</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p>
                <text:p text:style-name="P99">B<text:span text:style-name="T51"> </text:span><text:span text:style-name="T36">=</text:span><text:span text:style-name="T51"> </text:span>(3<text:span text:style-name="T25">x</text:span><text:span text:style-name="T50"> </text:span><text:span text:style-name="T35"></text:span><text:span text:style-name="T51"> </text:span>2)<text:span text:style-name="T50"> </text:span><text:span text:style-name="T86">×</text:span><text:span text:style-name="T50"> [1 </text:span><text:span text:style-name="T35">−</text:span><text:span text:style-name="T50"> </text:span>(2<text:span text:style-name="T25">x</text:span><text:span text:style-name="T50"> </text:span><text:span text:style-name="T35">−</text:span><text:span text:style-name="T50"> </text:span>7)]</text:p>
                <text:p text:style-name="P97"><text:span text:style-name="_5f_pointillés_20_gris"><text:span text:style-name="T142">B</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3</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22">[1 </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7] </text:span></text:span></text:p>
                <text:p text:style-name="P97"><text:span text:style-name="_5f_pointillés_20_gris"><text:span text:style-name="T125">B </text:span></text:span><text:span text:style-name="_5f_pointillés_20_gris"><text:span text:style-name="T136">=</text:span></text:span><text:span text:style-name="_5f_pointillés_20_gris"><text:span text:style-name="T122"> (3</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2)(</text:span></text:span><text:span text:style-name="_5f_pointillés_20_gris"><text:span text:style-name="T136">−</text:span></text:span><text:span text:style-name="_5f_pointillés_20_gris"><text:span text:style-name="T122"> 2</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8)</text:span></text:span></text:p>
                <text:p text:style-name="P97"><text:span text:style-name="_5f_pointillés_20_gris"><text:span text:style-name="T125">ou B </text:span></text:span><text:span text:style-name="_5f_pointillés_20_gris"><text:span text:style-name="T136">=</text:span></text:span><text:span text:style-name="_5f_pointillés_20_gris"><text:span text:style-name="T122"> 2(3</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2)(</text:span></text:span><text:span text:style-name="_5f_pointillés_20_gris"><text:span text:style-name="T136">−</text:span></text:span><text:span text:style-name="_5f_pointillés_20_gris"><text:span text:style-name="T122"> </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18">4</text:span></text:span><text:span text:style-name="_5f_pointillés_20_gris"><text:span text:style-name="T122">)</text:span></text:span></text:p>
                <text:p text:style-name="P107">C<text:span text:style-name="T51"> </text:span><text:span text:style-name="T36">=</text:span><text:span text:style-name="T50"> </text:span><text:span text:style-name="T35">−</text:span><text:span text:style-name="T25">x</text:span><text:span text:style-name="T50"> </text:span><text:span text:style-name="T35">−</text:span><text:span text:style-name="T50"> </text:span>(3<text:span text:style-name="T25">x</text:span><text:span text:style-name="T50"> </text:span><text:span text:style-name="T35">−</text:span><text:span text:style-name="T50"> 2</text:span>)<text:span text:style-name="T25">x</text:span></text:p>
                <text:p text:style-name="P79">C<text:span text:style-name="T51"> </text:span><text:span text:style-name="T36">=</text:span><text:span text:style-name="T50"> </text:span><text:span text:style-name="T25">x</text:span>[<text:span text:style-name="T35">−</text:span><text:span text:style-name="T50"> </text:span>1<text:span text:style-name="T50"> </text:span><text:span text:style-name="T35">−</text:span><text:span text:style-name="T50"> (</text:span>3<text:span text:style-name="T25">x</text:span><text:span text:style-name="T50"> </text:span><text:span text:style-name="T35"></text:span><text:span text:style-name="T50"> 2</text:span>)]</text:p>
                <text:p text:style-name="P79">C<text:span text:style-name="T51"> </text:span><text:span text:style-name="T36">=</text:span><text:span text:style-name="T50"> </text:span><text:span text:style-name="T25">x</text:span>[<text:span text:style-name="T35">−</text:span><text:span text:style-name="T50"> </text:span>1<text:span text:style-name="T50"> </text:span><text:span text:style-name="T35">−</text:span><text:span text:style-name="T50"> </text:span>3<text:span text:style-name="T25">x</text:span><text:span text:style-name="T50"> </text:span><text:span text:style-name="T35">−</text:span><text:span text:style-name="T50"> 2</text:span>]</text:p>
                <text:p text:style-name="P88"><text:span text:style-name="_5f_pointillés_20_gris"><text:span text:style-name="T142">C</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4">x</text:span></text:span><text:span text:style-name="_5f_pointillés_20_gris"><text:span text:style-name="T142">(</text:span></text:span><text:span text:style-name="_5f_pointillés_20_gris"><text:span text:style-name="T136">−</text:span></text:span><text:span text:style-name="_5f_pointillés_20_gris"><text:span text:style-name="T122"> </text:span></text:span><text:span text:style-name="_5f_pointillés_20_gris"><text:span text:style-name="T142">3</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3) </text:span></text:span></text:p>
                <text:p text:style-name="P88"><text:span text:style-name="_5f_pointillés_20_gris"><text:span text:style-name="T125">ou </text:span></text:span><text:span text:style-name="_5f_pointillés_20_gris"><text:span text:style-name="T124">C </text:span></text:span><text:span text:style-name="_5f_pointillés_20_gris"><text:span text:style-name="T136">=</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25">3</text:span></text:span><text:span text:style-name="_5f_pointillés_20_gris"><text:span text:style-name="T144">x</text:span></text:span><text:span text:style-name="_5f_pointillés_20_gris"><text:span text:style-name="T142">(</text:span></text:span><text:span text:style-name="_5f_pointillés_20_gris"><text:span text:style-name="T144">x</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25">1</text:span></text:span><text:span text:style-name="_5f_pointillés_20_gris"><text:span text:style-name="T142">)</text:span></text:span></text:p>
                <text:p text:style-name="P108"><text:span text:style-name="_5f_pointillés_20_gris"><text:span text:style-name="T142"/></text:span></text:p>
              </text:list-header>
            </text:list>
          </text:list-item>
        </text:list>
        <text:list xml:id="list94540466968435" text:continue-list="list94541253247244" text:style-name="Num_5f_Exo">
          <text:list-item>
            <text:h text:style-name="P55" text:outline-level="1"> Factorise puis réduis chaque expression.</text:h>
          </text:list-item>
        </text:list>
        <text:p text:style-name="P40">D<text:span text:style-name="T51"> </text:span><text:span text:style-name="T36">=</text:span><text:span text:style-name="T51"> </text:span>(<text:span text:style-name="T25">x</text:span><text:span text:style-name="T54"> </text:span><text:span text:style-name="T38">−</text:span><text:span text:style-name="T54"> </text:span>1)<text:span text:style-name="T7">2</text:span><text:span text:style-name="T50"> </text:span><text:span text:style-name="T35"></text:span><text:span text:style-name="T51"> </text:span>(<text:span text:style-name="T25">x</text:span><text:span text:style-name="T54"> </text:span><text:span text:style-name="T38">−</text:span><text:span text:style-name="T54"> </text:span>1)(2<text:span text:style-name="T25">x</text:span><text:span text:style-name="T54"> </text:span><text:span text:style-name="T38"></text:span><text:span text:style-name="T55"> </text:span>3) </text:p>
        <text:list xml:id="list94540555242025" text:continue-list="list94540958311338" text:style-name="Numéro_20_dans_20_exercice">
          <text:list-item>
            <text:list>
              <text:list-header>
                <text:p text:style-name="P133">D<text:span text:style-name="T51"> </text:span><text:span text:style-name="T36">=</text:span><text:span text:style-name="T51"> </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5"> </text:span></text:span><text:span text:style-name="_5f_pointillés_20_gris"><text:span text:style-name="T170">1</text:span></text:span>)<text:span text:style-name="T50"> </text:span><text:span text:style-name="T86">×</text:span><text:span text:style-name="T89"> </text:span><text:span text:style-name="T51">(</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5"> </text:span></text:span><text:span text:style-name="_5f_pointillés_20_gris"><text:span text:style-name="T172">1 </text:span></text:span><text:span text:style-name="T51">)</text:span><text:span text:style-name="T50"> </text:span><text:span text:style-name="T35"></text:span><text:span text:style-name="T51"> (</text:span><text:span text:style-name="T25">x</text:span><text:span text:style-name="T54"> </text:span><text:span text:style-name="T38">−</text:span><text:span text:style-name="T54"> </text:span><text:span text:style-name="T51">1)(2</text:span><text:span text:style-name="T25">x</text:span><text:span text:style-name="T54"> </text:span><text:span text:style-name="T38"></text:span><text:span text:style-name="T55"> </text:span><text:span text:style-name="T51">3)</text:span></text:p>
              </text:list-header>
            </text:list>
          </text:list-item>
        </text:list>
        <text:p text:style-name="P134"><text:span text:style-name="T52">D </text:span><text:span text:style-name="T37">=</text:span><text:span text:style-name="T52"> </text:span><text:span text:style-name="T150">(</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5"> </text:span></text:span><text:span text:style-name="_5f_pointillés_20_gris"><text:span text:style-name="T172">1</text:span></text:span><text:span text:style-name="T150">)</text:span><text:span text:style-name="T151"> </text:span><text:span text:style-name="T169">×</text:span><text:span text:style-name="T150"> [(</text:span><text:span text:style-name="_5f_pointillés_20_gris"><text:span text:style-name="T159">x</text:span></text:span><text:span text:style-name="_5f_pointillés_20_gris"><text:span text:style-name="T155"> </text:span></text:span><text:span text:style-name="_5f_pointillés_20_gris"><text:span text:style-name="T165">−</text:span></text:span><text:span text:style-name="_5f_pointillés_20_gris"><text:span text:style-name="T155"> </text:span></text:span><text:span text:style-name="_5f_pointillés_20_gris"><text:span text:style-name="T172">1</text:span></text:span><text:span text:style-name="T150">)</text:span><text:span text:style-name="T151"> </text:span><text:span text:style-name="T161"></text:span><text:span text:style-name="T150"> (2</text:span><text:span text:style-name="T159">x</text:span><text:span text:style-name="T155"> </text:span><text:span text:style-name="T165"></text:span><text:span text:style-name="T157"> </text:span><text:span text:style-name="T150">3)]</text:span></text:p>
        <text:list xml:id="list94540578671582" text:continue-numbering="true" text:style-name="Numéro_20_dans_20_exercice">
          <text:list-item>
            <text:list>
              <text:list-header>
                <text:p text:style-name="P137"><text:span text:style-name="_5f_pointillés_20_gris"><text:span text:style-name="T149">D </text:span></text:span><text:span text:style-name="_5f_pointillés_20_gris"><text:span text:style-name="T160">=</text:span></text:span><text:span text:style-name="_5f_pointillés_20_gris"><text:span text:style-name="T149"> (</text:span></text:span><text:span text:style-name="_5f_pointillés_20_gris"><text:span text:style-name="T159">x</text:span></text:span><text:span text:style-name="_5f_pointillés_20_gris"><text:span text:style-name="T156"> </text:span></text:span><text:span text:style-name="_5f_pointillés_20_gris"><text:span text:style-name="T166">−</text:span></text:span><text:span text:style-name="_5f_pointillés_20_gris"><text:span text:style-name="T156"> </text:span></text:span><text:span text:style-name="_5f_pointillés_20_gris"><text:span text:style-name="T170">1</text:span></text:span><text:span text:style-name="_5f_pointillés_20_gris"><text:span text:style-name="T149">)</text:span></text:span><text:span text:style-name="_5f_pointillés_20_gris"><text:span text:style-name="T152"> </text:span></text:span><text:span text:style-name="_5f_pointillés_20_gris"><text:span text:style-name="T149">(</text:span></text:span><text:span text:style-name="_5f_pointillés_20_gris"><text:span text:style-name="T159">x</text:span></text:span><text:span text:style-name="_5f_pointillés_20_gris"><text:span text:style-name="T156"> </text:span></text:span><text:span text:style-name="_5f_pointillés_20_gris"><text:span text:style-name="T166">−</text:span></text:span><text:span text:style-name="_5f_pointillés_20_gris"><text:span text:style-name="T156"> </text:span></text:span><text:span text:style-name="_5f_pointillés_20_gris"><text:span text:style-name="T170">1</text:span></text:span><text:span text:style-name="_5f_pointillés_20_gris"><text:span text:style-name="T152"> </text:span></text:span><text:span text:style-name="_5f_pointillés_20_gris"><text:span text:style-name="T162"></text:span></text:span><text:span text:style-name="_5f_pointillés_20_gris"><text:span text:style-name="T149"> 2</text:span></text:span><text:span text:style-name="_5f_pointillés_20_gris"><text:span text:style-name="T159">x</text:span></text:span><text:span text:style-name="_5f_pointillés_20_gris"><text:span text:style-name="T156"> </text:span></text:span><text:span text:style-name="_5f_pointillés_20_gris"><text:span text:style-name="T166"></text:span></text:span><text:span text:style-name="_5f_pointillés_20_gris"><text:span text:style-name="T158"> </text:span></text:span><text:span text:style-name="_5f_pointillés_20_gris"><text:span text:style-name="T149">3) </text:span></text:span><text:span text:style-name="_5f_pointillés_20_gris"><text:span text:style-name="T160">=</text:span></text:span><text:span text:style-name="_5f_pointillés_20_gris"><text:span text:style-name="T149"> (</text:span></text:span><text:span text:style-name="_5f_pointillés_20_gris"><text:span text:style-name="T159">x</text:span></text:span><text:span text:style-name="_5f_pointillés_20_gris"><text:span text:style-name="T156"> </text:span></text:span><text:span text:style-name="_5f_pointillés_20_gris"><text:span text:style-name="T166">−</text:span></text:span><text:span text:style-name="_5f_pointillés_20_gris"><text:span text:style-name="T156"> </text:span></text:span><text:span text:style-name="_5f_pointillés_20_gris"><text:span text:style-name="T170">1</text:span></text:span><text:span text:style-name="_5f_pointillés_20_gris"><text:span text:style-name="T149">)</text:span></text:span><text:span text:style-name="_5f_pointillés_20_gris"><text:span text:style-name="T152"> </text:span></text:span><text:span text:style-name="_5f_pointillés_20_gris"><text:span text:style-name="T149">(3</text:span></text:span><text:span text:style-name="_5f_pointillés_20_gris"><text:span text:style-name="T159">x</text:span></text:span><text:span text:style-name="_5f_pointillés_20_gris"><text:span text:style-name="T156"> </text:span></text:span><text:span text:style-name="_5f_pointillés_20_gris"><text:span text:style-name="T162"></text:span></text:span><text:span text:style-name="_5f_pointillés_20_gris"><text:span text:style-name="T149"> 2)</text:span></text:span></text:p>
                <text:p text:style-name="P112">E<text:span text:style-name="T51"> </text:span><text:span text:style-name="T36">=</text:span><text:span text:style-name="T51"> </text:span>(2<text:span text:style-name="T25">x</text:span><text:span text:style-name="T50"> </text:span><text:span text:style-name="T35"></text:span><text:span text:style-name="T51"> </text:span>3)(<text:span text:style-name="T25">x</text:span><text:span text:style-name="T50"> </text:span><text:span text:style-name="T35">−</text:span><text:span text:style-name="T50"> </text:span>5)<text:span text:style-name="T50"> </text:span><text:span text:style-name="T35">−</text:span><text:span text:style-name="T50"> </text:span>(<text:span text:style-name="T25">x</text:span><text:span text:style-name="T50"> </text:span><text:span text:style-name="T35">−</text:span><text:span text:style-name="T50"> </text:span>5)<text:span text:style-name="T8">2</text:span></text:p>
                <text:p text:style-name="P82">E<text:span text:style-name="T51"> </text:span><text:span text:style-name="T36">=</text:span><text:span text:style-name="T51"> </text:span>(2<text:span text:style-name="T25">x</text:span><text:span text:style-name="T50"> </text:span><text:span text:style-name="T35"></text:span><text:span text:style-name="T51"> </text:span>3)(<text:span text:style-name="T25">x</text:span><text:span text:style-name="T50"> </text:span><text:span text:style-name="T35">−</text:span><text:span text:style-name="T50"> </text:span>5)<text:span text:style-name="T50"> </text:span><text:span text:style-name="T35">−</text:span><text:span text:style-name="T50"> </text:span>(<text:span text:style-name="T25">x</text:span><text:span text:style-name="T50"> </text:span><text:span text:style-name="T35">−</text:span><text:span text:style-name="T50"> </text:span>5)(<text:span text:style-name="T25">x</text:span><text:span text:style-name="T50"> </text:span><text:span text:style-name="T35">−</text:span><text:span text:style-name="T50"> </text:span>5)</text:p>
                <text:p text:style-name="P82">E<text:span text:style-name="T51"> </text:span><text:span text:style-name="T36">=</text:span><text:span text:style-name="T51"> </text:span>(<text:span text:style-name="T25">x</text:span><text:span text:style-name="T50"> </text:span><text:span text:style-name="T35">−</text:span><text:span text:style-name="T50"> </text:span>5)[<text:span text:style-name="T50">(2</text:span><text:span text:style-name="T29">x</text:span><text:span text:style-name="T50"> </text:span><text:span text:style-name="T35"></text:span><text:span text:style-name="T50"> 3)</text:span><text:span text:style-name="T35">−</text:span><text:span text:style-name="T50"> </text:span>(<text:span text:style-name="T25">x</text:span><text:span text:style-name="T50"> </text:span><text:span text:style-name="T35">−</text:span><text:span text:style-name="T50"> </text:span>5)]</text:p>
                <text:p text:style-name="P89"><text:span text:style-name="_5f_pointillés_20_gris"><text:span text:style-name="T143">E</text:span></text:span><text:span text:style-name="_5f_pointillés_20_gris"><text:span text:style-name="T128"> </text:span></text:span><text:span text:style-name="_5f_pointillés_20_gris"><text:span text:style-name="T138">=</text:span></text:span><text:span text:style-name="_5f_pointillés_20_gris"><text:span text:style-name="T128"> </text:span></text:span><text:span text:style-name="_5f_pointillés_20_gris"><text:span text:style-name="T143">(</text:span></text:span><text:span text:style-name="_5f_pointillés_20_gris"><text:span text:style-name="T144">x</text:span></text:span><text:span text:style-name="_5f_pointillés_20_gris"><text:span text:style-name="T128"> </text:span></text:span><text:span text:style-name="_5f_pointillés_20_gris"><text:span text:style-name="T138">−</text:span></text:span><text:span text:style-name="_5f_pointillés_20_gris"><text:span text:style-name="T128"> </text:span></text:span><text:span text:style-name="_5f_pointillés_20_gris"><text:span text:style-name="T143">5)[</text:span></text:span><text:span text:style-name="_5f_pointillés_20_gris"><text:span text:style-name="T128">2</text:span></text:span><text:span text:style-name="_5f_pointillés_20_gris"><text:span text:style-name="T144">x</text:span></text:span><text:span text:style-name="_5f_pointillés_20_gris"><text:span text:style-name="T128"> </text:span></text:span><text:span text:style-name="_5f_pointillés_20_gris"><text:span text:style-name="T138"></text:span></text:span><text:span text:style-name="_5f_pointillés_20_gris"><text:span text:style-name="T128"> 3</text:span></text:span><text:span text:style-name="_5f_pointillés_20_gris"><text:span text:style-name="T138">−</text:span></text:span><text:span text:style-name="_5f_pointillés_20_gris"><text:span text:style-name="T128"> </text:span></text:span><text:span text:style-name="_5f_pointillés_20_gris"><text:span text:style-name="T144">x</text:span></text:span><text:span text:style-name="_5f_pointillés_20_gris"><text:span text:style-name="T128"> </text:span></text:span><text:span text:style-name="_5f_pointillés_20_gris"><text:span text:style-name="T138"></text:span></text:span><text:span text:style-name="_5f_pointillés_20_gris"><text:span text:style-name="T128"> </text:span></text:span><text:span text:style-name="_5f_pointillés_20_gris"><text:span text:style-name="T143">5] </text:span></text:span><text:span text:style-name="_5f_pointillés_20_gris"><text:span text:style-name="T138">=</text:span></text:span><text:span text:style-name="_5f_pointillés_20_gris"><text:span text:style-name="T128"> </text:span></text:span><text:span text:style-name="_5f_pointillés_20_gris"><text:span text:style-name="T143">(</text:span></text:span><text:span text:style-name="_5f_pointillés_20_gris"><text:span text:style-name="T144">x</text:span></text:span><text:span text:style-name="_5f_pointillés_20_gris"><text:span text:style-name="T128"> </text:span></text:span><text:span text:style-name="_5f_pointillés_20_gris"><text:span text:style-name="T138">−</text:span></text:span><text:span text:style-name="_5f_pointillés_20_gris"><text:span text:style-name="T128"> </text:span></text:span><text:span text:style-name="_5f_pointillés_20_gris"><text:span text:style-name="T143">5)(</text:span></text:span><text:span text:style-name="_5f_pointillés_20_gris"><text:span text:style-name="T144">x</text:span></text:span><text:span text:style-name="_5f_pointillés_20_gris"><text:span text:style-name="T128"> </text:span></text:span><text:span text:style-name="_5f_pointillés_20_gris"><text:span text:style-name="T138"></text:span></text:span><text:span text:style-name="_5f_pointillés_20_gris"><text:span text:style-name="T128"> 8)</text:span></text:span></text:p>
              </text:list-header>
            </text:list>
          </text:list-item>
        </text:list>
        <text:list xml:id="list94540914974762" text:continue-list="list94540466968435" text:style-name="Num_5f_Exo">
          <text:list-item>
            <text:h text:style-name="P56" text:outline-level="1"> Factorise puis réduis chaque expression.</text:h>
          </text:list-item>
        </text:list>
        <text:p text:style-name="P40">A<text:span text:style-name="T51"> </text:span><text:span text:style-name="T36">=</text:span><text:span text:style-name="T51"> </text:span>(2<text:span text:style-name="T25">x</text:span><text:span text:style-name="T54"> </text:span><text:span text:style-name="T38"></text:span><text:span text:style-name="T55"> </text:span>3)<text:span text:style-name="T8">2 </text:span><text:span text:style-name="T50"> </text:span><text:span text:style-name="T35"></text:span><text:span text:style-name="T51"> </text:span>(<text:span text:style-name="T25">x</text:span><text:span text:style-name="T54"> </text:span><text:span text:style-name="T38">−</text:span><text:span text:style-name="T54"> </text:span>2)(2<text:span text:style-name="T25">x</text:span><text:span text:style-name="T54"> </text:span><text:span text:style-name="T38"></text:span><text:span text:style-name="T55"> </text:span>3)</text:p>
        <text:p text:style-name="P83">A<text:span text:style-name="T51"> </text:span><text:span text:style-name="T36">=</text:span><text:span text:style-name="T51"> </text:span>(2<text:span text:style-name="T25">x</text:span><text:span text:style-name="T54"> </text:span><text:span text:style-name="T38"></text:span><text:span text:style-name="T55"> </text:span>3)(2<text:span text:style-name="T25">x</text:span><text:span text:style-name="T54"> </text:span><text:span text:style-name="T38"></text:span><text:span text:style-name="T55"> </text:span>3)<text:span text:style-name="T8"> </text:span><text:span text:style-name="T50"> </text:span><text:span text:style-name="T35"></text:span><text:span text:style-name="T51"> </text:span>(<text:span text:style-name="T25">x</text:span><text:span text:style-name="T54"> </text:span><text:span text:style-name="T38">−</text:span><text:span text:style-name="T54"> </text:span>2)(2<text:span text:style-name="T25">x</text:span><text:span text:style-name="T54"> </text:span><text:span text:style-name="T38"></text:span><text:span text:style-name="T55"> </text:span>3)</text:p>
        <text:p text:style-name="P83">A<text:span text:style-name="T51"> </text:span><text:span text:style-name="T36">=</text:span><text:span text:style-name="T51"> </text:span>(2<text:span text:style-name="T25">x</text:span><text:span text:style-name="T54"> </text:span><text:span text:style-name="T38"></text:span><text:span text:style-name="T55"> </text:span>3)<text:span text:style-name="T8"> </text:span><text:span text:style-name="T50"> [(2</text:span><text:span text:style-name="T29">x</text:span><text:span text:style-name="T54"> </text:span><text:span text:style-name="T38"></text:span><text:span text:style-name="T54"> </text:span><text:span text:style-name="T50">3)</text:span><text:span text:style-name="T35"></text:span><text:span text:style-name="T51"> </text:span>(<text:span text:style-name="T25">x</text:span><text:span text:style-name="T54"> </text:span><text:span text:style-name="T38">−</text:span><text:span text:style-name="T54"> </text:span>2)]</text:p>
        <text:p text:style-name="P100"><text:span text:style-name="_5f_pointillés_20_gris"><text:span text:style-name="T142">A</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42">3)</text:span></text:span><text:span text:style-name="_5f_pointillés_20_gris"><text:span text:style-name="T122">[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22">3 </text:span></text:span><text:span text:style-name="_5f_pointillés_20_gris"><text:span text:style-name="T136"></text:span></text:span><text:span text:style-name="_5f_pointillés_20_gris"><text:span text:style-name="T122"> </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42">2]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42">3)</text:span></text:span><text:span text:style-name="_5f_pointillés_20_gris"><text:span text:style-name="T122">(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1)</text:span></text:span></text:p>
        <text:p text:style-name="P45"><text:span text:style-name="T51">B </text:span><text:span text:style-name="T36">=</text:span><text:span text:style-name="T51"> </text:span>(2<text:span text:style-name="T25">t</text:span><text:span text:style-name="T50"> </text:span><text:span text:style-name="T35">−</text:span><text:span text:style-name="T50"> </text:span>7)<text:span text:style-name="T50"> </text:span><text:span text:style-name="T35">−</text:span><text:span text:style-name="T50"> </text:span>(5<text:span text:style-name="T25">t</text:span><text:span text:style-name="T50"> </text:span><text:span text:style-name="T35"></text:span><text:span text:style-name="T51"> </text:span>1)(2<text:span text:style-name="T25">t</text:span><text:span text:style-name="T50"> </text:span><text:span text:style-name="T35">−</text:span><text:span text:style-name="T50"> </text:span>7)</text:p>
        <text:p text:style-name="P83"><text:span text:style-name="T51">B </text:span><text:span text:style-name="T36">=</text:span><text:span text:style-name="T51"> </text:span>(2<text:span text:style-name="T25">t</text:span><text:span text:style-name="T50"> </text:span><text:span text:style-name="T35">−</text:span><text:span text:style-name="T50"> </text:span>7) <text:span text:style-name="T86">×</text:span><text:span text:style-name="T50"> 1 </text:span><text:span text:style-name="T35">−</text:span><text:span text:style-name="T50"> </text:span>(5<text:span text:style-name="T25">t</text:span><text:span text:style-name="T50"> </text:span><text:span text:style-name="T35"></text:span><text:span text:style-name="T51"> </text:span>1)(2<text:span text:style-name="T25">t</text:span><text:span text:style-name="T50"> </text:span><text:span text:style-name="T35">−</text:span><text:span text:style-name="T50"> </text:span>7)</text:p>
        <text:p text:style-name="P83"><text:span text:style-name="T51">B </text:span><text:span text:style-name="T36">=</text:span><text:span text:style-name="T51"> </text:span>(2<text:span text:style-name="T25">t</text:span><text:span text:style-name="T50"> </text:span><text:span text:style-name="T35">−</text:span><text:span text:style-name="T50"> </text:span>7)<text:span text:style-name="T50">[1 </text:span><text:span text:style-name="T35">−</text:span><text:span text:style-name="T50"> </text:span>(5<text:span text:style-name="T25">t</text:span><text:span text:style-name="T50"> </text:span><text:span text:style-name="T35"></text:span><text:span text:style-name="T51"> </text:span>1)]</text:p>
        <text:p text:style-name="P100"><text:span text:style-name="_5f_pointillés_20_gris"><text:span text:style-name="T122">B </text:span></text:span><text:span text:style-name="_5f_pointillés_20_gris"><text:span text:style-name="T136">=</text:span></text:span><text:span text:style-name="_5f_pointillés_20_gris"><text:span text:style-name="T122"> </text:span></text:span><text:span text:style-name="_5f_pointillés_20_gris"><text:span text:style-name="T142">(2</text:span></text:span><text:span text:style-name="_5f_pointillés_20_gris"><text:span text:style-name="T144">t</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7)</text:span></text:span><text:span text:style-name="_5f_pointillés_20_gris"><text:span text:style-name="T122">[1 </text:span></text:span><text:span text:style-name="_5f_pointillés_20_gris"><text:span text:style-name="T136">−</text:span></text:span><text:span text:style-name="_5f_pointillés_20_gris"><text:span text:style-name="T122"> </text:span></text:span><text:span text:style-name="_5f_pointillés_20_gris"><text:span text:style-name="T142">5</text:span></text:span><text:span text:style-name="_5f_pointillés_20_gris"><text:span text:style-name="T144">t</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1] </text:span></text:span><text:span text:style-name="_5f_pointillés_20_gris"><text:span text:style-name="T136">=</text:span></text:span><text:span text:style-name="_5f_pointillés_20_gris"><text:span text:style-name="T122"> </text:span></text:span><text:span text:style-name="_5f_pointillés_20_gris"><text:span text:style-name="T136">−</text:span></text:span><text:span text:style-name="_5f_pointillés_20_gris"><text:span text:style-name="T122"> 5</text:span></text:span><text:span text:style-name="_5f_pointillés_20_gris"><text:span text:style-name="T144">t </text:span></text:span><text:span text:style-name="_5f_pointillés_20_gris"><text:span text:style-name="T142">(2</text:span></text:span><text:span text:style-name="_5f_pointillés_20_gris"><text:span text:style-name="T144">t</text:span></text:span><text:span text:style-name="_5f_pointillés_20_gris"><text:span text:style-name="T122"> </text:span></text:span><text:span text:style-name="_5f_pointillés_20_gris"><text:span text:style-name="T136">−</text:span></text:span><text:span text:style-name="_5f_pointillés_20_gris"><text:span text:style-name="T122"> </text:span></text:span><text:span text:style-name="_5f_pointillés_20_gris"><text:span text:style-name="T142">7)</text:span></text:span></text:p>
        <text:p text:style-name="P35"><text:span text:style-name="T51">C </text:span><text:span text:style-name="T36">=</text:span><text:span text:style-name="T51"> </text:span>2<text:span text:style-name="T28">y</text:span><text:span text:style-name="T9">2</text:span><text:span text:style-name="T50"> </text:span><text:span text:style-name="T35">−</text:span><text:span text:style-name="T50"> </text:span><text:span text:style-name="T30">y</text:span>(4<text:span text:style-name="T28">y</text:span><text:span text:style-name="T50"> </text:span><text:span text:style-name="T35">−</text:span><text:span text:style-name="T50"> 7</text:span>)</text:p>
        <text:p text:style-name="P83"><text:span text:style-name="T51">C </text:span><text:span text:style-name="T36">=</text:span><text:span text:style-name="T51"> </text:span>2<text:span text:style-name="T28">y </text:span><text:span text:style-name="T88">×</text:span><text:span text:style-name="T66"> </text:span><text:span text:style-name="T30">y</text:span><text:span text:style-name="T50"> </text:span><text:span text:style-name="T35">−</text:span><text:span text:style-name="T50"> </text:span><text:span text:style-name="T30">y</text:span>(4<text:span text:style-name="T28">y</text:span><text:span text:style-name="T50"> </text:span><text:span text:style-name="T35">−</text:span><text:span text:style-name="T50"> 7</text:span>)</text:p>
        <text:p text:style-name="P83"><text:span text:style-name="T51">C </text:span><text:span text:style-name="T36">=</text:span><text:span text:style-name="T28">y</text:span><text:span text:style-name="T55">[2</text:span><text:span text:style-name="_5f_Correction_5f_surligné"><text:span text:style-name="T25">y</text:span></text:span><text:span text:style-name="T35">−</text:span><text:span text:style-name="T50"> </text:span>(4<text:span text:style-name="T28">y</text:span><text:span text:style-name="T50"> </text:span><text:span text:style-name="T35">−</text:span><text:span text:style-name="T50"> 7</text:span>)]</text:p>
        <text:p text:style-name="P83"><text:span text:style-name="_5f_pointillés_20_gris"><text:span text:style-name="T122">C </text:span></text:span><text:span text:style-name="_5f_pointillés_20_gris"><text:span text:style-name="T136">=</text:span></text:span><text:span text:style-name="_5f_pointillés_20_gris"><text:span text:style-name="T122"> </text:span></text:span><text:span text:style-name="_5f_pointillés_20_gris"><text:span text:style-name="T145">y</text:span></text:span><text:span text:style-name="_5f_pointillés_20_gris"><text:span text:style-name="T112">[2</text:span></text:span><text:span text:style-name="_5f_Correction_5f_surligné"><text:span text:style-name="T146">y</text:span></text:span><text:span text:style-name="_5f_pointillés_20_gris"><text:span text:style-name="T136">−</text:span></text:span><text:span text:style-name="_5f_pointillés_20_gris"><text:span text:style-name="T122"> 4</text:span></text:span><text:span text:style-name="_5f_pointillés_20_gris"><text:span text:style-name="T145">y</text:span></text:span><text:span text:style-name="_5f_pointillés_20_gris"><text:span text:style-name="T122"> </text:span></text:span><text:span text:style-name="_5f_pointillés_20_gris"><text:span text:style-name="T136"></text:span></text:span><text:span text:style-name="_5f_pointillés_20_gris"><text:span text:style-name="T122"> 7]</text:span></text:span><text:span text:style-name="_5f_pointillés_20_gris"><text:span text:style-name="T136">=</text:span></text:span><text:span text:style-name="_5f_pointillés_20_gris"><text:span text:style-name="T122"> </text:span></text:span><text:span text:style-name="_5f_pointillés_20_gris"><text:span text:style-name="T145">y</text:span></text:span><text:span text:style-name="_5f_pointillés_20_gris"><text:span text:style-name="T112">(</text:span></text:span><text:span text:style-name="_5f_pointillés_20_gris"><text:span text:style-name="T136">−</text:span></text:span><text:span text:style-name="_5f_Correction_5f_surligné"><text:span text:style-name="T148"> 2</text:span></text:span><text:span text:style-name="_5f_pointillés_20_gris"><text:span text:style-name="T145">y</text:span></text:span><text:span text:style-name="_5f_pointillés_20_gris"><text:span text:style-name="T122"> </text:span></text:span><text:span text:style-name="_5f_pointillés_20_gris"><text:span text:style-name="T136"> </text:span></text:span><text:span text:style-name="_5f_pointillés_20_gris"><text:span text:style-name="T118">7</text:span></text:span><text:span text:style-name="_5f_pointillés_20_gris"><text:span text:style-name="T122">)</text:span></text:span></text:p>
        <text:p text:style-name="P38"><text:span text:style-name="_5f_pointillés_20_gris"><text:span text:style-name="T122"/></text:span></text:p>
        <text:list xml:id="list94540621369983" text:continue-numbering="true" text:style-name="Num_5f_Exo">
          <text:list-item>
            <text:h text:style-name="P57" text:outline-level="1"><text:soft-page-break/> Factorise <text:span text:style-name="T192">puis</text:span> réduis chaque expression.</text:h>
          </text:list-item>
        </text:list>
        <text:p text:style-name="P29"><text:span text:style-name="T51">J </text:span><text:span text:style-name="T36">=</text:span><text:span text:style-name="T51"><draw:frame draw:style-name="fr5" draw:name="Objet5" text:anchor-type="as-char" svg:width="6.65cm" svg:height="0.963cm" draw:z-index="26"><draw:object xlink:href="./Object 1" xlink:type="simple" xlink:show="embed" xlink:actuate="onLoad"/><draw:image xlink:href="./ObjectReplacements/Object 1" xlink:type="simple" xlink:show="embed" xlink:actuate="onLoad"/><svg:desc>formule</svg:desc></draw:frame></text:span></text:p>
        <text:p text:style-name="P31"><text:span text:style-name="T51">J </text:span><text:span text:style-name="T36">=</text:span><text:span text:style-name="T51"><draw:frame draw:style-name="fr6" draw:name="Objet16" text:anchor-type="as-char" svg:width="4.655cm" svg:height="0.963cm" draw:z-index="27"><draw:object xlink:href="./Object 8" xlink:type="simple" xlink:show="embed" xlink:actuate="onLoad"/><draw:image xlink:href="./ObjectReplacements/Object 8" xlink:type="simple" xlink:show="embed" xlink:actuate="onLoad"/><svg:desc>formule</svg:desc></draw:frame></text:span></text:p>
        <text:p text:style-name="P31"><text:span text:style-name="T51">J </text:span><text:span text:style-name="T36">=</text:span><text:span text:style-name="T51"><draw:frame draw:style-name="fr6" draw:name="Objet17" text:anchor-type="as-char" svg:width="4.239cm" svg:height="0.956cm" draw:z-index="28"><draw:object xlink:href="./Object 9" xlink:type="simple" xlink:show="embed" xlink:actuate="onLoad"/><draw:image xlink:href="./ObjectReplacements/Object 9" xlink:type="simple" xlink:show="embed" xlink:actuate="onLoad"/><svg:desc>formule</svg:desc></draw:frame></text:span></text:p>
        <text:p text:style-name="P31"><text:span text:style-name="T51">J </text:span><text:span text:style-name="T36">=</text:span><text:span text:style-name="T51"><draw:frame draw:style-name="fr6" draw:name="Objet18" text:anchor-type="as-char" svg:width="3.586cm" svg:height="0.956cm" draw:z-index="29"><draw:object xlink:href="./Object 10" xlink:type="simple" xlink:show="embed" xlink:actuate="onLoad"/><draw:image xlink:href="./ObjectReplacements/Object 10" xlink:type="simple" xlink:show="embed" xlink:actuate="onLoad"/><svg:desc>formule</svg:desc></draw:frame></text:span></text:p>
        <text:p text:style-name="P48"><text:span text:style-name="_5f_pointillés_20_gris"><text:span text:style-name="T129">J </text:span></text:span><text:span text:style-name="_5f_pointillés_20_gris"><text:span text:style-name="T139">=</text:span></text:span><text:span text:style-name="_5f_pointillés_20_gris"><text:span text:style-name="T129"><draw:frame draw:style-name="fr6" draw:name="Objet19" text:anchor-type="as-char" svg:width="3.366cm" svg:height="0.956cm" draw:z-index="30"><draw:object xlink:href="./Object 7" xlink:type="simple" xlink:show="embed" xlink:actuate="onLoad"/><draw:image xlink:href="./ObjectReplacements/Object 7" xlink:type="simple" xlink:show="embed" xlink:actuate="onLoad"/><svg:desc>formule</svg:desc></draw:frame></text:span></text:span></text:p>
        <text:p text:style-name="P29"><text:span text:style-name="T51">K </text:span><text:span text:style-name="T36">=</text:span><text:span text:style-name="T51"><draw:frame draw:style-name="fr5" draw:name="Objet8" text:anchor-type="as-char" svg:width="6.331cm" svg:height="0.96cm" draw:z-index="31"><draw:object xlink:href="./Object 2" xlink:type="simple" xlink:show="embed" xlink:actuate="onLoad"/><draw:image xlink:href="./ObjectReplacements/Object 2" xlink:type="simple" xlink:show="embed" xlink:actuate="onLoad"/><svg:desc>formule</svg:desc></draw:frame></text:span></text:p>
        <text:p text:style-name="P31"><text:span text:style-name="T51">K </text:span><text:span text:style-name="T36">=</text:span><text:span text:style-name="T51"><draw:frame draw:style-name="fr6" draw:name="Objet20" text:anchor-type="as-char" svg:width="5.015cm" svg:height="1.057cm" draw:z-index="33"><draw:object xlink:href="./Object 12" xlink:type="simple" xlink:show="embed" xlink:actuate="onLoad"/><draw:image xlink:href="./ObjectReplacements/Object 12" xlink:type="simple" xlink:show="embed" xlink:actuate="onLoad"/><svg:desc>formule</svg:desc></draw:frame></text:span></text:p>
        <text:p text:style-name="P31"><text:span text:style-name="T51">K </text:span><text:span text:style-name="T36">=</text:span><text:span text:style-name="T51"><draw:frame draw:style-name="fr6" draw:name="Objet21" text:anchor-type="as-char" svg:width="4.267cm" svg:height="0.954cm" draw:z-index="34"><draw:object xlink:href="./Object 13" xlink:type="simple" xlink:show="embed" xlink:actuate="onLoad"/><draw:image xlink:href="./ObjectReplacements/Object 13" xlink:type="simple" xlink:show="embed" xlink:actuate="onLoad"/><svg:desc>formule</svg:desc></draw:frame></text:span></text:p>
        <text:p text:style-name="P31"><text:span text:style-name="T51">K </text:span><text:span text:style-name="T36">=</text:span><text:span text:style-name="T51"><draw:frame draw:style-name="fr6" draw:name="Objet22" text:anchor-type="as-char" svg:width="4.12cm" svg:height="0.954cm" draw:z-index="35"><draw:object xlink:href="./Object 14" xlink:type="simple" xlink:show="embed" xlink:actuate="onLoad"/><draw:image xlink:href="./ObjectReplacements/Object 14" xlink:type="simple" xlink:show="embed" xlink:actuate="onLoad"/><svg:desc>formule</svg:desc></draw:frame></text:span></text:p>
        <text:p text:style-name="P47"><text:span text:style-name="_5f_pointillés_20_gris"><text:span text:style-name="T130">K </text:span></text:span><text:span text:style-name="_5f_pointillés_20_gris"><text:span text:style-name="T140">=</text:span></text:span><text:span text:style-name="_5f_pointillés_20_gris"><text:span text:style-name="T130"><draw:frame draw:style-name="fr6" draw:name="Objet23" text:anchor-type="as-char" svg:width="3.307cm" svg:height="0.954cm" draw:z-index="42"><draw:object xlink:href="./Object 11" xlink:type="simple" xlink:show="embed" xlink:actuate="onLoad"/><draw:image xlink:href="./ObjectReplacements/Object 11" xlink:type="simple" xlink:show="embed" xlink:actuate="onLoad"/><svg:desc>formule</svg:desc></draw:frame></text:span></text:span><text:span text:style-name="_5f_pointillés_20_gris"><text:span text:style-name="T130"><text:line-break/></text:span></text:span></text:p>
        <text:list xml:id="list94540761912901" text:continue-numbering="true" text:style-name="Num_5f_Exo">
          <text:list-item>
            <text:h text:style-name="P58" text:outline-level="1"> Factorise chaque expression.</text:h>
          </text:list-item>
        </text:list>
        <text:list xml:id="list94539872194929" text:continue-list="list94540736500251" text:style-name="_5f_Numérotation_20_des_20_exercices_20_livrets">
          <text:list-header>
            <text:p text:style-name="P114">M <text:span text:style-name="T34">=</text:span> <text:span text:style-name="T25">x</text:span><text:span text:style-name="T9">2</text:span><text:span text:style-name="T55"> </text:span><text:span text:style-name="T67">−</text:span><text:span text:style-name="T55"> 49</text:span></text:p>
            <text:p text:style-name="P80"><text:span text:style-name="T55">M </text:span><text:span text:style-name="T39">=</text:span><text:span text:style-name="T55"> (</text:span><text:span text:style-name="T25">x</text:span><text:span text:style-name="T55">)</text:span><text:span text:style-name="T9">2</text:span><text:span text:style-name="T55"> </text:span><text:span text:style-name="T67">−</text:span><text:span text:style-name="T55"> (7)</text:span><text:span text:style-name="T9">2</text:span></text:p>
            <text:p text:style-name="P80"><text:span text:style-name="T55">M </text:span><text:span text:style-name="T39">=</text:span><text:span text:style-name="T55"> (</text:span><text:span text:style-name="T25">x</text:span><text:span text:style-name="T55"> </text:span><text:span text:style-name="T174"></text:span><text:span text:style-name="T55"> 7)(</text:span><text:span text:style-name="T25">x</text:span><text:span text:style-name="T55"> </text:span><text:span text:style-name="T67">−</text:span><text:span text:style-name="T55"> 7)</text:span></text:p>
            <text:p text:style-name="P87"/>
            <text:p text:style-name="P90"><text:span text:style-name="T89">N </text:span><text:span text:style-name="T36">=</text:span><text:span text:style-name="T89"> </text:span><text:span text:style-name="T55">81 </text:span><text:span text:style-name="T67">−</text:span><text:span text:style-name="T55"> </text:span><text:span text:style-name="T82">t</text:span><text:span text:style-name="T9">2</text:span></text:p>
            <text:p text:style-name="P80"><text:span text:style-name="T89">N </text:span><text:span text:style-name="T36">=</text:span><text:span text:style-name="T89"> (9)</text:span><text:span text:style-name="T9">2 </text:span><text:span text:style-name="T55"> </text:span><text:span text:style-name="T67">−</text:span><text:span text:style-name="T55"> (</text:span><text:span text:style-name="T82">t</text:span><text:span text:style-name="T55">)</text:span><text:span text:style-name="T9">2</text:span></text:p>
            <text:p text:style-name="P80"><text:span text:style-name="T89">N </text:span><text:span text:style-name="T36">=</text:span><text:span text:style-name="T55">(9 </text:span><text:span text:style-name="T67">−</text:span><text:span text:style-name="T55"> </text:span><text:span text:style-name="T82">t</text:span><text:span text:style-name="T55">)(9 </text:span><text:span text:style-name="T174"></text:span><text:span text:style-name="T55"> </text:span><text:span text:style-name="T82">t</text:span><text:span text:style-name="T55">)</text:span></text:p>
            <text:p text:style-name="P91"/>
            <text:p text:style-name="P90"><text:span text:style-name="T72">P </text:span><text:span text:style-name="T69">=</text:span><text:span text:style-name="T72"> 16</text:span><text:span text:style-name="T82">x</text:span><text:span text:style-name="T9">2</text:span><text:span text:style-name="T72"> </text:span><text:span text:style-name="T67">−</text:span><text:span text:style-name="T72"> 36 </text:span></text:p>
            <text:p text:style-name="P80"><text:span text:style-name="T72">P </text:span><text:span text:style-name="T69">=</text:span><text:span text:style-name="T72"> (4</text:span><text:span text:style-name="T82">x</text:span><text:span text:style-name="T72">)</text:span><text:span text:style-name="T9">2</text:span><text:span text:style-name="T72"> </text:span><text:span text:style-name="T67">−</text:span><text:span text:style-name="T72"> (6)</text:span><text:span text:style-name="T9">2</text:span></text:p>
            <text:p text:style-name="P80"><text:span text:style-name="T72">P </text:span><text:span text:style-name="T69">=</text:span><text:span text:style-name="T72">(4</text:span><text:span text:style-name="T82">x</text:span><text:span text:style-name="T72"> </text:span><text:span text:style-name="T67">−</text:span><text:span text:style-name="T72"> 6)</text:span><text:span text:style-name="T73">(4</text:span><text:span text:style-name="T83">x</text:span><text:span text:style-name="T73"> </text:span><text:span text:style-name="T174"></text:span><text:span text:style-name="T73"> 6)</text:span></text:p>
            <text:p text:style-name="P92"/>
            <text:p text:style-name="P113"><text:span text:style-name="T72">Q </text:span><text:span text:style-name="T69">=</text:span><text:span text:style-name="T72"> 25 </text:span><text:span text:style-name="T67">−</text:span><text:span text:style-name="T73"> 4</text:span><text:span text:style-name="T83">y</text:span><text:span text:style-name="T10">2</text:span></text:p>
            <text:p text:style-name="P80"><text:span text:style-name="T72">Q </text:span><text:span text:style-name="T69">=</text:span><text:span text:style-name="T72"> (5)</text:span><text:span text:style-name="T10">2</text:span><text:span text:style-name="T72"> </text:span><text:span text:style-name="T67">−</text:span><text:span text:style-name="T73"> (2</text:span><text:span text:style-name="T83">y</text:span><text:span text:style-name="T73">)</text:span><text:span text:style-name="T10">2</text:span></text:p>
            <text:p text:style-name="P80"><text:span text:style-name="_5f_pointillés_20_gris"><text:span text:style-name="T112">Q </text:span></text:span><text:span text:style-name="_5f_pointillés_20_gris"><text:span text:style-name="T131">=</text:span></text:span><text:span text:style-name="_5f_pointillés_20_gris"><text:span text:style-name="T112"> (5 </text:span></text:span><text:span text:style-name="_5f_pointillés_20_gris"><text:span text:style-name="T131">−</text:span></text:span><text:span text:style-name="_5f_pointillés_20_gris"><text:span text:style-name="T112"> 2</text:span></text:span><text:span text:style-name="_5f_pointillés_20_gris"><text:span text:style-name="T144">y</text:span></text:span><text:span text:style-name="_5f_pointillés_20_gris"><text:span text:style-name="T112">)(5 </text:span></text:span><text:span text:style-name="_5f_pointillés_20_gris"><text:span text:style-name="T177"></text:span></text:span><text:span text:style-name="_5f_pointillés_20_gris"><text:span text:style-name="T112"> 2</text:span></text:span><text:span text:style-name="_5f_pointillés_20_gris"><text:span text:style-name="T144">y</text:span></text:span><text:span text:style-name="_5f_pointillés_20_gris"><text:span text:style-name="T112">)</text:span></text:span></text:p>
            <text:p text:style-name="P80"><text:span text:style-name="_5f_pointillés_20_gris"><text:span text:style-name="T112"/></text:span></text:p>
          </text:list-header>
        </text:list>
        <text:list xml:id="list94541379361588" text:continue-list="list94540761912901" text:style-name="Num_5f_Exo">
          <text:list-item>
            <text:h text:style-name="Exo_5f_Num" text:outline-level="1"> Factorise puis réduis chaque expression.</text:h>
          </text:list-item>
        </text:list>
        <text:p text:style-name="P40"><text:span text:style-name="T78">R </text:span><text:span text:style-name="T71">=</text:span><text:span text:style-name="T78"> (</text:span><text:span text:style-name="T83">x</text:span><text:span text:style-name="T73"> </text:span><text:span text:style-name="T67"></text:span><text:span text:style-name="T73"> 4)</text:span><text:span text:style-name="T10">2</text:span><text:span text:style-name="T73"> </text:span><text:span text:style-name="T67">−</text:span><text:span text:style-name="T73"> 49</text:span></text:p>
        <text:p text:style-name="P135"><text:span text:style-name="T73">R </text:span><text:span text:style-name="T67">=</text:span><text:span text:style-name="T73"> (</text:span><text:span text:style-name="T83">x</text:span><text:span text:style-name="T73"> </text:span><text:span text:style-name="T67"></text:span><text:span text:style-name="T73"> 4)</text:span><text:span text:style-name="T10">2</text:span><text:span text:style-name="T73"> </text:span><text:span text:style-name="T67">−</text:span><text:span text:style-name="T73"> </text:span><text:span text:style-name="T76">7</text:span><text:span text:style-name="T10">2</text:span></text:p>
        <text:p text:style-name="P129"><text:span text:style-name="T73">R </text:span><text:span text:style-name="T67">=</text:span><text:span text:style-name="T73"> (</text:span><text:span text:style-name="T83">x</text:span><text:span text:style-name="T73"> </text:span><text:span text:style-name="T67"></text:span><text:span text:style-name="T73"> 4 </text:span><text:span text:style-name="T67">−</text:span><text:span text:style-name="T73"> 7)(</text:span><text:span text:style-name="T83">x</text:span><text:span text:style-name="T73"> </text:span><text:span text:style-name="T67"></text:span><text:span text:style-name="T73"> 4 </text:span><text:span text:style-name="T67"></text:span><text:span text:style-name="T73"> 7)</text:span></text:p>
        <text:list xml:id="list94540572869774" text:continue-list="list94539872194929" text:style-name="_5f_Numérotation_20_des_20_exercices_20_livrets">
          <text:list-item>
            <text:list>
              <text:list-header>
                <text:p text:style-name="P136"><text:span text:style-name="_5f_pointillés_20_gris"><text:span text:style-name="T112">R </text:span></text:span><text:span text:style-name="_5f_pointillés_20_gris"><text:span text:style-name="T131">=</text:span></text:span><text:span text:style-name="_5f_pointillés_20_gris"><text:span text:style-name="T112"> (</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11)</text:span></text:span></text:p>
              </text:list-header>
            </text:list>
            <text:p text:style-name="P109"><text:span text:style-name="T78">S </text:span><text:span text:style-name="T71">=</text:span><text:span text:style-name="T78"> (</text:span><text:span text:style-name="T83">x</text:span><text:span text:style-name="T73"> </text:span><text:span text:style-name="T67">−</text:span><text:span text:style-name="T73"> 4)</text:span><text:span text:style-name="T10">2</text:span><text:span text:style-name="T73"> </text:span><text:span text:style-name="T67">−</text:span><text:span text:style-name="T73"> (2</text:span><text:span text:style-name="T83">x</text:span><text:span text:style-name="T73"> </text:span><text:span text:style-name="T67">−</text:span><text:span text:style-name="T73"> 1)</text:span><text:span text:style-name="T10">2</text:span></text:p>
            <text:p text:style-name="P125"><text:span text:style-name="T83">a</text:span><text:span text:style-name="T10">2</text:span><text:span text:style-name="T73"> </text:span><text:span text:style-name="T67">−</text:span><text:span text:style-name="T73"> </text:span><text:span text:style-name="T83">b</text:span><text:span text:style-name="T10">2</text:span><text:span text:style-name="T73"> avec </text:span><text:span text:style-name="T83">a</text:span><text:span text:style-name="T73"> </text:span><text:span text:style-name="T67">=</text:span><text:span text:style-name="T73"> </text:span><text:span text:style-name="T76">(</text:span><text:span text:style-name="T84">x</text:span><text:span text:style-name="T76"> </text:span><text:span text:style-name="T70">−</text:span><text:span text:style-name="T76"> 4) </text:span><text:span text:style-name="T73"><text:s/>et </text:span><text:span text:style-name="T83">b</text:span><text:span text:style-name="T73"> </text:span><text:span text:style-name="T67">=</text:span><text:span text:style-name="T73"> (</text:span><text:span text:style-name="T76">2</text:span><text:span text:style-name="T84">x</text:span><text:span text:style-name="T76"> </text:span><text:span text:style-name="T70">−</text:span><text:span text:style-name="T76"> 1)</text:span></text:p>
            <text:p text:style-name="P130"><text:span text:style-name="T73">S </text:span><text:span text:style-name="T67">=</text:span><text:span text:style-name="T73"> [(</text:span><text:span text:style-name="T83">x</text:span><text:span text:style-name="T73"> </text:span><text:span text:style-name="T67">−</text:span><text:span text:style-name="T73"> 4) </text:span><text:span text:style-name="T67">−</text:span><text:span text:style-name="T73"> (2</text:span><text:span text:style-name="T83">x</text:span><text:span text:style-name="T73"> </text:span><text:span text:style-name="T67">−</text:span><text:span text:style-name="T73"> 1)][(</text:span><text:span text:style-name="T83">x</text:span><text:span text:style-name="T73"> </text:span><text:span text:style-name="T67">−</text:span><text:span text:style-name="T73"> 4) </text:span><text:span text:style-name="T67"></text:span><text:span text:style-name="T73"> (2</text:span><text:span text:style-name="T83">x</text:span><text:span text:style-name="T73"> </text:span><text:span text:style-name="T67">−</text:span><text:span text:style-name="T73"> 1)]</text:span></text:p>
            <text:p text:style-name="P130"><text:span text:style-name="T73">S </text:span><text:span text:style-name="T67">=</text:span><text:span text:style-name="T73"> [</text:span><text:span text:style-name="T83">x</text:span><text:span text:style-name="T73"> </text:span><text:span text:style-name="T67">−</text:span><text:span text:style-name="T73"> 4 </text:span><text:span text:style-name="T67">−</text:span><text:span text:style-name="T73"> 2</text:span><text:span text:style-name="T83">x</text:span><text:span text:style-name="T73"> </text:span><text:span text:style-name="T67"></text:span><text:span text:style-name="T73"> 1][</text:span><text:span text:style-name="T83">x</text:span><text:span text:style-name="T73"> </text:span><text:span text:style-name="T67">−</text:span><text:span text:style-name="T73"> 4 </text:span><text:span text:style-name="T67"></text:span><text:span text:style-name="T73"> 2</text:span><text:span text:style-name="T83">x</text:span><text:span text:style-name="T73"> </text:span><text:span text:style-name="T67">−</text:span><text:span text:style-name="T73"> 1]</text:span></text:p>
            <text:list text:continue-numbering="true">
              <text:list-header>
                <text:p text:style-name="P136"><text:span text:style-name="_5f_pointillés_20_gris"><text:span text:style-name="T112">S </text:span></text:span><text:span text:style-name="_5f_pointillés_20_gris"><text:span text:style-name="T131">=</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3)(3</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5)</text:span></text:span></text:p>
              </text:list-header>
            </text:list>
          </text:list-item>
        </text:list>
        <text:p text:style-name="P35"><text:span text:style-name="T78">T </text:span><text:span text:style-name="T71">=</text:span><text:span text:style-name="T78"> 4</text:span><text:span text:style-name="T73"> </text:span><text:span text:style-name="T67">−</text:span><text:span text:style-name="T73"> (1 </text:span><text:span text:style-name="T67">−</text:span><text:span text:style-name="T73"> 3</text:span><text:span text:style-name="T83">x</text:span><text:span text:style-name="T73">)</text:span><text:span text:style-name="T10">2</text:span></text:p>
        <text:p text:style-name="P101"><text:span text:style-name="T76">T </text:span><text:span text:style-name="T70">=</text:span><text:span text:style-name="T76"> 2</text:span><text:span text:style-name="T12">2</text:span><text:span text:style-name="T76"> </text:span><text:span text:style-name="T70">−</text:span><text:span text:style-name="T76"> (1 </text:span><text:span text:style-name="T70">−</text:span><text:span text:style-name="T76"> 3</text:span><text:span text:style-name="T84">x</text:span><text:span text:style-name="T76">)</text:span><text:span text:style-name="T12">2</text:span><text:span text:style-name="T76"> </text:span></text:p>
        <text:p text:style-name="P101"><text:span text:style-name="T77">T </text:span><text:span text:style-name="T70">=</text:span><text:span text:style-name="T76"> (2 + (1 </text:span><text:span text:style-name="T70">−</text:span><text:span text:style-name="T76"> 3</text:span><text:span text:style-name="T84">x</text:span><text:span text:style-name="T76">))(2 </text:span><text:span text:style-name="T70">- </text:span><text:span text:style-name="T76">(1 </text:span><text:span text:style-name="T70">−</text:span><text:span text:style-name="T76"> 3</text:span><text:span text:style-name="T84">x</text:span><text:span text:style-name="T76">))</text:span></text:p>
        <text:p text:style-name="P102"><text:span text:style-name="T77">T </text:span><text:span text:style-name="T70">=</text:span><text:span text:style-name="T76"> (2 + 1 </text:span><text:span text:style-name="T70">−</text:span><text:span text:style-name="T76"> 3</text:span><text:span text:style-name="T84">x</text:span><text:span text:style-name="T76">)(2 </text:span><text:span text:style-name="T70">- </text:span><text:span text:style-name="T76">1 </text:span><text:span text:style-name="T21">+</text:span><text:span text:style-name="T76"> 3</text:span><text:span text:style-name="T84">x</text:span><text:span text:style-name="T76">)</text:span></text:p>
        <text:list xml:id="list94541255326562" text:continue-numbering="true" text:style-name="_5f_Numérotation_20_des_20_exercices_20_livrets">
          <text:list-item>
            <text:list>
              <text:list-header>
                <text:p text:style-name="P84"><text:span text:style-name="_5f_pointillés_20_gris"><text:span text:style-name="T112">T </text:span></text:span><text:span text:style-name="_5f_pointillés_20_gris"><text:span text:style-name="T131">=</text:span></text:span><text:span text:style-name="_5f_pointillés_20_gris"><text:span text:style-name="T112"> (3 </text:span></text:span><text:span text:style-name="_5f_pointillés_20_gris"><text:span text:style-name="T131">−</text:span></text:span><text:span text:style-name="_5f_pointillés_20_gris"><text:span text:style-name="T112"> 3</text:span></text:span><text:span text:style-name="_5f_pointillés_20_gris"><text:span text:style-name="T144">x</text:span></text:span><text:span text:style-name="_5f_pointillés_20_gris"><text:span text:style-name="T112">)(1 </text:span></text:span><text:span text:style-name="_5f_pointillés_20_gris"><text:span text:style-name="T131">+</text:span></text:span><text:span text:style-name="_5f_pointillés_20_gris"><text:span text:style-name="T112"> 3</text:span></text:span><text:span text:style-name="_5f_pointillés_20_gris"><text:span text:style-name="T144">x</text:span></text:span><text:span text:style-name="_5f_pointillés_20_gris"><text:span text:style-name="T112">)</text:span></text:span></text:p>
              </text:list-header>
            </text:list>
          </text:list-item>
        </text:list>
        <text:p text:style-name="P34"><text:span text:style-name="_5f_pointillés_20_gris"><text:span text:style-name="T112"/></text:span></text:p>
        <text:list xml:id="list94539476823467" text:continue-list="list94541379361588" text:style-name="Num_5f_Exo">
          <text:list-item>
            <text:h text:style-name="P59" text:outline-level="1"> Factorise puis réduis chaque expression.</text:h>
          </text:list-item>
        </text:list>
        <text:list xml:id="list94540097810495" text:continue-list="list94541255326562" text:style-name="_5f_Numérotation_20_des_20_exercices_20_livrets">
          <text:list-item>
            <text:list>
              <text:list-header>
                <text:p text:style-name="P114"><text:span text:style-name="T73">U </text:span><text:span text:style-name="T67">=</text:span><text:span text:style-name="T73"> (3 </text:span><text:span text:style-name="T67">−</text:span><text:span text:style-name="T73"> 2</text:span><text:span text:style-name="T83">x</text:span><text:span text:style-name="T73">)</text:span><text:span text:style-name="T10">2</text:span><text:span text:style-name="T73"> </text:span><text:span text:style-name="T67">−</text:span><text:span text:style-name="T73"> 4</text:span></text:p>
                <text:p text:style-name="P84"><text:span text:style-name="T73">U </text:span><text:span text:style-name="T67">=</text:span><text:span text:style-name="T73"> (3 </text:span><text:span text:style-name="T67">−</text:span><text:span text:style-name="T73"> 2</text:span><text:span text:style-name="T83">x</text:span><text:span text:style-name="T73">)</text:span><text:span text:style-name="T10">2</text:span><text:span text:style-name="T73"> </text:span><text:span text:style-name="T67">−</text:span><text:span text:style-name="T73"> 2</text:span><text:span text:style-name="T10">2</text:span></text:p>
                <text:p text:style-name="P84"><text:span text:style-name="T73">U </text:span><text:span text:style-name="T67">=</text:span><text:span text:style-name="T73"> (3 </text:span><text:span text:style-name="T67">−</text:span><text:span text:style-name="T73"> 2</text:span><text:span text:style-name="T83">x</text:span><text:span text:style-name="T73"> </text:span><text:span text:style-name="T67">− </text:span><text:span text:style-name="T73">2)(3 </text:span><text:span text:style-name="T67">−</text:span><text:span text:style-name="T73"> 2</text:span><text:span text:style-name="T83">x</text:span><text:span text:style-name="T73"> </text:span><text:span text:style-name="T67"> </text:span><text:span text:style-name="T73">2)</text:span></text:p>
                <text:p text:style-name="P84"><text:span text:style-name="_5f_pointillés_20_gris"><text:span text:style-name="T112">U </text:span></text:span><text:span text:style-name="_5f_pointillés_20_gris"><text:span text:style-name="T131">=</text:span></text:span><text:span text:style-name="_5f_pointillés_20_gris"><text:span text:style-name="T112"> (1 </text:span></text:span><text:span text:style-name="_5f_pointillés_20_gris"><text:span text:style-name="T131">−</text:span></text:span><text:span text:style-name="_5f_pointillés_20_gris"><text:span text:style-name="T112"> 2</text:span></text:span><text:span text:style-name="_5f_pointillés_20_gris"><text:span text:style-name="T144">x</text:span></text:span><text:span text:style-name="_5f_pointillés_20_gris"><text:span text:style-name="T112">)(5 </text:span></text:span><text:span text:style-name="_5f_pointillés_20_gris"><text:span text:style-name="T131">−</text:span></text:span><text:span text:style-name="_5f_pointillés_20_gris"><text:span text:style-name="T112"> 2</text:span></text:span><text:span text:style-name="_5f_pointillés_20_gris"><text:span text:style-name="T144">x</text:span></text:span><text:span text:style-name="_5f_pointillés_20_gris"><text:span text:style-name="T112">) ou U </text:span></text:span><text:span text:style-name="_5f_pointillés_20_gris"><text:span text:style-name="T131">=</text:span></text:span><text:span text:style-name="_5f_pointillés_20_gris"><text:span text:style-name="T112"> (</text:span></text:span><text:span text:style-name="_5f_pointillés_20_gris"><text:span text:style-name="T131">−</text:span></text:span><text:span text:style-name="_5f_pointillés_20_gris"><text:span text:style-name="T112"> 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1)(</text:span></text:span><text:span text:style-name="_5f_pointillés_20_gris"><text:span text:style-name="T131">−</text:span></text:span><text:span text:style-name="_5f_pointillés_20_gris"><text:span text:style-name="T112"> 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5)</text:span></text:span></text:p>
              </text:list-header>
            </text:list>
          </text:list-item>
        </text:list>
        <text:p text:style-name="P35">V <text:span text:style-name="T34">=</text:span> 121 <text:span text:style-name="T67">−</text:span><text:span text:style-name="T73"> (</text:span><text:span text:style-name="T83">x</text:span><text:span text:style-name="T73"> </text:span><text:span text:style-name="T67">−</text:span><text:span text:style-name="T73"> 7)</text:span><text:span text:style-name="T10">2</text:span></text:p>
        <text:p text:style-name="P85">V <text:span text:style-name="T34">=</text:span> (11)<text:span text:style-name="T10">2</text:span> <text:span text:style-name="T67">−</text:span><text:span text:style-name="T73"> (</text:span><text:span text:style-name="T83">x</text:span><text:span text:style-name="T73"> </text:span><text:span text:style-name="T67">−</text:span><text:span text:style-name="T73"> 7)</text:span><text:span text:style-name="T10">2</text:span></text:p>
        <text:p text:style-name="P85">V <text:span text:style-name="T34">=</text:span> [11 <text:span text:style-name="T67">−</text:span><text:span text:style-name="T73"> (</text:span><text:span text:style-name="T83">x</text:span><text:span text:style-name="T73"> </text:span><text:span text:style-name="T67">−</text:span><text:span text:style-name="T73"> 7)][11 </text:span><text:span text:style-name="T67"></text:span><text:span text:style-name="T73"> (</text:span><text:span text:style-name="T83">x</text:span><text:span text:style-name="T73"> </text:span><text:span text:style-name="T67">−</text:span><text:span text:style-name="T73"> 7)]</text:span></text:p>
        <text:list xml:id="list94541267944088" text:continue-numbering="true" text:style-name="_5f_Numérotation_20_des_20_exercices_20_livrets">
          <text:list-item>
            <text:list>
              <text:list-header>
                <text:p text:style-name="P84"><text:span text:style-name="_5f_pointillés_20_gris"><text:span text:style-name="T112">V </text:span></text:span><text:span text:style-name="_5f_pointillés_20_gris"><text:span text:style-name="T131">=</text:span></text:span><text:span text:style-name="_5f_pointillés_20_gris"><text:span text:style-name="T112"> [11 </text:span></text:span><text:span text:style-name="_5f_pointillés_20_gris"><text:span text:style-name="T131">−</text:span></text:span><text:span text:style-name="_5f_pointillés_20_gris"><text:span text:style-name="T112"> </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7][11 </text:span></text:span><text:span text:style-name="_5f_pointillés_20_gris"><text:span text:style-name="T131"></text:span></text:span><text:span text:style-name="_5f_pointillés_20_gris"><text:span text:style-name="T112"> </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7]</text:span></text:span></text:p>
              </text:list-header>
            </text:list>
          </text:list-item>
        </text:list>
        <text:p text:style-name="P85"><text:span text:style-name="_5f_pointillés_20_gris"><text:span text:style-name="T112">V </text:span></text:span><text:span text:style-name="_5f_pointillés_20_gris"><text:span text:style-name="T131">=</text:span></text:span><text:span text:style-name="_5f_pointillés_20_gris"><text:span text:style-name="T112"> (18 </text:span></text:span><text:span text:style-name="_5f_pointillés_20_gris"><text:span text:style-name="T131">−</text:span></text:span><text:span text:style-name="_5f_pointillés_20_gris"><text:span text:style-name="T112"> </text:span></text:span><text:span text:style-name="_5f_pointillés_20_gris"><text:span text:style-name="T144">x</text:span></text:span><text:span text:style-name="_5f_pointillés_20_gris"><text:span text:style-name="T112">)(4 </text:span></text:span><text:span text:style-name="_5f_pointillés_20_gris"><text:span text:style-name="T131"></text:span></text:span><text:span text:style-name="_5f_pointillés_20_gris"><text:span text:style-name="T112"> </text:span></text:span><text:span text:style-name="_5f_pointillés_20_gris"><text:span text:style-name="T144">x</text:span></text:span><text:span text:style-name="_5f_pointillés_20_gris"><text:span text:style-name="T112">) ou V </text:span></text:span><text:span text:style-name="_5f_pointillés_20_gris"><text:span text:style-name="T131">=</text:span></text:span><text:span text:style-name="_5f_pointillés_20_gris"><text:span text:style-name="T112"> ( </text:span></text:span><text:span text:style-name="_5f_pointillés_20_gris"><text:span text:style-name="T131">−</text:span></text:span><text:span text:style-name="_5f_pointillés_20_gris"><text:span text:style-name="T112"> </text:span></text:span><text:span text:style-name="_5f_pointillés_20_gris"><text:span text:style-name="T144">x </text:span></text:span><text:span text:style-name="_5f_pointillés_20_gris"><text:span text:style-name="T131"> </text:span></text:span><text:span text:style-name="_5f_pointillés_20_gris"><text:span text:style-name="T112">18)(</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4)</text:span></text:span></text:p>
        <text:p text:style-name="P36"><text:span text:style-name="T78">W </text:span><text:span text:style-name="T71">=</text:span><text:span text:style-name="T78"> (7</text:span><text:span text:style-name="T83">x</text:span><text:span text:style-name="T78"> </text:span><text:span text:style-name="T71"></text:span><text:span text:style-name="T78"> 8)</text:span><text:span text:style-name="T14">2</text:span><text:span text:style-name="T78"> </text:span><text:span text:style-name="T71">−</text:span><text:span text:style-name="T78"> (9 </text:span><text:span text:style-name="T71">−</text:span><text:span text:style-name="T78"> 5</text:span><text:span text:style-name="T83">x</text:span><text:span text:style-name="T78">)</text:span><text:span text:style-name="T14">2</text:span></text:p>
        <text:p text:style-name="P85"><text:span text:style-name="T73">W </text:span><text:span text:style-name="T67">=</text:span><text:span text:style-name="T73"> [(7</text:span><text:span text:style-name="T83">x</text:span><text:span text:style-name="T73"> </text:span><text:span text:style-name="T67"></text:span><text:span text:style-name="T73"> 8) </text:span><text:span text:style-name="T67">−</text:span><text:span text:style-name="T73"> (9 </text:span><text:span text:style-name="T67">−</text:span><text:span text:style-name="T73"> 5</text:span><text:span text:style-name="T83">x</text:span><text:span text:style-name="T73">)][(7</text:span><text:span text:style-name="T83">x</text:span><text:span text:style-name="T73"> </text:span><text:span text:style-name="T67"></text:span><text:span text:style-name="T73"> 8) </text:span><text:span text:style-name="T67"></text:span><text:span text:style-name="T73"> (9 </text:span><text:span text:style-name="T67">−</text:span><text:span text:style-name="T73"> 5</text:span><text:span text:style-name="T83">x</text:span><text:span text:style-name="T73">)]</text:span></text:p>
        <text:p text:style-name="P85"><text:span text:style-name="T73">W </text:span><text:span text:style-name="T67">=</text:span><text:span text:style-name="T73"> [7</text:span><text:span text:style-name="T83">x</text:span><text:span text:style-name="T73"> </text:span><text:span text:style-name="T67"></text:span><text:span text:style-name="T73"> 8 </text:span><text:span text:style-name="T67">−</text:span><text:span text:style-name="T73"> 9 </text:span><text:span text:style-name="T67"></text:span><text:span text:style-name="T73"> 5</text:span><text:span text:style-name="T83">x</text:span><text:span text:style-name="T73">][7</text:span><text:span text:style-name="T83">x</text:span><text:span text:style-name="T73"> </text:span><text:span text:style-name="T67"></text:span><text:span text:style-name="T73"> 8 </text:span><text:span text:style-name="T67"></text:span><text:span text:style-name="T73"> 9 </text:span><text:span text:style-name="T67">−</text:span><text:span text:style-name="T73"> 5</text:span><text:span text:style-name="T83">x</text:span><text:span text:style-name="T73">]</text:span></text:p>
        <text:p text:style-name="P49"><text:span text:style-name="_5f_pointillés_20_gris"><text:span text:style-name="T112">W </text:span></text:span><text:span text:style-name="_5f_pointillés_20_gris"><text:span text:style-name="T131">=</text:span></text:span><text:span text:style-name="_5f_pointillés_20_gris"><text:span text:style-name="T112"> (1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1)(2</text:span></text:span><text:span text:style-name="_5f_pointillés_20_gris"><text:span text:style-name="T144">x</text:span></text:span><text:span text:style-name="_5f_pointillés_20_gris"><text:span text:style-name="T112"> </text:span></text:span><text:span text:style-name="_5f_pointillés_20_gris"><text:span text:style-name="T131"></text:span></text:span><text:span text:style-name="_5f_pointillés_20_gris"><text:span text:style-name="T112"> 17)</text:span></text:span></text:p>
        <text:p text:style-name="P39"><text:span text:style-name="_5f_pointillés_20_gris"><text:span text:style-name="T81"/></text:span></text:p>
        <text:p text:style-name="P39"><text:span text:style-name="_5f_pointillés_20_gris"><text:span text:style-name="T81"/></text:span></text:p>
      </text:section>
      <text:list xml:id="list94541621965367" text:continue-list="list94539476823467" text:style-name="Num_5f_Exo">
        <text:list-item>
          <text:h text:style-name="P60" text:outline-level="1"><text:span text:style-name="T73"> </text:span>  <text:span text:style-name="Bold_5f_niv3"><text:span text:style-name="T191">Vers la seconde</text:span></text:span></text:h>
        </text:list-item>
      </text:list>
      <text:section text:style-name="Sect3" text:name="Section2">
        <text:p text:style-name="P30"><text:span text:style-name="Bold_5f_niv3"><text:span text:style-name="T24">Factorise les expressions suivantes.</text:span></text:span></text:p>
        <text:p text:style-name="P44"><text:span text:style-name="T79">A</text:span><text:span text:style-name="T78"> </text:span><text:span text:style-name="T71">=</text:span><text:span text:style-name="T78"> </text:span><text:span text:style-name="T74"><draw:frame draw:style-name="fr5" draw:name="Objet1" text:anchor-type="as-char" svg:width="2.524cm" svg:height="1.004cm" draw:z-index="18"><draw:object xlink:href="./Object 3" xlink:type="simple" xlink:show="embed" xlink:actuate="onLoad"/><draw:image xlink:href="./ObjectReplacements/Object 3" xlink:type="simple" xlink:show="embed" xlink:actuate="onLoad"/></draw:frame></text:span></text:p>
        <text:p text:style-name="P41"><text:span text:style-name="T202">A = </text:span><text:span text:style-name="T11"><draw:frame draw:style-name="fr4" draw:name="Objet9" text:anchor-type="as-char" svg:width="2.258cm" svg:height="1.113cm" draw:z-index="41"><draw:object xlink:href="./Object 17" xlink:type="simple" xlink:show="embed" xlink:actuate="onLoad"/><draw:image xlink:href="./ObjectReplacements/Object 17" xlink:type="simple" xlink:show="embed" xlink:actuate="onLoad"/></draw:frame></text:span></text:p>
        <text:p text:style-name="P42"><text:span text:style-name="T202">A</text:span><text:span text:style-name="T34">=</text:span> <text:span text:style-name="T73"><draw:frame draw:style-name="fr4" draw:name="Objet10" text:anchor-type="as-char" svg:width="3.752cm" svg:height="1.106cm" draw:z-index="43"><draw:object xlink:href="./Object 18" xlink:type="simple" xlink:show="embed" xlink:actuate="onLoad"/><draw:image xlink:href="./ObjectReplacements/Object 18" xlink:type="simple" xlink:show="embed" xlink:actuate="onLoad"/><svg:desc>formule</svg:desc></draw:frame></text:span></text:p>
        <text:list xml:id="list94541343234388" text:continue-list="list94541267944088" text:style-name="_5f_Numérotation_20_des_20_exercices_20_livrets">
          <text:list-item>
            <text:list>
              <text:list-header>
                <text:p text:style-name="P115"><text:span text:style-name="_5f_pointillés_20_gris"><text:span text:style-name="T114">A </text:span></text:span><text:span text:style-name="_5f_pointillés_20_gris"><text:span text:style-name="T131">=</text:span></text:span><text:span text:style-name="_5f_pointillés_20_gris"><text:span text:style-name="T112"> </text:span></text:span><text:span text:style-name="_5f_pointillés_20_gris"><text:span text:style-name="T112"><draw:frame draw:style-name="fr4" draw:name="Objet38" text:anchor-type="as-char" svg:width="4.343cm" svg:height="1.106cm" draw:z-index="44"><draw:object xlink:href="./Object 38" xlink:type="simple" xlink:show="embed" xlink:actuate="onLoad"/><draw:image xlink:href="./ObjectReplacements/Object 38" xlink:type="simple" xlink:show="embed" xlink:actuate="onLoad"/><svg:desc>formule</svg:desc></draw:frame></text:span></text:span></text:p>
              </text:list-header>
            </text:list>
          </text:list-item>
        </text:list>
        <text:p text:style-name="P43"><text:span text:style-name="_5f_pointillés_20_gris"><text:span text:style-name="T114">A</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12"><draw:frame draw:style-name="fr4" draw:name="Objet11" text:anchor-type="as-char" svg:width="2.946cm" svg:height="1.106cm" draw:z-index="45"><draw:object xlink:href="./Object 19" xlink:type="simple" xlink:show="embed" xlink:actuate="onLoad"/><draw:image xlink:href="./ObjectReplacements/Object 19" xlink:type="simple" xlink:show="embed" xlink:actuate="onLoad"/><svg:desc>formule</svg:desc></draw:frame></text:span></text:span></text:p>
        <text:list xml:id="list94539533996434" text:continue-numbering="true" text:style-name="_5f_Numérotation_20_des_20_exercices_20_livrets">
          <text:list-header>
            <text:p text:style-name="P122"><text:span text:style-name="T15">B</text:span><text:span text:style-name="T78"> </text:span><text:span text:style-name="T71">=</text:span><text:span text:style-name="T78"><draw:frame draw:style-name="fr5" draw:name="Objet7" text:anchor-type="as-char" svg:width="2.482cm" svg:height="0.96cm" draw:z-index="32"><draw:object xlink:href="./Object 16" xlink:type="simple" xlink:show="embed" xlink:actuate="onLoad"/><draw:image xlink:href="./ObjectReplacements/Object 16" xlink:type="simple" xlink:show="embed" xlink:actuate="onLoad"/><svg:desc>formule</svg:desc></draw:frame></text:span></text:p>
            <text:p text:style-name="P71"><text:span text:style-name="T203">B</text:span><text:span text:style-name="T202"> = </text:span><text:span text:style-name="T11"><draw:frame draw:style-name="fr4" draw:name="Objet14" text:anchor-type="as-char" svg:width="2.23cm" svg:height="1.062cm" draw:z-index="46"><draw:object xlink:href="./Object 22" xlink:type="simple" xlink:show="embed" xlink:actuate="onLoad"/><draw:image xlink:href="./ObjectReplacements/Object 22" xlink:type="simple" xlink:show="embed" xlink:actuate="onLoad"/><svg:desc>formule</svg:desc></draw:frame></text:span></text:p>
            <text:p text:style-name="P116"><text:span text:style-name="T47">B</text:span><text:span text:style-name="T34">=</text:span> <text:span text:style-name="T73"><draw:frame draw:style-name="fr4" draw:name="Objet15" text:anchor-type="as-char" svg:width="4.509cm" svg:height="1.217cm" draw:z-index="47"><draw:object xlink:href="./Object 23" xlink:type="simple" xlink:show="embed" xlink:actuate="onLoad"/><draw:image xlink:href="./ObjectReplacements/Object 23" xlink:type="simple" xlink:show="embed" xlink:actuate="onLoad"/><svg:desc>formule</svg:desc></draw:frame></text:span></text:p>
            <text:list text:continue-numbering="true">
              <text:list-header>
                <text:p text:style-name="P116"><text:span text:style-name="_5f_pointillés_20_gris"><text:span text:style-name="T115">B</text:span></text:span><text:span text:style-name="_5f_pointillés_20_gris"><text:span text:style-name="T114"> </text:span></text:span><text:span text:style-name="_5f_pointillés_20_gris"><text:span text:style-name="T131">=</text:span></text:span><text:span text:style-name="_5f_pointillés_20_gris"><text:span text:style-name="T112"> </text:span></text:span><text:span text:style-name="_5f_pointillés_20_gris"><text:span text:style-name="T112"><draw:frame draw:style-name="fr4" draw:name="Objet24" text:anchor-type="as-char" svg:width="3.769cm" svg:height="1.106cm" draw:z-index="53"><draw:object xlink:href="./Object 24" xlink:type="simple" xlink:show="embed" xlink:actuate="onLoad"/><draw:image xlink:href="./ObjectReplacements/Object 24" xlink:type="simple" xlink:show="embed" xlink:actuate="onLoad"/><svg:desc>formule</svg:desc></draw:frame></text:span></text:span></text:p>
                <text:p text:style-name="P116"><text:span text:style-name="_5f_pointillés_20_gris"><text:span text:style-name="T115">B</text:span></text:span><text:span text:style-name="_5f_pointillés_20_gris"><text:span text:style-name="T114"> </text:span></text:span><text:span text:style-name="_5f_pointillés_20_gris"><text:span text:style-name="T131">=</text:span></text:span><text:span text:style-name="_5f_pointillés_20_gris"><text:span text:style-name="T112"> </text:span></text:span><text:span text:style-name="_5f_pointillés_20_gris"><text:span text:style-name="T112"><draw:frame draw:style-name="fr4" draw:name="Objet25" text:anchor-type="as-char" svg:width="4.369cm" svg:height="1.106cm" draw:z-index="54"><draw:object xlink:href="./Object 25" xlink:type="simple" xlink:show="embed" xlink:actuate="onLoad"/><draw:image xlink:href="./ObjectReplacements/Object 25" xlink:type="simple" xlink:show="embed" xlink:actuate="onLoad"/><svg:desc>formule</svg:desc></draw:frame></text:span></text:span></text:p>
              </text:list-header>
            </text:list>
            <text:p text:style-name="P119"><text:span text:style-name="_5f_pointillés_20_gris"><text:span text:style-name="T115">B</text:span></text:span><text:span text:style-name="_5f_pointillés_20_gris"><text:span text:style-name="T112"> </text:span></text:span><text:span text:style-name="_5f_pointillés_20_gris"><text:span text:style-name="T131">=</text:span></text:span><text:span text:style-name="_5f_pointillés_20_gris"><text:span text:style-name="T112"> </text:span></text:span><text:span text:style-name="_5f_pointillés_20_gris"><text:span text:style-name="T112"><draw:frame draw:style-name="fr4" draw:name="Objet13" text:anchor-type="as-char" svg:width="3.201cm" svg:height="1.106cm" draw:z-index="36"><draw:object xlink:href="./Object 21" xlink:type="simple" xlink:show="embed" xlink:actuate="onLoad"/><draw:image xlink:href="./ObjectReplacements/Object 21" xlink:type="simple" xlink:show="embed" xlink:actuate="onLoad"/><svg:desc>formule</svg:desc></draw:frame></text:span></text:span></text:p>
            <text:p text:style-name="P123"><text:span text:style-name="T80"><text:line-break/><text:line-break/><text:line-break/><text:line-break/><text:line-break/><text:line-break/><text:line-break/><text:line-break/><text:line-break/><text:line-break/><text:line-break/><text:line-break/><text:line-break/><text:line-break/><text:line-break/>C</text:span><text:span text:style-name="T78"> </text:span><text:span text:style-name="T71">=</text:span><text:span text:style-name="T78"> </text:span><text:span text:style-name="T78"><draw:frame draw:style-name="fr5" draw:name="Objet2" text:anchor-type="as-char" svg:width="2.207cm" svg:height="0.873cm" draw:z-index="19"><draw:object xlink:href="./Object 4" xlink:type="simple" xlink:show="embed" xlink:actuate="onLoad"/><draw:image xlink:href="./ObjectReplacements/Object 4" xlink:type="simple" xlink:show="embed" xlink:actuate="onLoad"/><svg:desc>formule</svg:desc></draw:frame></text:span></text:p>
            <text:p text:style-name="P116"><text:span text:style-name="T203">C</text:span><text:span text:style-name="T202"> </text:span><text:span text:style-name="T47">=</text:span><draw:frame draw:style-name="fr4" draw:name="Objet3" text:anchor-type="as-char" svg:width="2.593cm" svg:height="1.113cm" draw:z-index="55"><draw:object xlink:href="./Object 5" xlink:type="simple" xlink:show="embed" xlink:actuate="onLoad"/><draw:image xlink:href="./ObjectReplacements/Object 5" xlink:type="simple" xlink:show="embed" xlink:actuate="onLoad"/><svg:desc>formule</svg:desc></draw:frame></text:p>
            <text:p text:style-name="P116"><text:span text:style-name="T47">C =</text:span><text:span text:style-name="T73"><draw:frame draw:style-name="fr4" draw:name="Objet27" text:anchor-type="as-char" svg:width="3.879cm" svg:height="1.106cm" draw:z-index="40"><draw:object xlink:href="./Object 27" xlink:type="simple" xlink:show="embed" xlink:actuate="onLoad"/><draw:image xlink:href="./ObjectReplacements/Object 27" xlink:type="simple" xlink:show="embed" xlink:actuate="onLoad"/><svg:desc>formule</svg:desc></draw:frame></text:span><text:span text:style-name="T73"><text:line-break/></text:span><text:span text:style-name="T68">C =</text:span><text:span text:style-name="T73"><draw:frame draw:style-name="fr4" draw:name="Objet12" text:anchor-type="as-char" svg:width="4.053cm" svg:height="1.106cm" draw:z-index="56"><draw:object xlink:href="./Object 20" xlink:type="simple" xlink:show="embed" xlink:actuate="onLoad"/><draw:image xlink:href="./ObjectReplacements/Object 20" xlink:type="simple" xlink:show="embed" xlink:actuate="onLoad"/><svg:desc>formule</svg:desc></draw:frame></text:span><text:span text:style-name="T73"><text:line-break/></text:span><text:span text:style-name="T68">C =</text:span><text:span text:style-name="T73"><draw:frame draw:style-name="fr4" draw:name="Objet29" text:anchor-type="as-char" svg:width="2.815cm" svg:height="1.106cm" draw:z-index="58"><draw:object xlink:href="./Object 29" xlink:type="simple" xlink:show="embed" xlink:actuate="onLoad"/><draw:image xlink:href="./ObjectReplacements/Object 29" xlink:type="simple" xlink:show="embed" xlink:actuate="onLoad"/><svg:desc>formule</svg:desc></draw:frame></text:span></text:p>
          </text:list-header>
        </text:list>
        <text:p text:style-name="P32"><text:span text:style-name="T80">D</text:span><text:span text:style-name="T78"> </text:span><text:span text:style-name="T71">=</text:span><text:span text:style-name="T78"> </text:span><text:span text:style-name="T78"><draw:frame draw:style-name="fr5" draw:name="Objet6" text:anchor-type="as-char" svg:width="2.678cm" svg:height="0.873cm" draw:z-index="20"><draw:object xlink:href="./Object 15" xlink:type="simple" xlink:show="embed" xlink:actuate="onLoad"/><draw:image xlink:href="./ObjectReplacements/Object 15" xlink:type="simple" xlink:show="embed" xlink:actuate="onLoad"/><svg:desc>formule</svg:desc></draw:frame></text:span></text:p>
        <text:list xml:id="list94539599857393" text:continue-numbering="true" text:style-name="_5f_Numérotation_20_des_20_exercices_20_livrets">
          <text:list-header>
            <text:p text:style-name="P72"><text:span text:style-name="T204">D </text:span><text:span text:style-name="T202">= </text:span><text:span text:style-name="T11"><draw:frame draw:style-name="fr4" draw:name="Objet28" text:anchor-type="as-char" svg:width="2.891cm" svg:height="1.113cm" draw:z-index="37"><draw:object xlink:href="./Object 28" xlink:type="simple" xlink:show="embed" xlink:actuate="onLoad"/><draw:image xlink:href="./ObjectReplacements/Object 28" xlink:type="simple" xlink:show="embed" xlink:actuate="onLoad"/><svg:desc>formule</svg:desc></draw:frame></text:span></text:p>
            <text:p text:style-name="P117"><text:span text:style-name="T48">D</text:span><text:span text:style-name="T34">=</text:span> <text:span text:style-name="T73"><draw:frame draw:style-name="fr4" draw:name="Objet31" text:anchor-type="as-char" svg:width="4.958cm" svg:height="1.108cm" draw:z-index="38"><draw:object xlink:href="./Object 31" xlink:type="simple" xlink:show="embed" xlink:actuate="onLoad"/><draw:image xlink:href="./ObjectReplacements/Object 31" xlink:type="simple" xlink:show="embed" xlink:actuate="onLoad"/><svg:desc>formule</svg:desc></draw:frame></text:span></text:p>
            <text:list text:continue-numbering="true">
              <text:list-header>
                <text:p text:style-name="P117"><text:span text:style-name="_5f_pointillés_20_gris"><text:span text:style-name="T116">D</text:span></text:span><text:span text:style-name="_5f_pointillés_20_gris"><text:span text:style-name="T114"> </text:span></text:span><text:span text:style-name="_5f_pointillés_20_gris"><text:span text:style-name="T131">=</text:span></text:span><text:span text:style-name="_5f_pointillés_20_gris"><text:span text:style-name="T112"> </text:span></text:span><text:span text:style-name="_5f_pointillés_20_gris"><text:span text:style-name="T112"><draw:frame draw:style-name="fr4" draw:name="Objet32" text:anchor-type="as-char" svg:width="4.373cm" svg:height="1.106cm" draw:z-index="39"><draw:object xlink:href="./Object 32" xlink:type="simple" xlink:show="embed" xlink:actuate="onLoad"/><draw:image xlink:href="./ObjectReplacements/Object 32" xlink:type="simple" xlink:show="embed" xlink:actuate="onLoad"/><svg:desc>formule</svg:desc></draw:frame></text:span></text:span></text:p>
                <text:p text:style-name="P117"><text:span text:style-name="_5f_pointillés_20_gris"><text:span text:style-name="T116">D</text:span></text:span><text:span text:style-name="_5f_pointillés_20_gris"><text:span text:style-name="T114"> </text:span></text:span><text:span text:style-name="_5f_pointillés_20_gris"><text:span text:style-name="T131">=</text:span></text:span><text:span text:style-name="_5f_pointillés_20_gris"><text:span text:style-name="T112"> </text:span></text:span><text:span text:style-name="_5f_pointillés_20_gris"><text:span text:style-name="T112"><draw:frame draw:style-name="fr4" draw:name="Objet30" text:anchor-type="as-char" svg:width="4.558cm" svg:height="1.106cm" draw:z-index="52"><draw:object xlink:href="./Object 30" xlink:type="simple" xlink:show="embed" xlink:actuate="onLoad"/><draw:image xlink:href="./ObjectReplacements/Object 30" xlink:type="simple" xlink:show="embed" xlink:actuate="onLoad"/><svg:desc>formule</svg:desc></draw:frame></text:span></text:span></text:p>
              </text:list-header>
            </text:list>
            <text:p text:style-name="P120"><text:span text:style-name="_5f_pointillés_20_gris"><text:span text:style-name="T116">D</text:span></text:span><text:span text:style-name="_5f_pointillés_20_gris"><text:span text:style-name="T114"> </text:span></text:span><text:span text:style-name="_5f_pointillés_20_gris"><text:span text:style-name="T133">=</text:span></text:span><text:span text:style-name="_5f_pointillés_20_gris"><text:span text:style-name="T114"> </text:span></text:span><text:span text:style-name="_5f_pointillés_20_gris"><text:span text:style-name="T114"><draw:frame draw:style-name="fr4" draw:name="Objet33" text:anchor-type="as-char" svg:width="3.776cm" svg:height="1.106cm" draw:z-index="57"><draw:object xlink:href="./Object 33" xlink:type="simple" xlink:show="embed" xlink:actuate="onLoad"/><draw:image xlink:href="./ObjectReplacements/Object 33" xlink:type="simple" xlink:show="embed" xlink:actuate="onLoad"/><svg:desc>formule</svg:desc></draw:frame></text:span></text:span></text:p>
            <text:list text:continue-numbering="true">
              <text:list-header>
                <text:p text:style-name="P124"><text:span text:style-name="T75">E</text:span><text:span text:style-name="T73"> </text:span><text:span text:style-name="T67">=</text:span><text:span text:style-name="T73"> </text:span><text:span text:style-name="T73"><draw:frame draw:style-name="fr5" draw:name="Objet4" text:anchor-type="as-char" svg:width="2.538cm" svg:height="1.004cm" draw:z-index="21"><draw:object xlink:href="./Object 6" xlink:type="simple" xlink:show="embed" xlink:actuate="onLoad"/><draw:image xlink:href="./ObjectReplacements/Object 6" xlink:type="simple" xlink:show="embed" xlink:actuate="onLoad"/><svg:desc>formule</svg:desc></draw:frame></text:span></text:p>
              </text:list-header>
            </text:list>
            <text:p text:style-name="P118"><text:span text:style-name="T205">E</text:span><text:span text:style-name="T202"> </text:span><text:span text:style-name="T47">=</text:span><draw:frame draw:style-name="fr4" draw:name="Objet37" text:anchor-type="as-char" svg:width="3.034cm" svg:height="1.113cm" draw:z-index="48"><draw:object xlink:href="./Object 26" xlink:type="simple" xlink:show="embed" xlink:actuate="onLoad"/><draw:image xlink:href="./ObjectReplacements/Object 26" xlink:type="simple" xlink:show="embed" xlink:actuate="onLoad"/><svg:desc>formule</svg:desc></draw:frame></text:p>
            <text:p text:style-name="P121"><text:span text:style-name="_5f_pointillés_20_gris"><text:span text:style-name="T22">E</text:span></text:span><text:span text:style-name="_5f_pointillés_20_gris"><text:span text:style-name="T23"> =</text:span></text:span><text:span text:style-name="_5f_pointillés_20_gris"><text:span text:style-name="T23"><draw:frame draw:style-name="fr4" draw:name="Objet26" text:anchor-type="as-char" svg:width="4.574cm" svg:height="1.106cm" draw:z-index="49"><draw:object xlink:href="./Object 37" xlink:type="simple" xlink:show="embed" xlink:actuate="onLoad"/><draw:image xlink:href="./ObjectReplacements/Object 37" xlink:type="simple" xlink:show="embed" xlink:actuate="onLoad"/><svg:desc>formule</svg:desc></draw:frame></text:span></text:span><text:span text:style-name="_5f_pointillés_20_gris"><text:span text:style-name="T16"><text:line-break/></text:span></text:span><text:span text:style-name="_5f_pointillés_20_gris"><text:span text:style-name="T19">E</text:span></text:span><text:span text:style-name="_5f_pointillés_20_gris"><text:span text:style-name="T20">=</text:span></text:span><text:span text:style-name="_5f_pointillés_20_gris"><text:span text:style-name="T20"><draw:frame draw:style-name="fr4" draw:name="Objet34" text:anchor-type="as-char" svg:width="3.905cm" svg:height="1.106cm" draw:z-index="50"><draw:object xlink:href="./Object 34" xlink:type="simple" xlink:show="embed" xlink:actuate="onLoad"/><draw:image xlink:href="./ObjectReplacements/Object 34" xlink:type="simple" xlink:show="embed" xlink:actuate="onLoad"/><svg:desc>formule</svg:desc></draw:frame></text:span></text:span><text:span text:style-name="_5f_pointillés_20_gris"><text:span text:style-name="T16"><text:line-break/></text:span></text:span><text:span text:style-name="_5f_pointillés_20_gris"><text:span text:style-name="T17">E</text:span></text:span><text:span text:style-name="_5f_pointillés_20_gris"><text:span text:style-name="T20"> =</text:span></text:span><text:span text:style-name="_5f_pointillés_20_gris"><text:span text:style-name="T18"><draw:frame draw:style-name="fr4" draw:name="Objet35" text:anchor-type="as-char" svg:width="3.665cm" svg:height="1.106cm" draw:z-index="51"><draw:object xlink:href="./Object 35" xlink:type="simple" xlink:show="embed" xlink:actuate="onLoad"/><draw:image xlink:href="./ObjectReplacements/Object 35" xlink:type="simple" xlink:show="embed" xlink:actuate="onLoad"/><svg:desc>formule</svg:desc></draw:frame></text:span></text:span></text:p>
            <text:list text:continue-numbering="true">
              <text:list-header>
                <text:p text:style-name="P124"><text:span text:style-name="_5f_pointillés_20_gris"><text:span text:style-name="T81"/></text:span></text:p>
              </text:list-header>
            </text:list>
          </text:list-header>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2" svg:font-family="OpenSymbol"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2"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loext:opacity="100%" style:font-name="Bitstream Vera Sans2"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uce_5f_enonce1" style:display-name="Puce_enonce1" style:family="text">
      <style:text-properties fo:color="#e8c32a" loext:opacity="100%" style:font-name="Bitstream Vera Sans1"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1"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draw:fill-image-width="0cm" draw:fill-image-height="0cm"/>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éro_20_dans_20_exercice" style:display-name="Numéro dans exercice">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distance="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_5f_En-tête">
      <style:text-properties officeooo:rsid="004811b5" officeooo:paragraph-rsid="004811b5"/>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color="#ffffff" loext:opacity="100%" style:font-name="Bitstream Vera Sans" fo:font-size="8pt" fo:font-weight="bold" officeooo:rsid="0070c231" officeooo:paragraph-rsid="0070c231" style:font-size-asian="8pt" style:font-weight-asian="bold" style:font-size-complex="8pt" style:font-weight-complex="normal"/>
    </style:style>
    <style:style style:name="MP30" style:family="paragraph" style:parent-style-name="Footer">
      <style:text-properties officeooo:paragraph-rsid="0020fba6"/>
    </style:style>
    <style:style style:name="MP31" style:family="paragraph" style:parent-style-name="Header">
      <style:text-properties fo:font-size="14pt" style:font-size-asian="14pt" style:font-size-complex="14pt"/>
    </style:style>
    <style:style style:name="MP32"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2" fo:font-size="16pt" fo:font-weight="bold" style:font-size-asian="16pt" style:font-weight-asian="bold" style:font-size-complex="16pt" style:font-weight-complex="bold"/>
    </style:style>
    <style:style style:name="MT6" style:family="text">
      <style:text-properties officeooo:rsid="0043a73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d7e12c"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10">Série 3 : ???</text:p>
      </style:header>
      <style:footer>
        <text:p text:style-name="MP11">Chapitre ? : ...</text:p>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1">N4 : Fractions</text:p>
              </table:table-cell>
              <table:table-cell table:style-name="Tableau18.A1" office:value-type="string">
                <text:p text:style-name="MP31"/>
              </table:table-cell>
            </table:table-row>
          </table:table-header-rows>
          <table:table-row table:style-name="Tableau18.1">
            <table:covered-table-cell/>
            <table:table-cell table:style-name="Tableau18.A1" office:value-type="string">
              <text:p text:style-name="MP32">Série 1 : Fractions et parts</text:p>
            </table:table-cell>
            <table:table-cell table:style-name="Tableau18.A1" office:value-type="string">
              <text:p text:style-name="MP32"/>
            </table:table-cell>
          </table:table-row>
        </table:table>
        <text:p text:style-name="MP13"/>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format_20_Site" style:display-name="_Fiche format Site" style:page-layout-name="Mpm12">
      <style:header>
        <text:p text:style-name="MP14"/>
        <text:p text:style-name="MP15"><text:span text:style-name="MT3">Chapitre N3 :</text:span> <text:span text:style-name="MT4">Nombres fractions</text:span></text:p>
        <text:p text:style-name="MP16">Série 2 : Fractions et partage <text:s text:c="75"/></text:p>
      </style:header>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0">Série 4 : ???</text:p>
      </style:header>
      <style:footer>
        <text:p text:style-name="MP17">Chapitre ? : ...</text:p>
      </style:footer>
      <style:footer-left>
        <text:p text:style-name="MP12"/>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0">Synthèse</text:p>
      </style:header>
      <style:footer>
        <text:p text:style-name="MP6">Chapitre ? : ...</text:p>
      </style:footer>
      <style:footer-left>
        <text:p text:style-name="MP18"/>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10">Série 4 : ???</text:p>
      </style:header>
      <style:footer>
        <text:p text:style-name="MP11">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_28_une_20_colonne_29__20_paire_20__28_G_29_" style:display-name="_Fiche éditeur série 5 (une colonne) paire (G)" style:page-layout-name="Mpm18" style:next-style-name="_5f_Fiche_20_éditeur_20_série_20_5_20__28_une_20_colonne_29__20_impaire_20__28_D_29_">
      <style:header>
        <text:p text:style-name="Entête_20_couleur">Série 5 : Priorités opératoires et fractions</text:p>
      </style:header>
      <style:footer>
        <text:p text:style-name="MP22">Écritures fractionnaires : Chapitre N2</text:p>
      </style:footer>
      <style:footer-left>
        <text:p text:style-name="MP6">Chapitre N2 : Écritures fractionnaires</text:p>
      </style:footer-left>
    </style:master-page>
    <style:master-page style:name="_5f_Fiche_20_éditeur_20_série_20_5_20__28_une_20_colonne_29__20_impaire_20__28_D_29_" style:display-name="_Fiche éditeur série 5 (une colonne) impaire (D)" style:page-layout-name="Mpm19" style:next-style-name="_5f_Fiche_20_éditeur_20_série_20_5_20__28_une_20_colonne_29__20_paire_20__28_G_29_">
      <style:header>
        <text:p text:style-name="Entête_20_couleur">Série 5 : Priorités opératoires et fractions</text:p>
      </style:header>
      <style:footer>
        <text:p text:style-name="MP17">Chapitre G2 : Triangles</text:p>
      </style:footer>
      <style:footer-left>
        <text:p text:style-name="MP23">Chapitre N2 : Écritures fractionnaires</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3" draw:name="Forme1" draw:style-name="Mgr1" draw:text-style-name="MP25" svg:width="4.329cm" svg:height="2.24cm" svg:x="-1.499cm" svg:y="-1cm" svg:viewBox="0 0 4330 2241" svg:d="M0 2241l3984-288c209-15 363-168 345-342l-170-1611h-4159z"><text:p/></draw:path><draw:frame text:anchor-type="paragraph" draw:z-index="7" draw:name="Forme2" draw:style-name="Mgr2" draw:text-style-name="MP27" svg:width="2.703cm" svg:height="0.715cm" draw:transform="rotate (0.0872664625997165) translate (-0.172861111111111cm 0.218722222222222cm)"><draw:text-box><text:p text:style-name="MP26"><text:span text:style-name="MT5">Série 2</text:span></text:p></draw:text-box></draw:frame><draw:line text:anchor-type="paragraph" draw:z-index="23" draw:name="Forme3" draw:style-name="Mgr3" draw:text-style-name="MP26" svg:x1="6.712cm" svg:y1="0.36cm" svg:x2="20.497cm" svg:y2="0.36cm"><text:p/></draw:line>Factoriser</text:p>
      </style:header>
      <style:footer>
        <text:p text:style-name="MP28"><draw:frame draw:style-name="Mfr1" draw:name="Cadre1" text:anchor-type="paragraph" svg:y="-0.06cm" draw:z-index="11"><draw:text-box fo:min-height="0.499cm" fo:min-width="3cm"><draw:frame draw:style-name="Mfr2" draw:name="Cadre2" text:anchor-type="frame" svg:x="0.45cm" svg:y="0.079cm" svg:width="0.817cm" draw:z-index="15"><draw:text-box fo:min-height="0.355cm"><text:p text:style-name="MP29">2222</text:p></draw:text-box></draw:frame><text:p text:style-name="MP30"><text:span text:style-name="MT6">Calcul littéral</text:span> • A<text:span text:style-name="MT6">7</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15T09:45:38.859000000</dc:date>
    <meta:printed-by>Katia Hache</meta:printed-by>
    <meta:print-date>2008-12-06T20:07:18</meta:print-date>
    <meta:editing-cycles>127</meta:editing-cycles>
    <meta:editing-duration>P1DT7H27M30S</meta:editing-duration>
    <meta:document-statistic meta:table-count="1" meta:image-count="0" meta:object-count="37" meta:page-count="4" meta:paragraph-count="223" meta:word-count="1690" meta:character-count="5910" meta:non-whitespace-character-count="3987"/>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row>
        <mrow>
          <mo fence="true" form="prefix" stretchy="true">(</mo>
          <mrow>
            <mrow>
              <mfrac>
                <mn>2</mn>
                <mn>3</mn>
              </mfrac>
              <mstyle mathsize="12pt">
                <mi>x</mi>
              </mstyle>
              <mspace width="0.5em"/>
              <mstyle mathvariant="normal">
                <mi mathvariant="normal"></mi>
              </mstyle>
              <mspace width="0.5em"/>
              <mn>1</mn>
            </mrow>
          </mrow>
          <mo fence="true" form="postfix" stretchy="true">)</mo>
        </mrow>
        <mtext>(</mtext>
        <mstyle mathsize="12pt">
          <mi>x</mi>
        </mstyle>
        <mspace width="0.5em"/>
        <mi>–</mi>
        <mspace width="0.5em"/>
        <mn>5</mn>
        <mtext>)</mtext>
        <mspace width="0.5em"/>
        <mi>–</mi>
        <mspace width="0.5em"/>
        <mtext>(</mtext>
        <mn>3</mn>
        <mstyle mathsize="12pt">
          <mi>x</mi>
        </mstyle>
        <mspace width="0.5em"/>
        <mstyle mathvariant="normal">
          <mi mathvariant="normal"></mi>
        </mstyle>
        <mspace width="0.5em"/>
        <mn>9</mn>
        <mtext>)</mtext>
        <mrow>
          <mo fence="true" form="prefix" stretchy="true">(</mo>
          <mrow>
            <mrow>
              <mfrac>
                <mn>2</mn>
                <mn>3</mn>
              </mfrac>
              <mstyle mathsize="12pt">
                <mi>x</mi>
              </mstyle>
              <mspace width="0.5em"/>
              <mstyle mathvariant="normal">
                <mi mathvariant="normal"></mi>
              </mstyle>
              <mspace width="0.5em"/>
              <mn>1</mn>
            </mrow>
          </mrow>
          <mo fence="true" form="postfix" stretchy="true">)</mo>
        </mrow>
      </mrow>
    </mstyle>
    <annotation encoding="StarMath 5.0">size 10{{left ( 2 over 3 { size 12 x}    `nitalic `1 right )}"("size 12 x `–` 5")" `– `"(" 3 { size 12 x}`nitalic ` 9")"{left ( 2 over 3 { size 12 x}    `nitalic `1 right )}}</annotation>
  </semantics>
</math>
</file>

<file path=Object 10/content.xml><?xml version="1.0" encoding="utf-8"?>
<math xmlns="http://www.w3.org/1998/Math/MathML" display="block">
  <semantics>
    <mrow>
      <mstyle mathsize="10pt">
        <mrow>
          <mo fence="true" stretchy="true">(</mo>
          <mrow>
            <mrow>
              <mfrac>
                <mn>2</mn>
                <mn>3</mn>
              </mfrac>
              <mstyle mathsize="12pt">
                <mi>x</mi>
              </mstyle>
              <mrow>
                <mspace width="0.5em"/>
                <mo stretchy="false">+</mo>
                <mspace width="0.5em"/>
              </mrow>
              <mn>1</mn>
            </mrow>
          </mrow>
          <mo fence="true" stretchy="true">)</mo>
        </mrow>
      </mstyle>
      <mrow>
        <mo fence="true" stretchy="true">(</mo>
        <mrow>
          <mrow>
            <mspace width="0.5em"/>
            <mi>–</mi>
            <mspace width="0.5em"/>
            <mn>2</mn>
            <mstyle mathsize="12pt">
              <mi>x</mi>
            </mstyle>
            <mspace width="0.5em"/>
            <mi>–</mi>
            <mspace width="0.5em"/>
            <mn>14</mn>
          </mrow>
        </mrow>
        <mo fence="true" stretchy="true">)</mo>
      </mrow>
    </mrow>
    <annotation encoding="StarMath 5.0">size 10{{left ( 2 over 3 { size 12 x}    `+ `1 right )}}left(`–`2 { size 12 x}`–`14 right)</annotation>
  </semantics>
</math>
</file>

<file path=Object 11/content.xml><?xml version="1.0" encoding="utf-8"?>
<math xmlns="http://www.w3.org/1998/Math/MathML" display="block">
  <semantics>
    <mrow>
      <mstyle mathsize="10pt">
        <mrow>
          <mo fence="true" stretchy="false">(</mo>
          <mrow>
            <mrow>
              <mstyle mathsize="12pt">
                <mi>t</mi>
              </mstyle>
              <mrow>
                <mspace width="0.5em"/>
                <mo stretchy="false">−</mo>
                <mspace width="0.5em"/>
              </mrow>
              <mn>5</mn>
            </mrow>
          </mrow>
          <mo fence="true" stretchy="false">)</mo>
        </mrow>
      </mstyle>
      <mrow>
        <mo fence="true" stretchy="true">(</mo>
        <mrow>
          <mrow>
            <mrow>
              <mspace width="0.5em"/>
              <mo stretchy="false">−</mo>
              <mspace width="0.5em"/>
            </mrow>
            <mstyle mathsize="10pt">
              <mrow>
                <mn>2</mn>
                <mstyle mathsize="12pt">
                  <mi>t</mi>
                </mstyle>
                <mrow>
                  <mspace width="0.5em"/>
                  <mo stretchy="false">+</mo>
                  <mspace width="0.5em"/>
                </mrow>
                <mfrac>
                  <mn>19</mn>
                  <mn>12</mn>
                </mfrac>
              </mrow>
            </mstyle>
          </mrow>
        </mrow>
        <mo fence="true" stretchy="true">)</mo>
      </mrow>
    </mrow>
    <annotation encoding="StarMath 5.0">{size 10 ({ size 12 t}`-`5)}left(`-`{size 10{2{ size 12 t}`+`{19 over 12}}}right)</annotation>
  </semantics>
</math>
</file>

<file path=Object 12/content.xml><?xml version="1.0" encoding="utf-8"?>
<math xmlns="http://www.w3.org/1998/Math/MathML" display="block">
  <semantics>
    <mrow>
      <mstyle mathsize="10pt">
        <mrow>
          <mo fence="true" stretchy="false">(</mo>
          <mrow>
            <mrow>
              <mstyle mathsize="12pt">
                <mi>t</mi>
              </mstyle>
              <mrow>
                <mspace width="0.5em"/>
                <mo stretchy="false">−</mo>
                <mspace width="0.5em"/>
              </mrow>
              <mn>5</mn>
            </mrow>
          </mrow>
          <mo fence="true" stretchy="false">)</mo>
        </mrow>
      </mstyle>
      <mstyle mathsize="10pt">
        <mrow>
          <mo fence="true" stretchy="true">[</mo>
          <mrow>
            <mrow>
              <mrow>
                <mo fence="true" stretchy="true">(</mo>
                <mrow>
                  <mrow>
                    <mn>3</mn>
                    <mstyle mathsize="12pt">
                      <mi>t</mi>
                    </mstyle>
                    <mrow>
                      <mspace width="0.5em"/>
                      <mo stretchy="false">+</mo>
                      <mspace width="0.5em"/>
                    </mrow>
                    <mfrac>
                      <mn>3</mn>
                      <mn>4</mn>
                    </mfrac>
                  </mrow>
                </mrow>
                <mo fence="true" stretchy="true">)</mo>
              </mrow>
              <mrow>
                <mspace width="0.5em"/>
                <mo stretchy="false">+</mo>
                <mspace width="0.5em"/>
              </mrow>
              <mrow>
                <mo fence="true" stretchy="true">(</mo>
                <mrow>
                  <mrow>
                    <mrow>
                      <mo stretchy="false">−</mo>
                      <mspace width="0.5em"/>
                    </mrow>
                    <mn>5</mn>
                    <mstyle mathsize="12pt">
                      <mi>t</mi>
                    </mstyle>
                    <mrow>
                      <mspace width="0.5em"/>
                      <mo stretchy="false">+</mo>
                      <mspace width="0.5em"/>
                    </mrow>
                    <mfrac>
                      <mn>5</mn>
                      <mn>6</mn>
                    </mfrac>
                  </mrow>
                </mrow>
                <mo fence="true" stretchy="true">)</mo>
              </mrow>
            </mrow>
          </mrow>
          <mo fence="true" stretchy="true">]</mo>
        </mrow>
      </mstyle>
    </mrow>
    <annotation encoding="StarMath 5.0">{size 10 ({ size 12 t}`-`5)}{size 10 {left[{left( 3{ size 12 t}`+`{3 over 4} right)}`+`left(-`5{ size 12 t}`+`{5 over 6}right)right]}}</annotation>
  </semantics>
</math>
</file>

<file path=Object 13/content.xml><?xml version="1.0" encoding="utf-8"?>
<math xmlns="http://www.w3.org/1998/Math/MathML" display="block">
  <semantics>
    <mrow>
      <mstyle mathsize="10pt">
        <mrow>
          <mo fence="true" stretchy="false">(</mo>
          <mrow>
            <mrow>
              <mstyle mathsize="12pt">
                <mi>t</mi>
              </mstyle>
              <mrow>
                <mspace width="0.5em"/>
                <mo stretchy="false">−</mo>
                <mspace width="0.5em"/>
              </mrow>
              <mn>5</mn>
            </mrow>
          </mrow>
          <mo fence="true" stretchy="false">)</mo>
        </mrow>
      </mstyle>
      <mrow>
        <mo fence="true" stretchy="true">[</mo>
        <mrow>
          <mstyle mathsize="10pt">
            <mrow>
              <mn>3</mn>
              <mstyle mathsize="12pt">
                <mi>t</mi>
              </mstyle>
              <mrow>
                <mspace width="0.5em"/>
                <mo stretchy="false">+</mo>
                <mspace width="0.5em"/>
              </mrow>
              <mfrac>
                <mn>3</mn>
                <mn>4</mn>
              </mfrac>
              <mrow>
                <mspace width="0.5em"/>
                <mo stretchy="false">−</mo>
                <mspace width="0.5em"/>
              </mrow>
              <mn>5</mn>
              <mstyle mathsize="12pt">
                <mi>t</mi>
              </mstyle>
              <mrow>
                <mspace width="0.5em"/>
                <mo stretchy="false">+</mo>
                <mspace width="0.5em"/>
              </mrow>
              <mfrac>
                <mn>5</mn>
                <mn>6</mn>
              </mfrac>
            </mrow>
          </mstyle>
        </mrow>
        <mo fence="true" stretchy="true">]</mo>
      </mrow>
    </mrow>
    <annotation encoding="StarMath 5.0">{size 10 ({ size 12 t}`-`5)}left[{size 10{3{size 12 t}`+`{3 over 4}`-`5{ size 12 t}`+`{5 over 6}}}right]</annotation>
  </semantics>
</math>
</file>

<file path=Object 14/content.xml><?xml version="1.0" encoding="utf-8"?>
<math xmlns="http://www.w3.org/1998/Math/MathML" display="block">
  <semantics>
    <mrow>
      <mstyle mathsize="10pt">
        <mrow>
          <mo fence="true" stretchy="false">(</mo>
          <mrow>
            <mrow>
              <mstyle mathsize="12pt">
                <mi>t</mi>
              </mstyle>
              <mrow>
                <mspace width="0.5em"/>
                <mo stretchy="false">−</mo>
                <mspace width="0.5em"/>
              </mrow>
              <mn>5</mn>
            </mrow>
          </mrow>
          <mo fence="true" stretchy="false">)</mo>
        </mrow>
      </mstyle>
      <mrow>
        <mo fence="true" stretchy="true">[</mo>
        <mrow>
          <mrow>
            <mrow>
              <mspace width="0.5em"/>
              <mo stretchy="false">−</mo>
              <mspace width="0.5em"/>
            </mrow>
            <mstyle mathsize="10pt">
              <mrow>
                <mn>2</mn>
                <mstyle mathsize="12pt">
                  <mi>t</mi>
                </mstyle>
                <mrow>
                  <mspace width="0.5em"/>
                  <mo stretchy="false">+</mo>
                  <mspace width="0.5em"/>
                </mrow>
                <mfrac>
                  <mn>9</mn>
                  <mn>12</mn>
                </mfrac>
                <mrow>
                  <mspace width="0.5em"/>
                  <mo stretchy="false">+</mo>
                  <mspace width="0.5em"/>
                </mrow>
                <mfrac>
                  <mn>10</mn>
                  <mn>12</mn>
                </mfrac>
              </mrow>
            </mstyle>
          </mrow>
        </mrow>
        <mo fence="true" stretchy="true">]</mo>
      </mrow>
    </mrow>
    <annotation encoding="StarMath 5.0">{size 10 ({ size 12 t}`-`5)}left[`-`{size 10{2{size 12 t}`+`{9 over 12}`+`{10 over 12}}}right]</annotation>
  </semantics>
</math>
</file>

<file path=Object 15/content.xml><?xml version="1.0" encoding="utf-8"?>
<math xmlns="http://www.w3.org/1998/Math/MathML" display="block">
  <semantics>
    <mrow>
      <mfrac>
        <mn>16</mn>
        <mn>49</mn>
      </mfrac>
      <mrow>
        <mspace width="0.5em"/>
        <mo stretchy="false">−</mo>
        <mspace width="0.5em"/>
      </mrow>
      <msup>
        <mrow>
          <mo fence="true" stretchy="false">(</mo>
          <mrow>
            <mrow>
              <mn>1</mn>
              <mrow>
                <mspace width="0.5em"/>
                <mo stretchy="false">−</mo>
                <mspace width="0.5em"/>
              </mrow>
              <mn>3</mn>
              <mstyle mathsize="12pt">
                <mi>x</mi>
              </mstyle>
            </mrow>
          </mrow>
          <mo fence="true" stretchy="false">)</mo>
        </mrow>
        <mn>2</mn>
      </msup>
    </mrow>
    <annotation encoding="StarMath 5.0">{16 over 49} `- ` {(1 `- ` 3size12{x})^2 }</annotation>
  </semantics>
</math>
</file>

<file path=Object 16/content.xml><?xml version="1.0" encoding="utf-8"?>
<math xmlns="http://www.w3.org/1998/Math/MathML" display="block">
  <semantics>
    <mrow>
      <mn>81</mn>
      <mrow>
        <mspace width="0.5em"/>
        <mo stretchy="false">−</mo>
        <mspace width="0.5em"/>
      </mrow>
      <msup>
        <mrow>
          <mo fence="true" stretchy="true">(</mo>
          <mrow>
            <mrow>
              <mstyle mathsize="12pt">
                <mi>x</mi>
              </mstyle>
              <mrow>
                <mspace width="0.5em"/>
                <mo stretchy="false">−</mo>
                <mspace width="0.5em"/>
              </mrow>
              <mfrac>
                <mn>2</mn>
                <mn>5</mn>
              </mfrac>
            </mrow>
          </mrow>
          <mo fence="true" stretchy="true">)</mo>
        </mrow>
        <mn>2</mn>
      </msup>
    </mrow>
    <annotation encoding="StarMath 5.0">{81} `- ` {left (size12{x} `- ` {2 over 5} right )^2 }</annotation>
  </semantics>
</math>
</file>

<file path=Object 17/content.xml><?xml version="1.0" encoding="utf-8"?>
<math xmlns="http://www.w3.org/1998/Math/MathML" display="block">
  <semantics>
    <mrow>
      <msup>
        <mrow>
          <mo fence="true" form="prefix" stretchy="true">(</mo>
          <mrow>
            <mrow>
              <mi>x</mi>
              <mo stretchy="false">+</mo>
              <mfrac>
                <mn>1</mn>
                <mn>2</mn>
              </mfrac>
            </mrow>
          </mrow>
          <mo fence="true" form="postfix" stretchy="true">)</mo>
        </mrow>
        <mn>2</mn>
      </msup>
      <mi>−</mi>
      <msup>
        <mn>5</mn>
        <mn>2</mn>
      </msup>
    </mrow>
    <annotation encoding="StarMath 5.0">left(x + 1 over 2 right)^2 − 5^2</annotation>
  </semantics>
</math>
</file>

<file path=Object 18/content.xml><?xml version="1.0" encoding="utf-8"?>
<math xmlns="http://www.w3.org/1998/Math/MathML" display="block">
  <semantics>
    <mrow>
      <mrow>
        <mo fence="true" form="prefix" stretchy="true">(</mo>
        <mrow>
          <mrow>
            <mi>x</mi>
            <mo stretchy="false">+</mo>
            <mfrac>
              <mn>1</mn>
              <mn>2</mn>
            </mfrac>
            <mo stretchy="false">−</mo>
            <mn>5</mn>
          </mrow>
        </mrow>
        <mo fence="true" form="postfix" stretchy="true">)</mo>
      </mrow>
      <mrow>
        <mo fence="true" form="prefix" stretchy="true">(</mo>
        <mrow>
          <mrow>
            <mi>x</mi>
            <mo stretchy="false">+</mo>
            <mfrac>
              <mn>1</mn>
              <mn>2</mn>
            </mfrac>
            <mo stretchy="false">+</mo>
            <mn>5</mn>
          </mrow>
        </mrow>
        <mo fence="true" form="postfix" stretchy="true">)</mo>
      </mrow>
    </mrow>
    <annotation encoding="StarMath 5.0">left (x + 1 over 2 - 5 right)left(x + 1 over 2 + 5right)</annotation>
  </semantics>
</math>
</file>

<file path=Object 19/content.xml><?xml version="1.0" encoding="utf-8"?>
<math xmlns="http://www.w3.org/1998/Math/MathML" display="block">
  <semantics>
    <mrow>
      <mrow>
        <mo fence="true" form="prefix" stretchy="true">(</mo>
        <mrow>
          <mrow>
            <mi>x</mi>
            <mo stretchy="false">−</mo>
            <mfrac>
              <mn>9</mn>
              <mn>2</mn>
            </mfrac>
          </mrow>
        </mrow>
        <mo fence="true" form="postfix" stretchy="true">)</mo>
      </mrow>
      <mrow>
        <mo fence="true" form="prefix" stretchy="true">(</mo>
        <mrow>
          <mrow>
            <mi>x</mi>
            <mo stretchy="false">+</mo>
            <mfrac>
              <mn>11</mn>
              <mn>2</mn>
            </mfrac>
          </mrow>
        </mrow>
        <mo fence="true" form="postfix" stretchy="true">)</mo>
      </mrow>
    </mrow>
    <annotation encoding="StarMath 5.0">left (x - 9 over 2 right)left(x +  11 over 2 right)</annotation>
  </semantics>
</math>
</file>

<file path=Object 2/content.xml><?xml version="1.0" encoding="utf-8"?>
<math xmlns="http://www.w3.org/1998/Math/MathML" display="block">
  <semantics>
    <mstyle mathsize="10pt">
      <mrow>
        <mrow>
          <mo fence="true" stretchy="true">(</mo>
          <mrow>
            <mrow>
              <mn>3</mn>
              <mstyle mathsize="12pt">
                <mi>t</mi>
              </mstyle>
              <mspace width="0.5em"/>
              <mstyle mathvariant="normal">
                <mi mathvariant="normal"></mi>
              </mstyle>
              <mspace width="0.5em"/>
              <mfrac>
                <mn>3</mn>
                <mn>4</mn>
              </mfrac>
            </mrow>
          </mrow>
          <mo fence="true" stretchy="true">)</mo>
        </mrow>
        <mtext>(</mtext>
        <mstyle mathsize="12pt">
          <mi>t</mi>
        </mstyle>
        <mrow>
          <mspace width="0.5em"/>
          <mo stretchy="false">−</mo>
          <mspace width="0.5em"/>
        </mrow>
        <mn>5</mn>
        <mtext>)</mtext>
        <mspace width="0.5em"/>
        <mstyle mathvariant="normal">
          <mi mathvariant="normal"></mi>
        </mstyle>
        <mspace width="0.5em"/>
        <mtext>(</mtext>
        <mstyle mathsize="12pt">
          <mi>t</mi>
        </mstyle>
        <mrow>
          <mspace width="0.5em"/>
          <mo stretchy="false">−</mo>
          <mspace width="0.5em"/>
        </mrow>
        <mn>5</mn>
        <mtext>)</mtext>
        <mrow>
          <mo fence="true" stretchy="true">(</mo>
          <mrow>
            <mrow>
              <mrow>
                <mo stretchy="false">−</mo>
                <mspace width="0.5em"/>
              </mrow>
              <mn>5</mn>
              <mstyle mathsize="12pt">
                <mi>t</mi>
              </mstyle>
              <mspace width="0.5em"/>
              <mstyle mathvariant="normal">
                <mi mathvariant="normal"></mi>
              </mstyle>
              <mspace width="0.5em"/>
              <mfrac>
                <mn>5</mn>
                <mn>6</mn>
              </mfrac>
            </mrow>
          </mrow>
          <mo fence="true" stretchy="true">)</mo>
        </mrow>
      </mrow>
    </mstyle>
    <annotation encoding="StarMath 5.0">size 10{left( 3{ size 12 t}`nitalic `{3 over 4} right)"("{ size 12 t}`-`5")"`nitalic `"("{ size 12 t}`-`5")"{left ( -`5{ size 12 t}    `nitalic `{5 over 6} right )}}</annotation>
  </semantics>
</math>
</file>

<file path=Object 20/content.xml><?xml version="1.0" encoding="utf-8"?>
<math xmlns="http://www.w3.org/1998/Math/MathML" display="block">
  <semantics>
    <mrow>
      <mrow>
        <mo fence="true" form="prefix" stretchy="true">(</mo>
        <mrow>
          <mrow>
            <mi>x</mi>
            <mo stretchy="false">−</mo>
            <mfrac>
              <mn>2</mn>
              <mn>2</mn>
            </mfrac>
            <mo stretchy="false">−</mo>
            <mfrac>
              <mn>1</mn>
              <mn>2</mn>
            </mfrac>
          </mrow>
        </mrow>
        <mo fence="true" form="postfix" stretchy="true">)</mo>
      </mrow>
      <mrow>
        <mo fence="true" form="prefix" stretchy="true">(</mo>
        <mrow>
          <mrow>
            <mi>x</mi>
            <mo stretchy="false">−</mo>
            <mfrac>
              <mn>2</mn>
              <mn>2</mn>
            </mfrac>
            <mo stretchy="false">+</mo>
            <mfrac>
              <mn>1</mn>
              <mn>2</mn>
            </mfrac>
          </mrow>
        </mrow>
        <mo fence="true" form="postfix" stretchy="true">)</mo>
      </mrow>
    </mrow>
    <annotation encoding="StarMath 5.0">left (x - 2 over 2 - 1 over 2 right)left(x - 2 over 2  + 1 over 2 right)</annotation>
  </semantics>
</math>
</file>

<file path=Object 21/content.xml><?xml version="1.0" encoding="utf-8"?>
<math xmlns="http://www.w3.org/1998/Math/MathML" display="block">
  <semantics>
    <mrow>
      <mrow>
        <mo fence="true" form="prefix" stretchy="true">(</mo>
        <mrow>
          <mrow>
            <mfrac>
              <mn>47</mn>
              <mn>5</mn>
            </mfrac>
            <mo stretchy="false">+</mo>
            <mi>x</mi>
          </mrow>
        </mrow>
        <mo fence="true" form="postfix" stretchy="true">)</mo>
      </mrow>
      <mrow>
        <mo fence="true" form="prefix" stretchy="true">(</mo>
        <mrow>
          <mrow>
            <mfrac>
              <mn>43</mn>
              <mn>5</mn>
            </mfrac>
            <mo stretchy="false">−</mo>
            <mi>x</mi>
          </mrow>
        </mrow>
        <mo fence="true" form="postfix" stretchy="true">)</mo>
      </mrow>
    </mrow>
    <annotation encoding="StarMath 5.0">left(47 over 5 +x right)left(43 over5 - x right)</annotation>
  </semantics>
</math>
</file>

<file path=Object 22/content.xml><?xml version="1.0" encoding="utf-8"?>
<math xmlns="http://www.w3.org/1998/Math/MathML" display="block">
  <semantics>
    <mrow>
      <msup>
        <mn>9</mn>
        <mn>2</mn>
      </msup>
      <mi>−</mi>
      <msup>
        <mrow>
          <mo fence="true" form="prefix" stretchy="false">(</mo>
          <mrow>
            <mrow>
              <mi>x</mi>
              <mo stretchy="false">−</mo>
              <mfrac>
                <mn>2</mn>
                <mn>5</mn>
              </mfrac>
            </mrow>
          </mrow>
          <mo fence="true" form="postfix" stretchy="false">)</mo>
        </mrow>
        <mn>2</mn>
      </msup>
    </mrow>
    <annotation encoding="StarMath 5.0">9^2 − (x - 2 over5)^2</annotation>
  </semantics>
</math>
</file>

<file path=Object 23/content.xml><?xml version="1.0" encoding="utf-8"?>
<math xmlns="http://www.w3.org/1998/Math/MathML" display="block">
  <semantics>
    <mrow>
      <mrow>
        <mo fence="true" form="prefix" stretchy="true">[</mo>
        <mrow>
          <mrow>
            <mn>9</mn>
            <mo stretchy="false">+</mo>
            <mrow>
              <mo fence="true" form="prefix" stretchy="true">(</mo>
              <mrow>
                <mrow>
                  <mi>x</mi>
                  <mo stretchy="false">+</mo>
                  <mfrac>
                    <mn>2</mn>
                    <mn>5</mn>
                  </mfrac>
                </mrow>
              </mrow>
              <mo fence="true" form="postfix" stretchy="true">)</mo>
            </mrow>
          </mrow>
        </mrow>
        <mo fence="true" form="postfix" stretchy="true">]</mo>
      </mrow>
      <mrow>
        <mo fence="true" form="prefix" stretchy="true">[</mo>
        <mrow>
          <mrow>
            <mn>9</mn>
            <mo stretchy="false">−</mo>
            <mrow>
              <mo fence="true" form="prefix" stretchy="true">(</mo>
              <mrow>
                <mrow>
                  <mi>x</mi>
                  <mo stretchy="false">−</mo>
                  <mfrac>
                    <mn>2</mn>
                    <mn>5</mn>
                  </mfrac>
                </mrow>
              </mrow>
              <mo fence="true" form="postfix" stretchy="true">)</mo>
            </mrow>
          </mrow>
        </mrow>
        <mo fence="true" form="postfix" stretchy="true">]</mo>
      </mrow>
    </mrow>
    <annotation encoding="StarMath 5.0">left[9 + left (x + 2 over 5right)right]left[9- left(x - 2over 5right)right]</annotation>
  </semantics>
</math>
</file>

<file path=Object 24/content.xml><?xml version="1.0" encoding="utf-8"?>
<math xmlns="http://www.w3.org/1998/Math/MathML" display="block">
  <semantics>
    <mrow>
      <mrow>
        <mo fence="true" form="prefix" stretchy="true">(</mo>
        <mrow>
          <mrow>
            <mn>9</mn>
            <mo stretchy="false">+</mo>
            <mi>x</mi>
            <mo stretchy="false">+</mo>
            <mfrac>
              <mn>2</mn>
              <mn>5</mn>
            </mfrac>
          </mrow>
        </mrow>
        <mo fence="true" form="postfix" stretchy="true">)</mo>
      </mrow>
      <mrow>
        <mo fence="true" form="prefix" stretchy="true">(</mo>
        <mrow>
          <mrow>
            <mn>9</mn>
            <mo stretchy="false">−</mo>
            <mi>x</mi>
            <mo stretchy="false">+</mo>
            <mfrac>
              <mn>2</mn>
              <mn>5</mn>
            </mfrac>
          </mrow>
        </mrow>
        <mo fence="true" form="postfix" stretchy="true">)</mo>
      </mrow>
    </mrow>
    <annotation encoding="StarMath 5.0">left (9 + x + 2 over 5right)left (9- x + 2over 5right)</annotation>
  </semantics>
</math>
</file>

<file path=Object 25/content.xml><?xml version="1.0" encoding="utf-8"?>
<math xmlns="http://www.w3.org/1998/Math/MathML" display="block">
  <semantics>
    <mrow>
      <mrow>
        <mo fence="true" form="prefix" stretchy="true">(</mo>
        <mrow>
          <mrow>
            <mfrac>
              <mn>45</mn>
              <mn>5</mn>
            </mfrac>
            <mo stretchy="false">+</mo>
            <mi>x</mi>
            <mo stretchy="false">+</mo>
            <mfrac>
              <mn>2</mn>
              <mn>5</mn>
            </mfrac>
          </mrow>
        </mrow>
        <mo fence="true" form="postfix" stretchy="true">)</mo>
      </mrow>
      <mrow>
        <mo fence="true" form="prefix" stretchy="true">(</mo>
        <mrow>
          <mrow>
            <mfrac>
              <mn>45</mn>
              <mn>5</mn>
            </mfrac>
            <mo stretchy="false">−</mo>
            <mi>x</mi>
            <mo stretchy="false">+</mo>
            <mfrac>
              <mn>2</mn>
              <mn>5</mn>
            </mfrac>
          </mrow>
        </mrow>
        <mo fence="true" form="postfix" stretchy="true">)</mo>
      </mrow>
    </mrow>
    <annotation encoding="StarMath 5.0">left(45 over 5 + x + 2 over 5right)left(45 over 5- x + 2 over 5right)</annotation>
  </semantics>
</math>
</file>

<file path=Object 26/content.xml><?xml version="1.0" encoding="utf-8"?>
<math xmlns="http://www.w3.org/1998/Math/MathML" display="block">
  <semantics>
    <mrow>
      <msup>
        <mrow>
          <mo fence="true" form="prefix" stretchy="true">(</mo>
          <mrow>
            <mrow>
              <mrow>
                <mfrac>
                  <mn>1</mn>
                  <mn>3</mn>
                </mfrac>
                <mo stretchy="false">−</mo>
                <mn>2</mn>
              </mrow>
              <mi>x</mi>
            </mrow>
          </mrow>
          <mo fence="true" form="postfix" stretchy="true">)</mo>
        </mrow>
        <mn>2</mn>
      </msup>
      <mi>−</mi>
      <msup>
        <mrow>
          <mo fence="true" form="prefix" stretchy="true">(</mo>
          <mrow>
            <mfrac>
              <mn>2</mn>
              <mn>3</mn>
            </mfrac>
          </mrow>
          <mo fence="true" form="postfix" stretchy="true">)</mo>
        </mrow>
        <mn>2</mn>
      </msup>
    </mrow>
    <annotation encoding="StarMath 5.0">left(1 over 3 - 2x right)^2 − left(2 over 3 right)^2</annotation>
  </semantics>
</math>
</file>

<file path=Object 27/content.xml><?xml version="1.0" encoding="utf-8"?>
<math xmlns="http://www.w3.org/1998/Math/MathML" display="block">
  <semantics>
    <mrow>
      <mrow>
        <mo fence="true" form="prefix" stretchy="true">(</mo>
        <mrow>
          <mrow>
            <mi>x</mi>
            <mo stretchy="false">−</mo>
            <mn>1</mn>
            <mo stretchy="false">−</mo>
            <mfrac>
              <mn>1</mn>
              <mn>2</mn>
            </mfrac>
          </mrow>
        </mrow>
        <mo fence="true" form="postfix" stretchy="true">)</mo>
      </mrow>
      <mrow>
        <mo fence="true" form="prefix" stretchy="true">(</mo>
        <mrow>
          <mrow>
            <mi>x</mi>
            <mo stretchy="false">−</mo>
            <mn>1</mn>
            <mo stretchy="false">+</mo>
            <mfrac>
              <mn>1</mn>
              <mn>2</mn>
            </mfrac>
          </mrow>
        </mrow>
        <mo fence="true" form="postfix" stretchy="true">)</mo>
      </mrow>
    </mrow>
    <annotation encoding="StarMath 5.0">left (x - 1 - 1 over 2 right)left(x - 1  + 1 over 2 right)</annotation>
  </semantics>
</math>
</file>

<file path=Object 28/content.xml><?xml version="1.0" encoding="utf-8"?>
<math xmlns="http://www.w3.org/1998/Math/MathML" display="block">
  <semantics>
    <mrow>
      <msup>
        <mrow>
          <mo fence="true" form="prefix" stretchy="true">(</mo>
          <mrow>
            <mfrac>
              <mn>4</mn>
              <mn>7</mn>
            </mfrac>
          </mrow>
          <mo fence="true" form="postfix" stretchy="true">)</mo>
        </mrow>
        <mn>2</mn>
      </msup>
      <mi>−</mi>
      <msup>
        <mrow>
          <mo fence="true" form="prefix" stretchy="false">(</mo>
          <mrow>
            <mrow>
              <mrow>
                <mn>1</mn>
                <mo stretchy="false">−</mo>
                <mn>3</mn>
              </mrow>
              <mi>x</mi>
            </mrow>
          </mrow>
          <mo fence="true" form="postfix" stretchy="false">)</mo>
        </mrow>
        <mn>2</mn>
      </msup>
    </mrow>
    <annotation encoding="StarMath 5.0">left (4 over 7 right)^2 − (1 - 3x)^2</annotation>
  </semantics>
</math>
</file>

<file path=Object 29/content.xml><?xml version="1.0" encoding="utf-8"?>
<math xmlns="http://www.w3.org/1998/Math/MathML" display="block">
  <semantics>
    <mrow>
      <mrow>
        <mo fence="true" form="prefix" stretchy="true">(</mo>
        <mrow>
          <mrow>
            <mi>x</mi>
            <mo stretchy="false">−</mo>
            <mfrac>
              <mn>3</mn>
              <mn>2</mn>
            </mfrac>
          </mrow>
        </mrow>
        <mo fence="true" form="postfix" stretchy="true">)</mo>
      </mrow>
      <mrow>
        <mo fence="true" form="prefix" stretchy="true">(</mo>
        <mrow>
          <mrow>
            <mi>x</mi>
            <mo stretchy="false">−</mo>
            <mfrac>
              <mn>1</mn>
              <mn>2</mn>
            </mfrac>
          </mrow>
        </mrow>
        <mo fence="true" form="postfix" stretchy="true">)</mo>
      </mrow>
    </mrow>
    <annotation encoding="StarMath 5.0">left (x - 3 over 2 right)left(x -  1 over 2 right)</annotation>
  </semantics>
</math>
</file>

<file path=Object 3/content.xml><?xml version="1.0" encoding="utf-8"?>
<math xmlns="http://www.w3.org/1998/Math/MathML" display="block">
  <semantics>
    <mrow>
      <mrow>
        <msup>
          <mrow>
            <mo fence="true" stretchy="true">(</mo>
            <mrow>
              <mrow>
                <mstyle mathsize="12pt">
                  <mi>x</mi>
                </mstyle>
                <mspace width="0.5em"/>
                <mstyle mathvariant="normal">
                  <mi mathvariant="normal"></mi>
                </mstyle>
                <mspace width="0.5em"/>
                <mfrac>
                  <mn>1</mn>
                  <mn>2</mn>
                </mfrac>
              </mrow>
            </mrow>
            <mo fence="true" stretchy="true">)</mo>
          </mrow>
          <mn>2</mn>
        </msup>
        <mo stretchy="false">−</mo>
        <mspace width="0.5em"/>
      </mrow>
      <mn>2</mn>
      <mn>5</mn>
    </mrow>
    <annotation encoding="StarMath 5.0"> left ( size12{x} `nitalic` {1 over 2} right ) ^2 - `2   5</annotation>
  </semantics>
</math>
</file>

<file path=Object 30/content.xml><?xml version="1.0" encoding="utf-8"?>
<math xmlns="http://www.w3.org/1998/Math/MathML" display="block">
  <semantics>
    <mrow>
      <mrow>
        <mo fence="true" form="prefix" stretchy="true">(</mo>
        <mrow>
          <mrow>
            <mrow>
              <mfrac>
                <mn>4</mn>
                <mn>7</mn>
              </mfrac>
              <mo stretchy="false">+</mo>
              <mfrac>
                <mn>7</mn>
                <mn>7</mn>
              </mfrac>
              <mo stretchy="false">−</mo>
              <mn>3</mn>
            </mrow>
            <mi>x</mi>
          </mrow>
        </mrow>
        <mo fence="true" form="postfix" stretchy="true">)</mo>
      </mrow>
      <mrow>
        <mo fence="true" form="prefix" stretchy="true">(</mo>
        <mrow>
          <mrow>
            <mrow>
              <mfrac>
                <mn>4</mn>
                <mn>7</mn>
              </mfrac>
              <mo stretchy="false">−</mo>
              <mfrac>
                <mn>7</mn>
                <mn>7</mn>
              </mfrac>
              <mo stretchy="false">+</mo>
              <mn>3</mn>
            </mrow>
            <mi>x</mi>
          </mrow>
        </mrow>
        <mo fence="true" form="postfix" stretchy="true">)</mo>
      </mrow>
    </mrow>
    <annotation encoding="StarMath 5.0">left (4 over 7 + 7 over 7 - 3x right)left(4 over 7- 7 over 7 + 3 x right)</annotation>
  </semantics>
</math>
</file>

<file path=Object 31/content.xml><?xml version="1.0" encoding="utf-8"?>
<math xmlns="http://www.w3.org/1998/Math/MathML" display="block">
  <semantics>
    <mrow>
      <mrow>
        <mo fence="true" form="prefix" stretchy="true">[</mo>
        <mrow>
          <mrow>
            <mfrac>
              <mn>4</mn>
              <mn>7</mn>
            </mfrac>
            <mo stretchy="false">+</mo>
            <mrow>
              <mo fence="true" form="prefix" stretchy="false">(</mo>
              <mrow>
                <mrow>
                  <mrow>
                    <mn>1</mn>
                    <mo stretchy="false">−</mo>
                    <mn>3</mn>
                  </mrow>
                  <mi>x</mi>
                </mrow>
              </mrow>
              <mo fence="true" form="postfix" stretchy="false">)</mo>
            </mrow>
          </mrow>
        </mrow>
        <mo fence="true" form="postfix" stretchy="true">]</mo>
      </mrow>
      <mrow>
        <mo fence="true" form="prefix" stretchy="true">[</mo>
        <mrow>
          <mrow>
            <mfrac>
              <mn>4</mn>
              <mn>7</mn>
            </mfrac>
            <mo stretchy="false">−</mo>
            <mrow>
              <mo fence="true" form="prefix" stretchy="false">(</mo>
              <mrow>
                <mrow>
                  <mrow>
                    <mn>1</mn>
                    <mo stretchy="false">−</mo>
                    <mn>3</mn>
                  </mrow>
                  <mi>x</mi>
                </mrow>
              </mrow>
              <mo fence="true" form="postfix" stretchy="false">)</mo>
            </mrow>
          </mrow>
        </mrow>
        <mo fence="true" form="postfix" stretchy="true">]</mo>
      </mrow>
    </mrow>
    <annotation encoding="StarMath 5.0">left [4 over 7 + (1 - 3x)right ]left [4 over 7- (1 - 3x)right ]</annotation>
  </semantics>
</math>
</file>

<file path=Object 32/content.xml><?xml version="1.0" encoding="utf-8"?>
<math xmlns="http://www.w3.org/1998/Math/MathML" display="block">
  <semantics>
    <mrow>
      <mrow>
        <mo fence="true" form="prefix" stretchy="true">(</mo>
        <mrow>
          <mrow>
            <mrow>
              <mfrac>
                <mn>4</mn>
                <mn>7</mn>
              </mfrac>
              <mo stretchy="false">+</mo>
              <mn>1</mn>
              <mo stretchy="false">−</mo>
              <mn>3</mn>
            </mrow>
            <mi>x</mi>
          </mrow>
        </mrow>
        <mo fence="true" form="postfix" stretchy="true">)</mo>
      </mrow>
      <mrow>
        <mo fence="true" form="prefix" stretchy="true">(</mo>
        <mrow>
          <mrow>
            <mrow>
              <mfrac>
                <mn>4</mn>
                <mn>7</mn>
              </mfrac>
              <mo stretchy="false">−</mo>
              <mn>1</mn>
              <mo stretchy="false">+</mo>
              <mn>3</mn>
            </mrow>
            <mi>x</mi>
          </mrow>
        </mrow>
        <mo fence="true" form="postfix" stretchy="true">)</mo>
      </mrow>
    </mrow>
    <annotation encoding="StarMath 5.0">left (4 over 7 + 1 - 3x right)left(4 over 7- 1 + 3 x right)</annotation>
  </semantics>
</math>
</file>

<file path=Object 33/content.xml><?xml version="1.0" encoding="utf-8"?>
<math xmlns="http://www.w3.org/1998/Math/MathML" display="block">
  <semantics>
    <mrow>
      <mrow>
        <mo fence="true" form="prefix" stretchy="true">(</mo>
        <mrow>
          <mrow>
            <mrow>
              <mfrac>
                <mn>11</mn>
                <mn>7</mn>
              </mfrac>
              <mo stretchy="false">−</mo>
              <mn>3</mn>
            </mrow>
            <mi>x</mi>
          </mrow>
        </mrow>
        <mo fence="true" form="postfix" stretchy="true">)</mo>
      </mrow>
      <mrow>
        <mo fence="true" form="prefix" stretchy="true">(</mo>
        <mrow>
          <mrow>
            <mrow>
              <mfrac>
                <mrow>
                  <mo stretchy="false">−</mo>
                  <mn>3</mn>
                </mrow>
                <mn>7</mn>
              </mfrac>
              <mo stretchy="false">+</mo>
              <mn>3</mn>
            </mrow>
            <mi>x</mi>
          </mrow>
        </mrow>
        <mo fence="true" form="postfix" stretchy="true">)</mo>
      </mrow>
    </mrow>
    <annotation encoding="StarMath 5.0">left (11 over 7 - 3x right)left(- 3 over 7 + 3 x right)</annotation>
  </semantics>
</math>
</file>

<file path=Object 34/content.xml><?xml version="1.0" encoding="utf-8"?>
<math xmlns="http://www.w3.org/1998/Math/MathML" display="block">
  <semantics>
    <mrow>
      <mrow>
        <mo fence="true" form="prefix" stretchy="true">(</mo>
        <mrow>
          <mrow>
            <mrow>
              <mo stretchy="false">−</mo>
              <mn>2</mn>
            </mrow>
            <mrow>
              <mi>x</mi>
              <mo stretchy="false">−</mo>
              <mfrac>
                <mn>1</mn>
                <mn>3</mn>
              </mfrac>
            </mrow>
          </mrow>
        </mrow>
        <mo fence="true" form="postfix" stretchy="true">)</mo>
      </mrow>
      <mrow>
        <mo fence="true" form="prefix" stretchy="true">(</mo>
        <mrow>
          <mrow>
            <mrow>
              <mo stretchy="false">−</mo>
              <mn>2</mn>
            </mrow>
            <mrow>
              <mi>x</mi>
              <mo stretchy="false">+</mo>
              <mfrac>
                <mn>3</mn>
                <mn>3</mn>
              </mfrac>
            </mrow>
          </mrow>
        </mrow>
        <mo fence="true" form="postfix" stretchy="true">)</mo>
      </mrow>
    </mrow>
    <annotation encoding="StarMath 5.0">left(- 2x - 1 over 3 right)left( - 2x + 3 over 3 right)</annotation>
  </semantics>
</math>
</file>

<file path=Object 35/content.xml><?xml version="1.0" encoding="utf-8"?>
<math xmlns="http://www.w3.org/1998/Math/MathML" display="block">
  <semantics>
    <mrow>
      <mrow>
        <mo fence="true" form="prefix" stretchy="true">(</mo>
        <mrow>
          <mrow>
            <mrow>
              <mo stretchy="false">−</mo>
              <mn>2</mn>
            </mrow>
            <mrow>
              <mi>x</mi>
              <mo stretchy="false">−</mo>
              <mfrac>
                <mn>1</mn>
                <mn>3</mn>
              </mfrac>
            </mrow>
          </mrow>
        </mrow>
        <mo fence="true" form="postfix" stretchy="true">)</mo>
      </mrow>
      <mrow>
        <mo fence="true" form="prefix" stretchy="true">(</mo>
        <mrow>
          <mrow>
            <mrow>
              <mo stretchy="false">−</mo>
              <mn>2</mn>
            </mrow>
            <mrow>
              <mi>x</mi>
              <mo stretchy="false">+</mo>
              <mn>1</mn>
            </mrow>
          </mrow>
        </mrow>
        <mo fence="true" form="postfix" stretchy="true">)</mo>
      </mrow>
    </mrow>
    <annotation encoding="StarMath 5.0">left(- 2x - 1 over 3 right)left( - 2x + 1 right)</annotation>
  </semantics>
</math>
</file>

<file path=Object 37/content.xml><?xml version="1.0" encoding="utf-8"?>
<math xmlns="http://www.w3.org/1998/Math/MathML" display="block">
  <semantics>
    <mrow>
      <mrow>
        <mo fence="true" form="prefix" stretchy="true">(</mo>
        <mrow>
          <mrow>
            <mrow>
              <mfrac>
                <mn>1</mn>
                <mn>3</mn>
              </mfrac>
              <mo stretchy="false">−</mo>
              <mn>2</mn>
            </mrow>
            <mrow>
              <mi>x</mi>
              <mo stretchy="false">−</mo>
              <mfrac>
                <mn>2</mn>
                <mn>3</mn>
              </mfrac>
            </mrow>
          </mrow>
        </mrow>
        <mo fence="true" form="postfix" stretchy="true">)</mo>
      </mrow>
      <mrow>
        <mo fence="true" form="prefix" stretchy="true">(</mo>
        <mrow>
          <mrow>
            <mrow>
              <mfrac>
                <mn>1</mn>
                <mn>3</mn>
              </mfrac>
              <mo stretchy="false">−</mo>
              <mn>2</mn>
            </mrow>
            <mrow>
              <mi>x</mi>
              <mo stretchy="false">+</mo>
              <mfrac>
                <mn>2</mn>
                <mn>3</mn>
              </mfrac>
            </mrow>
          </mrow>
        </mrow>
        <mo fence="true" form="postfix" stretchy="true">)</mo>
      </mrow>
    </mrow>
    <annotation encoding="StarMath 5.0">left(1 over 3 - 2x - 2 over 3 right)left(1 over 3 - 2x + 2 over 3 right)</annotation>
  </semantics>
</math>
</file>

<file path=Object 38/content.xml><?xml version="1.0" encoding="utf-8"?>
<math xmlns="http://www.w3.org/1998/Math/MathML" display="block">
  <semantics>
    <mrow>
      <mrow>
        <mo fence="true" form="prefix" stretchy="true">(</mo>
        <mrow>
          <mrow>
            <mi>x</mi>
            <mo stretchy="false">+</mo>
            <mfrac>
              <mn>1</mn>
              <mn>2</mn>
            </mfrac>
            <mo stretchy="false">−</mo>
            <mfrac>
              <mn>10</mn>
              <mn>2</mn>
            </mfrac>
          </mrow>
        </mrow>
        <mo fence="true" form="postfix" stretchy="true">)</mo>
      </mrow>
      <mrow>
        <mo fence="true" form="prefix" stretchy="true">(</mo>
        <mrow>
          <mrow>
            <mi>x</mi>
            <mo stretchy="false">+</mo>
            <mfrac>
              <mn>1</mn>
              <mn>2</mn>
            </mfrac>
            <mo stretchy="false">+</mo>
            <mfrac>
              <mn>10</mn>
              <mn>2</mn>
            </mfrac>
          </mrow>
        </mrow>
        <mo fence="true" form="postfix" stretchy="true">)</mo>
      </mrow>
    </mrow>
    <annotation encoding="StarMath 5.0">left (x + 1 over 2 - 10 over 2 right)left(x + 1 over 2 + 10 over 2 right)</annotation>
  </semantics>
</math>
</file>

<file path=Object 4/content.xml><?xml version="1.0" encoding="utf-8"?>
<math xmlns="http://www.w3.org/1998/Math/MathML" display="block">
  <semantics>
    <mrow>
      <msup>
        <mrow>
          <mo fence="true" stretchy="false">(</mo>
          <mrow>
            <mrow>
              <mstyle mathsize="12pt">
                <mi>x</mi>
              </mstyle>
              <mrow>
                <mspace width="0.5em"/>
                <mo stretchy="false">−</mo>
                <mspace width="0.5em"/>
              </mrow>
              <mn>1</mn>
            </mrow>
          </mrow>
          <mo fence="true" stretchy="false">)</mo>
        </mrow>
        <mn>2</mn>
      </msup>
      <mrow>
        <mspace width="0.5em"/>
        <mo stretchy="false">−</mo>
        <mspace width="0.5em"/>
      </mrow>
      <mfrac>
        <mn>1</mn>
        <mn>4</mn>
      </mfrac>
    </mrow>
    <annotation encoding="StarMath 5.0">( size12{x} `- ` {1})^2 ` - ` {1 over 4}</annotation>
  </semantics>
</math>
</file>

<file path=Object 5/content.xml><?xml version="1.0" encoding="utf-8"?>
<math xmlns="http://www.w3.org/1998/Math/MathML" display="block">
  <semantics>
    <mrow>
      <msup>
        <mrow>
          <mo fence="true" form="prefix" stretchy="false">(</mo>
          <mrow>
            <mrow>
              <mi>x</mi>
              <mo stretchy="false">−</mo>
              <mn>1</mn>
            </mrow>
          </mrow>
          <mo fence="true" form="postfix" stretchy="false">)</mo>
        </mrow>
        <mn>2</mn>
      </msup>
      <mi>−</mi>
      <msup>
        <mrow>
          <mo fence="true" form="prefix" stretchy="true">(</mo>
          <mrow>
            <mfrac>
              <mn>1</mn>
              <mn>2</mn>
            </mfrac>
          </mrow>
          <mo fence="true" form="postfix" stretchy="true">)</mo>
        </mrow>
        <mn>2</mn>
      </msup>
    </mrow>
    <annotation encoding="StarMath 5.0">(x - 1)^2 − left (1 over 2 right)^2</annotation>
  </semantics>
</math>
</file>

<file path=Object 6/content.xml><?xml version="1.0" encoding="utf-8"?>
<math xmlns="http://www.w3.org/1998/Math/MathML" display="block">
  <semantics>
    <mrow>
      <mrow>
        <msup>
          <mrow>
            <mo fence="true" stretchy="true">(</mo>
            <mrow>
              <mrow>
                <mfrac>
                  <mn>1</mn>
                  <mn>3</mn>
                </mfrac>
                <mrow>
                  <mspace width="0.5em"/>
                  <mo stretchy="false">−</mo>
                  <mspace width="0.5em"/>
                </mrow>
                <mn>2</mn>
                <mstyle mathsize="12pt">
                  <mi>x</mi>
                </mstyle>
              </mrow>
            </mrow>
            <mo fence="true" stretchy="true">)</mo>
          </mrow>
          <mn>2</mn>
        </msup>
        <mo stretchy="false">−</mo>
        <mspace width="0.5em"/>
      </mrow>
      <mfrac>
        <mn>4</mn>
        <mn>9</mn>
      </mfrac>
    </mrow>
    <annotation encoding="StarMath 5.0">left ( {1 over 3} `- `2size12{x} right ) ^2 - ` {4 over 9 } </annotation>
  </semantics>
</math>
</file>

<file path=Object 7/content.xml><?xml version="1.0" encoding="utf-8"?>
<math xmlns="http://www.w3.org/1998/Math/MathML" display="block">
  <semantics>
    <mrow>
      <mn>2</mn>
      <mstyle mathsize="10pt">
        <mrow>
          <mo fence="true" stretchy="true">(</mo>
          <mrow>
            <mrow>
              <mfrac>
                <mn>2</mn>
                <mn>3</mn>
              </mfrac>
              <mstyle mathsize="12pt">
                <mi>x</mi>
              </mstyle>
              <mrow>
                <mspace width="0.5em"/>
                <mo stretchy="false">+</mo>
                <mspace width="0.5em"/>
              </mrow>
              <mn>1</mn>
            </mrow>
          </mrow>
          <mo fence="true" stretchy="true">)</mo>
        </mrow>
      </mstyle>
      <mrow>
        <mo fence="true" stretchy="true">(</mo>
        <mrow>
          <mrow>
            <mspace width="0.5em"/>
            <mi>–</mi>
            <mspace width="0.5em"/>
            <mstyle mathsize="12pt">
              <mi>x</mi>
            </mstyle>
            <mspace width="0.5em"/>
            <mi>–</mi>
            <mspace width="0.5em"/>
            <mn>7</mn>
          </mrow>
        </mrow>
        <mo fence="true" stretchy="true">)</mo>
      </mrow>
    </mrow>
    <annotation encoding="StarMath 5.0">2 size 10{{left ( 2 over 3 { size 12 x}    `+ `1 right )}}left(`–`{ size 12 x}`–`7 right)</annotation>
  </semantics>
</math>
</file>

<file path=Object 8/content.xml><?xml version="1.0" encoding="utf-8"?>
<math xmlns="http://www.w3.org/1998/Math/MathML" display="block">
  <semantics>
    <mrow>
      <mstyle mathsize="10pt">
        <mrow>
          <mo fence="true" form="prefix" stretchy="true">(</mo>
          <mrow>
            <mrow>
              <mfrac>
                <mn>2</mn>
                <mn>3</mn>
              </mfrac>
              <mstyle mathsize="12pt">
                <mi>x</mi>
              </mstyle>
              <mrow>
                <mspace width="0.5em"/>
                <mo stretchy="false">+</mo>
                <mspace width="0.5em"/>
              </mrow>
              <mn>1</mn>
            </mrow>
          </mrow>
          <mo fence="true" form="postfix" stretchy="true">)</mo>
        </mrow>
      </mstyle>
      <mrow>
        <mo fence="true" form="prefix" stretchy="true">[</mo>
        <mrow>
          <mrow>
            <mrow>
              <mo fence="true" form="prefix" stretchy="false">(</mo>
              <mrow>
                <mrow>
                  <mstyle mathsize="12pt">
                    <mi>x</mi>
                  </mstyle>
                  <mspace width="0.5em"/>
                  <mi>–</mi>
                  <mspace width="0.5em"/>
                  <mn>5</mn>
                </mrow>
              </mrow>
              <mo fence="true" form="postfix" stretchy="false">)</mo>
            </mrow>
            <mspace width="0.5em"/>
            <mi>–</mi>
            <mspace width="0.5em"/>
            <mrow>
              <mo fence="true" form="prefix" stretchy="false">(</mo>
              <mrow>
                <mrow>
                  <mn>3</mn>
                  <mstyle mathsize="12pt">
                    <mi>x</mi>
                  </mstyle>
                  <mspace width="0.5em"/>
                  <mstyle mathvariant="normal">
                    <mi mathvariant="normal"></mi>
                  </mstyle>
                  <mspace width="0.5em"/>
                  <mn>9</mn>
                </mrow>
              </mrow>
              <mo fence="true" form="postfix" stretchy="false">)</mo>
            </mrow>
          </mrow>
        </mrow>
        <mo fence="true" form="postfix" stretchy="true">]</mo>
      </mrow>
    </mrow>
    <annotation encoding="StarMath 5.0">size 10{{left ( 2 over 3 { size 12 x}    `+ `1 right )}}left[(size 12 x `–` 5) `– `(3 { size 12 x}`nitalic ` 9)right]</annotation>
  </semantics>
</math>
</file>

<file path=Object 9/content.xml><?xml version="1.0" encoding="utf-8"?>
<math xmlns="http://www.w3.org/1998/Math/MathML" display="block">
  <semantics>
    <mrow>
      <mstyle mathsize="10pt">
        <mrow>
          <mo fence="true" stretchy="true">(</mo>
          <mrow>
            <mrow>
              <mfrac>
                <mn>2</mn>
                <mn>3</mn>
              </mfrac>
              <mstyle mathsize="12pt">
                <mi>x</mi>
              </mstyle>
              <mrow>
                <mspace width="0.5em"/>
                <mo stretchy="false">+</mo>
                <mspace width="0.5em"/>
              </mrow>
              <mn>1</mn>
            </mrow>
          </mrow>
          <mo fence="true" stretchy="true">)</mo>
        </mrow>
      </mstyle>
      <mrow>
        <mo fence="true" stretchy="true">(</mo>
        <mrow>
          <mrow>
            <mstyle mathsize="12pt">
              <mi>x</mi>
            </mstyle>
            <mspace width="0.5em"/>
            <mi>–</mi>
            <mspace width="0.5em"/>
            <mn>5</mn>
            <mspace width="0.5em"/>
            <mi>–</mi>
            <mspace width="0.5em"/>
            <mn>3</mn>
            <mstyle mathsize="12pt">
              <mi>x</mi>
            </mstyle>
            <mspace width="0.5em"/>
            <mi>–</mi>
            <mspace width="0.5em"/>
            <mn>9</mn>
          </mrow>
        </mrow>
        <mo fence="true" stretchy="true">)</mo>
      </mrow>
    </mrow>
    <annotation encoding="StarMath 5.0">size 10{{left ( 2 over 3 { size 12 x}    `+ `1 right )}}left(size 12 x `–` 5`–`3 { size 12 x}`–` 9 right)</annotation>
  </semantics>
</math>
</file>